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5.8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dicionAutomatica1.0" table:style-name="ta1">
        <table:shapes>
          <draw:frame draw:z-index="0" draw:style-name="gr1" draw:text-style-name="P1" svg:width="674.93pt" svg:height="379.62pt" svg:x="128.47pt" svg:y="29.2pt">
            <draw:object draw:notify-on-update-of-ranges="'MedicionAutomatica1.0'.A1:'MedicionAutomatica1.0'.A1 'MedicionAutomatica1.0'.A2:'MedicionAutomatica1.0'.A451 'MedicionAutomatica1.0'.B1:'MedicionAutomatica1.0'.B1 'MedicionAutomatica1.0'.B2:'MedicionAutomatica1.0'.B4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1058.966747" calcext:value-type="float">
            <text:p>1058.966747</text:p>
          </table:table-cell>
          <table:table-cell office:value-type="float" office:value="0.113102" calcext:value-type="float">
            <text:p>0.113102</text:p>
          </table:table-cell>
        </table:table-row>
        <table:table-row table:style-name="ro1">
          <table:table-cell office:value-type="float" office:value="1054.531612" calcext:value-type="float">
            <text:p>1054.531612</text:p>
          </table:table-cell>
          <table:table-cell office:value-type="float" office:value="0.117066" calcext:value-type="float">
            <text:p>0.117066</text:p>
          </table:table-cell>
        </table:table-row>
        <table:table-row table:style-name="ro1">
          <table:table-cell office:value-type="float" office:value="1051.073797" calcext:value-type="float">
            <text:p>1051.073797</text:p>
          </table:table-cell>
          <table:table-cell office:value-type="float" office:value="0.120101" calcext:value-type="float">
            <text:p>0.120101</text:p>
          </table:table-cell>
        </table:table-row>
        <table:table-row table:style-name="ro1">
          <table:table-cell office:value-type="float" office:value="1047.73554" calcext:value-type="float">
            <text:p>1047.73554</text:p>
          </table:table-cell>
          <table:table-cell office:value-type="float" office:value="0.122284" calcext:value-type="float">
            <text:p>0.122284</text:p>
          </table:table-cell>
        </table:table-row>
        <table:table-row table:style-name="ro1">
          <table:table-cell office:value-type="float" office:value="1043.381938" calcext:value-type="float">
            <text:p>1043.381938</text:p>
          </table:table-cell>
          <table:table-cell office:value-type="float" office:value="0.123797" calcext:value-type="float">
            <text:p>0.123797</text:p>
          </table:table-cell>
        </table:table-row>
        <table:table-row table:style-name="ro1">
          <table:table-cell office:value-type="float" office:value="1039.867338" calcext:value-type="float">
            <text:p>1039.867338</text:p>
          </table:table-cell>
          <table:table-cell office:value-type="float" office:value="0.124169" calcext:value-type="float">
            <text:p>0.124169</text:p>
          </table:table-cell>
        </table:table-row>
        <table:table-row table:style-name="ro1">
          <table:table-cell office:value-type="float" office:value="1036.50354" calcext:value-type="float">
            <text:p>1036.50354</text:p>
          </table:table-cell>
          <table:table-cell office:value-type="float" office:value="0.124033" calcext:value-type="float">
            <text:p>0.124033</text:p>
          </table:table-cell>
        </table:table-row>
        <table:table-row table:style-name="ro1">
          <table:table-cell office:value-type="float" office:value="1033.16382" calcext:value-type="float">
            <text:p>1033.16382</text:p>
          </table:table-cell>
          <table:table-cell office:value-type="float" office:value="0.122813" calcext:value-type="float">
            <text:p>0.122813</text:p>
          </table:table-cell>
        </table:table-row>
        <table:table-row table:style-name="ro1">
          <table:table-cell office:value-type="float" office:value="1028.637302" calcext:value-type="float">
            <text:p>1028.637302</text:p>
          </table:table-cell>
          <table:table-cell office:value-type="float" office:value="0.120869" calcext:value-type="float">
            <text:p>0.120869</text:p>
          </table:table-cell>
        </table:table-row>
        <table:table-row table:style-name="ro1">
          <table:table-cell office:value-type="float" office:value="1025.247035" calcext:value-type="float">
            <text:p>1025.247035</text:p>
          </table:table-cell>
          <table:table-cell office:value-type="float" office:value="0.118011" calcext:value-type="float">
            <text:p>0.118011</text:p>
          </table:table-cell>
        </table:table-row>
        <table:table-row table:style-name="ro1">
          <table:table-cell office:value-type="float" office:value="1021.191962" calcext:value-type="float">
            <text:p>1021.191962</text:p>
          </table:table-cell>
          <table:table-cell office:value-type="float" office:value="0.113802" calcext:value-type="float">
            <text:p>0.113802</text:p>
          </table:table-cell>
        </table:table-row>
        <table:table-row table:style-name="ro1">
          <table:table-cell office:value-type="float" office:value="1017.510588" calcext:value-type="float">
            <text:p>1017.510588</text:p>
          </table:table-cell>
          <table:table-cell office:value-type="float" office:value="0.108705" calcext:value-type="float">
            <text:p>0.108705</text:p>
          </table:table-cell>
        </table:table-row>
        <table:table-row table:style-name="ro1">
          <table:table-cell office:value-type="float" office:value="1014.029358" calcext:value-type="float">
            <text:p>1014.029358</text:p>
          </table:table-cell>
          <table:table-cell office:value-type="float" office:value="0.102245" calcext:value-type="float">
            <text:p>0.102245</text:p>
          </table:table-cell>
        </table:table-row>
        <table:table-row table:style-name="ro1">
          <table:table-cell office:value-type="float" office:value="1010.651343" calcext:value-type="float">
            <text:p>1010.651343</text:p>
          </table:table-cell>
          <table:table-cell office:value-type="float" office:value="0.094627" calcext:value-type="float">
            <text:p>0.094627</text:p>
          </table:table-cell>
        </table:table-row>
        <table:table-row table:style-name="ro1">
          <table:table-cell office:value-type="float" office:value="1007.275293" calcext:value-type="float">
            <text:p>1007.275293</text:p>
          </table:table-cell>
          <table:table-cell office:value-type="float" office:value="0.085845" calcext:value-type="float">
            <text:p>0.085845</text:p>
          </table:table-cell>
        </table:table-row>
        <table:table-row table:style-name="ro1">
          <table:table-cell office:value-type="float" office:value="1001.83004" calcext:value-type="float">
            <text:p>1001.83004</text:p>
          </table:table-cell>
          <table:table-cell office:value-type="float" office:value="0.075933" calcext:value-type="float">
            <text:p>0.075933</text:p>
          </table:table-cell>
        </table:table-row>
        <table:table-row table:style-name="ro1">
          <table:table-cell office:value-type="float" office:value="999.415027" calcext:value-type="float">
            <text:p>999.415027</text:p>
          </table:table-cell>
          <table:table-cell office:value-type="float" office:value="0.065215" calcext:value-type="float">
            <text:p>0.065215</text:p>
          </table:table-cell>
        </table:table-row>
        <table:table-row table:style-name="ro1">
          <table:table-cell office:value-type="float" office:value="994.97383" calcext:value-type="float">
            <text:p>994.97383</text:p>
          </table:table-cell>
          <table:table-cell office:value-type="float" office:value="0.0537" calcext:value-type="float">
            <text:p>0.0537</text:p>
          </table:table-cell>
        </table:table-row>
        <table:table-row table:style-name="ro1">
          <table:table-cell office:value-type="float" office:value="990.492826" calcext:value-type="float">
            <text:p>990.492826</text:p>
          </table:table-cell>
          <table:table-cell office:value-type="float" office:value="0.041914" calcext:value-type="float">
            <text:p>0.041914</text:p>
          </table:table-cell>
        </table:table-row>
        <table:table-row table:style-name="ro1">
          <table:table-cell office:value-type="float" office:value="987.039735" calcext:value-type="float">
            <text:p>987.039735</text:p>
          </table:table-cell>
          <table:table-cell office:value-type="float" office:value="0.031172" calcext:value-type="float">
            <text:p>0.031172</text:p>
          </table:table-cell>
        </table:table-row>
        <table:table-row table:style-name="ro1">
          <table:table-cell office:value-type="float" office:value="983.670128" calcext:value-type="float">
            <text:p>983.670128</text:p>
          </table:table-cell>
          <table:table-cell office:value-type="float" office:value="0.022413" calcext:value-type="float">
            <text:p>0.022413</text:p>
          </table:table-cell>
        </table:table-row>
        <table:table-row table:style-name="ro1">
          <table:table-cell office:value-type="float" office:value="980.317808" calcext:value-type="float">
            <text:p>980.317808</text:p>
          </table:table-cell>
          <table:table-cell office:value-type="float" office:value="0.015621" calcext:value-type="float">
            <text:p>0.015621</text:p>
          </table:table-cell>
        </table:table-row>
        <table:table-row table:style-name="ro1">
          <table:table-cell office:value-type="float" office:value="975.860176" calcext:value-type="float">
            <text:p>975.860176</text:p>
          </table:table-cell>
          <table:table-cell office:value-type="float" office:value="0.010231" calcext:value-type="float">
            <text:p>0.010231</text:p>
          </table:table-cell>
        </table:table-row>
        <table:table-row table:style-name="ro1">
          <table:table-cell office:value-type="float" office:value="972.445663" calcext:value-type="float">
            <text:p>972.445663</text:p>
          </table:table-cell>
          <table:table-cell office:value-type="float" office:value="0.006621" calcext:value-type="float">
            <text:p>0.006621</text:p>
          </table:table-cell>
        </table:table-row>
        <table:table-row table:style-name="ro1">
          <table:table-cell office:value-type="float" office:value="970.183256" calcext:value-type="float">
            <text:p>970.183256</text:p>
          </table:table-cell>
          <table:table-cell office:value-type="float" office:value="0.004585" calcext:value-type="float">
            <text:p>0.004585</text:p>
          </table:table-cell>
        </table:table-row>
        <table:table-row table:style-name="ro1">
          <table:table-cell office:value-type="float" office:value="964.599542" calcext:value-type="float">
            <text:p>964.599542</text:p>
          </table:table-cell>
          <table:table-cell office:value-type="float" office:value="0.003668" calcext:value-type="float">
            <text:p>0.003668</text:p>
          </table:table-cell>
        </table:table-row>
        <table:table-row table:style-name="ro1">
          <table:table-cell office:value-type="float" office:value="961.291844" calcext:value-type="float">
            <text:p>961.291844</text:p>
          </table:table-cell>
          <table:table-cell office:value-type="float" office:value="0.003782" calcext:value-type="float">
            <text:p>0.003782</text:p>
          </table:table-cell>
        </table:table-row>
        <table:table-row table:style-name="ro1">
          <table:table-cell office:value-type="float" office:value="957.848722" calcext:value-type="float">
            <text:p>957.848722</text:p>
          </table:table-cell>
          <table:table-cell office:value-type="float" office:value="0.005017" calcext:value-type="float">
            <text:p>0.005017</text:p>
          </table:table-cell>
        </table:table-row>
        <table:table-row table:style-name="ro1">
          <table:table-cell office:value-type="float" office:value="953.37367" calcext:value-type="float">
            <text:p>953.37367</text:p>
          </table:table-cell>
          <table:table-cell office:value-type="float" office:value="0.007446" calcext:value-type="float">
            <text:p>0.007446</text:p>
          </table:table-cell>
        </table:table-row>
        <table:table-row table:style-name="ro1">
          <table:table-cell office:value-type="float" office:value="950.010213" calcext:value-type="float">
            <text:p>950.010213</text:p>
          </table:table-cell>
          <table:table-cell office:value-type="float" office:value="0.011307" calcext:value-type="float">
            <text:p>0.011307</text:p>
          </table:table-cell>
        </table:table-row>
        <table:table-row table:style-name="ro1">
          <table:table-cell office:value-type="float" office:value="946.638307" calcext:value-type="float">
            <text:p>946.638307</text:p>
          </table:table-cell>
          <table:table-cell office:value-type="float" office:value="0.016978" calcext:value-type="float">
            <text:p>0.016978</text:p>
          </table:table-cell>
        </table:table-row>
        <table:table-row table:style-name="ro1">
          <table:table-cell office:value-type="float" office:value="942.30366" calcext:value-type="float">
            <text:p>942.30366</text:p>
          </table:table-cell>
          <table:table-cell office:value-type="float" office:value="0.024635" calcext:value-type="float">
            <text:p>0.024635</text:p>
          </table:table-cell>
        </table:table-row>
        <table:table-row table:style-name="ro1">
          <table:table-cell office:value-type="float" office:value="938.765612" calcext:value-type="float">
            <text:p>938.765612</text:p>
          </table:table-cell>
          <table:table-cell office:value-type="float" office:value="0.033843" calcext:value-type="float">
            <text:p>0.033843</text:p>
          </table:table-cell>
        </table:table-row>
        <table:table-row table:style-name="ro1">
          <table:table-cell office:value-type="float" office:value="934.306569" calcext:value-type="float">
            <text:p>934.306569</text:p>
          </table:table-cell>
          <table:table-cell office:value-type="float" office:value="0.044059" calcext:value-type="float">
            <text:p>0.044059</text:p>
          </table:table-cell>
        </table:table-row>
        <table:table-row table:style-name="ro1">
          <table:table-cell office:value-type="float" office:value="930.908836" calcext:value-type="float">
            <text:p>930.908836</text:p>
          </table:table-cell>
          <table:table-cell office:value-type="float" office:value="0.054582" calcext:value-type="float">
            <text:p>0.054582</text:p>
          </table:table-cell>
        </table:table-row>
        <table:table-row table:style-name="ro1">
          <table:table-cell office:value-type="float" office:value="927.553492" calcext:value-type="float">
            <text:p>927.553492</text:p>
          </table:table-cell>
          <table:table-cell office:value-type="float" office:value="0.065095" calcext:value-type="float">
            <text:p>0.065095</text:p>
          </table:table-cell>
        </table:table-row>
        <table:table-row table:style-name="ro1">
          <table:table-cell office:value-type="float" office:value="923.110091" calcext:value-type="float">
            <text:p>923.110091</text:p>
          </table:table-cell>
          <table:table-cell office:value-type="float" office:value="0.074557" calcext:value-type="float">
            <text:p>0.074557</text:p>
          </table:table-cell>
        </table:table-row>
        <table:table-row table:style-name="ro1">
          <table:table-cell office:value-type="float" office:value="919.800468" calcext:value-type="float">
            <text:p>919.800468</text:p>
          </table:table-cell>
          <table:table-cell office:value-type="float" office:value="0.083148" calcext:value-type="float">
            <text:p>0.083148</text:p>
          </table:table-cell>
        </table:table-row>
        <table:table-row table:style-name="ro1">
          <table:table-cell office:value-type="float" office:value="916.345751" calcext:value-type="float">
            <text:p>916.345751</text:p>
          </table:table-cell>
          <table:table-cell office:value-type="float" office:value="0.091093" calcext:value-type="float">
            <text:p>0.091093</text:p>
          </table:table-cell>
        </table:table-row>
        <table:table-row table:style-name="ro1">
          <table:table-cell office:value-type="float" office:value="911.894868" calcext:value-type="float">
            <text:p>911.894868</text:p>
          </table:table-cell>
          <table:table-cell office:value-type="float" office:value="0.098293" calcext:value-type="float">
            <text:p>0.098293</text:p>
          </table:table-cell>
        </table:table-row>
        <table:table-row table:style-name="ro1">
          <table:table-cell office:value-type="float" office:value="909.578492" calcext:value-type="float">
            <text:p>909.578492</text:p>
          </table:table-cell>
          <table:table-cell office:value-type="float" office:value="0.104437" calcext:value-type="float">
            <text:p>0.104437</text:p>
          </table:table-cell>
        </table:table-row>
        <table:table-row table:style-name="ro1">
          <table:table-cell office:value-type="float" office:value="905.201439" calcext:value-type="float">
            <text:p>905.201439</text:p>
          </table:table-cell>
          <table:table-cell office:value-type="float" office:value="0.109578" calcext:value-type="float">
            <text:p>0.109578</text:p>
          </table:table-cell>
        </table:table-row>
        <table:table-row table:style-name="ro1">
          <table:table-cell office:value-type="float" office:value="901.768821" calcext:value-type="float">
            <text:p>901.768821</text:p>
          </table:table-cell>
          <table:table-cell office:value-type="float" office:value="0.113903" calcext:value-type="float">
            <text:p>0.113903</text:p>
          </table:table-cell>
        </table:table-row>
        <table:table-row table:style-name="ro1">
          <table:table-cell office:value-type="float" office:value="897.32771" calcext:value-type="float">
            <text:p>897.32771</text:p>
          </table:table-cell>
          <table:table-cell office:value-type="float" office:value="0.117426" calcext:value-type="float">
            <text:p>0.117426</text:p>
          </table:table-cell>
        </table:table-row>
        <table:table-row table:style-name="ro1">
          <table:table-cell office:value-type="float" office:value="893.927617" calcext:value-type="float">
            <text:p>893.927617</text:p>
          </table:table-cell>
          <table:table-cell office:value-type="float" office:value="0.120265" calcext:value-type="float">
            <text:p>0.120265</text:p>
          </table:table-cell>
        </table:table-row>
        <table:table-row table:style-name="ro1">
          <table:table-cell office:value-type="float" office:value="889.393177" calcext:value-type="float">
            <text:p>889.393177</text:p>
          </table:table-cell>
          <table:table-cell office:value-type="float" office:value="0.122084" calcext:value-type="float">
            <text:p>0.122084</text:p>
          </table:table-cell>
        </table:table-row>
        <table:table-row table:style-name="ro1">
          <table:table-cell office:value-type="float" office:value="886.020167" calcext:value-type="float">
            <text:p>886.020167</text:p>
          </table:table-cell>
          <table:table-cell office:value-type="float" office:value="0.1233" calcext:value-type="float">
            <text:p>0.1233</text:p>
          </table:table-cell>
        </table:table-row>
        <table:table-row table:style-name="ro1">
          <table:table-cell office:value-type="float" office:value="883.754247" calcext:value-type="float">
            <text:p>883.754247</text:p>
          </table:table-cell>
          <table:table-cell office:value-type="float" office:value="0.123596" calcext:value-type="float">
            <text:p>0.123596</text:p>
          </table:table-cell>
        </table:table-row>
        <table:table-row table:style-name="ro1">
          <table:table-cell office:value-type="float" office:value="878.14429" calcext:value-type="float">
            <text:p>878.14429</text:p>
          </table:table-cell>
          <table:table-cell office:value-type="float" office:value="0.123169" calcext:value-type="float">
            <text:p>0.123169</text:p>
          </table:table-cell>
        </table:table-row>
        <table:table-row table:style-name="ro1">
          <table:table-cell office:value-type="float" office:value="873.862537" calcext:value-type="float">
            <text:p>873.862537</text:p>
          </table:table-cell>
          <table:table-cell office:value-type="float" office:value="0.121688" calcext:value-type="float">
            <text:p>0.121688</text:p>
          </table:table-cell>
        </table:table-row>
        <table:table-row table:style-name="ro1">
          <table:table-cell office:value-type="float" office:value="871.453641" calcext:value-type="float">
            <text:p>871.453641</text:p>
          </table:table-cell>
          <table:table-cell office:value-type="float" office:value="0.119331" calcext:value-type="float">
            <text:p>0.119331</text:p>
          </table:table-cell>
        </table:table-row>
        <table:table-row table:style-name="ro1">
          <table:table-cell office:value-type="float" office:value="867.885995" calcext:value-type="float">
            <text:p>867.885995</text:p>
          </table:table-cell>
          <table:table-cell office:value-type="float" office:value="0.11595" calcext:value-type="float">
            <text:p>0.11595</text:p>
          </table:table-cell>
        </table:table-row>
        <table:table-row table:style-name="ro1">
          <table:table-cell office:value-type="float" office:value="864.713995" calcext:value-type="float">
            <text:p>864.713995</text:p>
          </table:table-cell>
          <table:table-cell office:value-type="float" office:value="0.111753" calcext:value-type="float">
            <text:p>0.111753</text:p>
          </table:table-cell>
        </table:table-row>
        <table:table-row table:style-name="ro1">
          <table:table-cell office:value-type="float" office:value="859.287902" calcext:value-type="float">
            <text:p>859.287902</text:p>
          </table:table-cell>
          <table:table-cell office:value-type="float" office:value="0.106452" calcext:value-type="float">
            <text:p>0.106452</text:p>
          </table:table-cell>
        </table:table-row>
        <table:table-row table:style-name="ro1">
          <table:table-cell office:value-type="float" office:value="855.746243" calcext:value-type="float">
            <text:p>855.746243</text:p>
          </table:table-cell>
          <table:table-cell office:value-type="float" office:value="0.099983" calcext:value-type="float">
            <text:p>0.099983</text:p>
          </table:table-cell>
        </table:table-row>
        <table:table-row table:style-name="ro1">
          <table:table-cell office:value-type="float" office:value="852.41207" calcext:value-type="float">
            <text:p>852.41207</text:p>
          </table:table-cell>
          <table:table-cell office:value-type="float" office:value="0.092098" calcext:value-type="float">
            <text:p>0.092098</text:p>
          </table:table-cell>
        </table:table-row>
        <table:table-row table:style-name="ro1">
          <table:table-cell office:value-type="float" office:value="848.973943" calcext:value-type="float">
            <text:p>848.973943</text:p>
          </table:table-cell>
          <table:table-cell office:value-type="float" office:value="0.083148" calcext:value-type="float">
            <text:p>0.083148</text:p>
          </table:table-cell>
        </table:table-row>
        <table:table-row table:style-name="ro1">
          <table:table-cell office:value-type="float" office:value="844.583564" calcext:value-type="float">
            <text:p>844.583564</text:p>
          </table:table-cell>
          <table:table-cell office:value-type="float" office:value="0.073221" calcext:value-type="float">
            <text:p>0.073221</text:p>
          </table:table-cell>
        </table:table-row>
        <table:table-row table:style-name="ro1">
          <table:table-cell office:value-type="float" office:value="840.589417" calcext:value-type="float">
            <text:p>840.589417</text:p>
          </table:table-cell>
          <table:table-cell office:value-type="float" office:value="0.062516" calcext:value-type="float">
            <text:p>0.062516</text:p>
          </table:table-cell>
        </table:table-row>
        <table:table-row table:style-name="ro1">
          <table:table-cell office:value-type="float" office:value="837.895801" calcext:value-type="float">
            <text:p>837.895801</text:p>
          </table:table-cell>
          <table:table-cell office:value-type="float" office:value="0.051108" calcext:value-type="float">
            <text:p>0.051108</text:p>
          </table:table-cell>
        </table:table-row>
        <table:table-row table:style-name="ro1">
          <table:table-cell office:value-type="float" office:value="833.751408" calcext:value-type="float">
            <text:p>833.751408</text:p>
          </table:table-cell>
          <table:table-cell office:value-type="float" office:value="0.039756" calcext:value-type="float">
            <text:p>0.039756</text:p>
          </table:table-cell>
        </table:table-row>
        <table:table-row table:style-name="ro1">
          <table:table-cell office:value-type="float" office:value="830.183681" calcext:value-type="float">
            <text:p>830.183681</text:p>
          </table:table-cell>
          <table:table-cell office:value-type="float" office:value="0.029381" calcext:value-type="float">
            <text:p>0.029381</text:p>
          </table:table-cell>
        </table:table-row>
        <table:table-row table:style-name="ro1">
          <table:table-cell office:value-type="float" office:value="826.138395" calcext:value-type="float">
            <text:p>826.138395</text:p>
          </table:table-cell>
          <table:table-cell office:value-type="float" office:value="0.020602" calcext:value-type="float">
            <text:p>0.020602</text:p>
          </table:table-cell>
        </table:table-row>
        <table:table-row table:style-name="ro1">
          <table:table-cell office:value-type="float" office:value="822.055087" calcext:value-type="float">
            <text:p>822.055087</text:p>
          </table:table-cell>
          <table:table-cell office:value-type="float" office:value="0.013682" calcext:value-type="float">
            <text:p>0.013682</text:p>
          </table:table-cell>
        </table:table-row>
        <table:table-row table:style-name="ro1">
          <table:table-cell office:value-type="float" office:value="818.244187" calcext:value-type="float">
            <text:p>818.244187</text:p>
          </table:table-cell>
          <table:table-cell office:value-type="float" office:value="0.008789" calcext:value-type="float">
            <text:p>0.008789</text:p>
          </table:table-cell>
        </table:table-row>
        <table:table-row table:style-name="ro1">
          <table:table-cell office:value-type="float" office:value="815.275648" calcext:value-type="float">
            <text:p>815.275648</text:p>
          </table:table-cell>
          <table:table-cell office:value-type="float" office:value="0.005636" calcext:value-type="float">
            <text:p>0.005636</text:p>
          </table:table-cell>
        </table:table-row>
        <table:table-row table:style-name="ro1">
          <table:table-cell office:value-type="float" office:value="811.909483" calcext:value-type="float">
            <text:p>811.909483</text:p>
          </table:table-cell>
          <table:table-cell office:value-type="float" office:value="0.004002" calcext:value-type="float">
            <text:p>0.004002</text:p>
          </table:table-cell>
        </table:table-row>
        <table:table-row table:style-name="ro1">
          <table:table-cell office:value-type="float" office:value="808.551746" calcext:value-type="float">
            <text:p>808.551746</text:p>
          </table:table-cell>
          <table:table-cell office:value-type="float" office:value="0.003508" calcext:value-type="float">
            <text:p>0.003508</text:p>
          </table:table-cell>
        </table:table-row>
        <table:table-row table:style-name="ro1">
          <table:table-cell office:value-type="float" office:value="803.005633" calcext:value-type="float">
            <text:p>803.005633</text:p>
          </table:table-cell>
          <table:table-cell office:value-type="float" office:value="0.004001" calcext:value-type="float">
            <text:p>0.004001</text:p>
          </table:table-cell>
        </table:table-row>
        <table:table-row table:style-name="ro1">
          <table:table-cell office:value-type="float" office:value="799.748723" calcext:value-type="float">
            <text:p>799.748723</text:p>
          </table:table-cell>
          <table:table-cell office:value-type="float" office:value="0.005582" calcext:value-type="float">
            <text:p>0.005582</text:p>
          </table:table-cell>
        </table:table-row>
        <table:table-row table:style-name="ro1">
          <table:table-cell office:value-type="float" office:value="796.21736" calcext:value-type="float">
            <text:p>796.21736</text:p>
          </table:table-cell>
          <table:table-cell office:value-type="float" office:value="0.008422" calcext:value-type="float">
            <text:p>0.008422</text:p>
          </table:table-cell>
        </table:table-row>
        <table:table-row table:style-name="ro1">
          <table:table-cell office:value-type="float" office:value="792.816301" calcext:value-type="float">
            <text:p>792.816301</text:p>
          </table:table-cell>
          <table:table-cell office:value-type="float" office:value="0.012795" calcext:value-type="float">
            <text:p>0.012795</text:p>
          </table:table-cell>
        </table:table-row>
        <table:table-row table:style-name="ro1">
          <table:table-cell office:value-type="float" office:value="789.537896" calcext:value-type="float">
            <text:p>789.537896</text:p>
          </table:table-cell>
          <table:table-cell office:value-type="float" office:value="0.018813" calcext:value-type="float">
            <text:p>0.018813</text:p>
          </table:table-cell>
        </table:table-row>
        <table:table-row table:style-name="ro1">
          <table:table-cell office:value-type="float" office:value="785.791173" calcext:value-type="float">
            <text:p>785.791173</text:p>
          </table:table-cell>
          <table:table-cell office:value-type="float" office:value="0.026656" calcext:value-type="float">
            <text:p>0.026656</text:p>
          </table:table-cell>
        </table:table-row>
        <table:table-row table:style-name="ro1">
          <table:table-cell office:value-type="float" office:value="781.689057" calcext:value-type="float">
            <text:p>781.689057</text:p>
          </table:table-cell>
          <table:table-cell office:value-type="float" office:value="0.03591" calcext:value-type="float">
            <text:p>0.03591</text:p>
          </table:table-cell>
        </table:table-row>
        <table:table-row table:style-name="ro1">
          <table:table-cell office:value-type="float" office:value="778.232615" calcext:value-type="float">
            <text:p>778.232615</text:p>
          </table:table-cell>
          <table:table-cell office:value-type="float" office:value="0.046104" calcext:value-type="float">
            <text:p>0.046104</text:p>
          </table:table-cell>
        </table:table-row>
        <table:table-row table:style-name="ro1">
          <table:table-cell office:value-type="float" office:value="773.799362" calcext:value-type="float">
            <text:p>773.799362</text:p>
          </table:table-cell>
          <table:table-cell office:value-type="float" office:value="0.056445" calcext:value-type="float">
            <text:p>0.056445</text:p>
          </table:table-cell>
        </table:table-row>
        <table:table-row table:style-name="ro1">
          <table:table-cell office:value-type="float" office:value="770.573051" calcext:value-type="float">
            <text:p>770.573051</text:p>
          </table:table-cell>
          <table:table-cell office:value-type="float" office:value="0.066482" calcext:value-type="float">
            <text:p>0.066482</text:p>
          </table:table-cell>
        </table:table-row>
        <table:table-row table:style-name="ro1">
          <table:table-cell office:value-type="float" office:value="765.913217" calcext:value-type="float">
            <text:p>765.913217</text:p>
          </table:table-cell>
          <table:table-cell office:value-type="float" office:value="0.075911" calcext:value-type="float">
            <text:p>0.075911</text:p>
          </table:table-cell>
        </table:table-row>
        <table:table-row table:style-name="ro1">
          <table:table-cell office:value-type="float" office:value="762.658264" calcext:value-type="float">
            <text:p>762.658264</text:p>
          </table:table-cell>
          <table:table-cell office:value-type="float" office:value="0.084338" calcext:value-type="float">
            <text:p>0.084338</text:p>
          </table:table-cell>
        </table:table-row>
        <table:table-row table:style-name="ro1">
          <table:table-cell office:value-type="float" office:value="758.714434" calcext:value-type="float">
            <text:p>758.714434</text:p>
          </table:table-cell>
          <table:table-cell office:value-type="float" office:value="0.092077" calcext:value-type="float">
            <text:p>0.092077</text:p>
          </table:table-cell>
        </table:table-row>
        <table:table-row table:style-name="ro1">
          <table:table-cell office:value-type="float" office:value="755.838685" calcext:value-type="float">
            <text:p>755.838685</text:p>
          </table:table-cell>
          <table:table-cell office:value-type="float" office:value="0.098956" calcext:value-type="float">
            <text:p>0.098956</text:p>
          </table:table-cell>
        </table:table-row>
        <table:table-row table:style-name="ro1">
          <table:table-cell office:value-type="float" office:value="752.005092" calcext:value-type="float">
            <text:p>752.005092</text:p>
          </table:table-cell>
          <table:table-cell office:value-type="float" office:value="0.105061" calcext:value-type="float">
            <text:p>0.105061</text:p>
          </table:table-cell>
        </table:table-row>
        <table:table-row table:style-name="ro1">
          <table:table-cell office:value-type="float" office:value="749.074616" calcext:value-type="float">
            <text:p>749.074616</text:p>
          </table:table-cell>
          <table:table-cell office:value-type="float" office:value="0.109991" calcext:value-type="float">
            <text:p>0.109991</text:p>
          </table:table-cell>
        </table:table-row>
        <table:table-row table:style-name="ro1">
          <table:table-cell office:value-type="float" office:value="743.764188" calcext:value-type="float">
            <text:p>743.764188</text:p>
          </table:table-cell>
          <table:table-cell office:value-type="float" office:value="0.114298" calcext:value-type="float">
            <text:p>0.114298</text:p>
          </table:table-cell>
        </table:table-row>
        <table:table-row table:style-name="ro1">
          <table:table-cell office:value-type="float" office:value="740.211226" calcext:value-type="float">
            <text:p>740.211226</text:p>
          </table:table-cell>
          <table:table-cell office:value-type="float" office:value="0.117667" calcext:value-type="float">
            <text:p>0.117667</text:p>
          </table:table-cell>
        </table:table-row>
        <table:table-row table:style-name="ro1">
          <table:table-cell office:value-type="float" office:value="736.924053" calcext:value-type="float">
            <text:p>736.924053</text:p>
          </table:table-cell>
          <table:table-cell office:value-type="float" office:value="0.120102" calcext:value-type="float">
            <text:p>0.120102</text:p>
          </table:table-cell>
        </table:table-row>
        <table:table-row table:style-name="ro1">
          <table:table-cell office:value-type="float" office:value="733.340121" calcext:value-type="float">
            <text:p>733.340121</text:p>
          </table:table-cell>
          <table:table-cell office:value-type="float" office:value="0.121882" calcext:value-type="float">
            <text:p>0.121882</text:p>
          </table:table-cell>
        </table:table-row>
        <table:table-row table:style-name="ro1">
          <table:table-cell office:value-type="float" office:value="728.868299" calcext:value-type="float">
            <text:p>728.868299</text:p>
          </table:table-cell>
          <table:table-cell office:value-type="float" office:value="0.122854" calcext:value-type="float">
            <text:p>0.122854</text:p>
          </table:table-cell>
        </table:table-row>
        <table:table-row table:style-name="ro1">
          <table:table-cell office:value-type="float" office:value="725.471003" calcext:value-type="float">
            <text:p>725.471003</text:p>
          </table:table-cell>
          <table:table-cell office:value-type="float" office:value="0.122949" calcext:value-type="float">
            <text:p>0.122949</text:p>
          </table:table-cell>
        </table:table-row>
        <table:table-row table:style-name="ro1">
          <table:table-cell office:value-type="float" office:value="720.990534" calcext:value-type="float">
            <text:p>720.990534</text:p>
          </table:table-cell>
          <table:table-cell office:value-type="float" office:value="0.122002" calcext:value-type="float">
            <text:p>0.122002</text:p>
          </table:table-cell>
        </table:table-row>
        <table:table-row table:style-name="ro1">
          <table:table-cell office:value-type="float" office:value="717.604718" calcext:value-type="float">
            <text:p>717.604718</text:p>
          </table:table-cell>
          <table:table-cell office:value-type="float" office:value="0.120592" calcext:value-type="float">
            <text:p>0.120592</text:p>
          </table:table-cell>
        </table:table-row>
        <table:table-row table:style-name="ro1">
          <table:table-cell office:value-type="float" office:value="714.226692" calcext:value-type="float">
            <text:p>714.226692</text:p>
          </table:table-cell>
          <table:table-cell office:value-type="float" office:value="0.117826" calcext:value-type="float">
            <text:p>0.117826</text:p>
          </table:table-cell>
        </table:table-row>
        <table:table-row table:style-name="ro1">
          <table:table-cell office:value-type="float" office:value="709.786606" calcext:value-type="float">
            <text:p>709.786606</text:p>
          </table:table-cell>
          <table:table-cell office:value-type="float" office:value="0.114265" calcext:value-type="float">
            <text:p>0.114265</text:p>
          </table:table-cell>
        </table:table-row>
        <table:table-row table:style-name="ro1">
          <table:table-cell office:value-type="float" office:value="705.311857" calcext:value-type="float">
            <text:p>705.311857</text:p>
          </table:table-cell>
          <table:table-cell office:value-type="float" office:value="0.109465" calcext:value-type="float">
            <text:p>0.109465</text:p>
          </table:table-cell>
        </table:table-row>
        <table:table-row table:style-name="ro1">
          <table:table-cell office:value-type="float" office:value="702.009014" calcext:value-type="float">
            <text:p>702.009014</text:p>
          </table:table-cell>
          <table:table-cell office:value-type="float" office:value="0.103164" calcext:value-type="float">
            <text:p>0.103164</text:p>
          </table:table-cell>
        </table:table-row>
        <table:table-row table:style-name="ro1">
          <table:table-cell office:value-type="float" office:value="698.758536" calcext:value-type="float">
            <text:p>698.758536</text:p>
          </table:table-cell>
          <table:table-cell office:value-type="float" office:value="0.096167" calcext:value-type="float">
            <text:p>0.096167</text:p>
          </table:table-cell>
        </table:table-row>
        <table:table-row table:style-name="ro1">
          <table:table-cell office:value-type="float" office:value="696.236803" calcext:value-type="float">
            <text:p>696.236803</text:p>
          </table:table-cell>
          <table:table-cell office:value-type="float" office:value="0.088265" calcext:value-type="float">
            <text:p>0.088265</text:p>
          </table:table-cell>
        </table:table-row>
        <table:table-row table:style-name="ro1">
          <table:table-cell office:value-type="float" office:value="691.854051" calcext:value-type="float">
            <text:p>691.854051</text:p>
          </table:table-cell>
          <table:table-cell office:value-type="float" office:value="0.079165" calcext:value-type="float">
            <text:p>0.079165</text:p>
          </table:table-cell>
        </table:table-row>
        <table:table-row table:style-name="ro1">
          <table:table-cell office:value-type="float" office:value="688.382945" calcext:value-type="float">
            <text:p>688.382945</text:p>
          </table:table-cell>
          <table:table-cell office:value-type="float" office:value="0.068882" calcext:value-type="float">
            <text:p>0.068882</text:p>
          </table:table-cell>
        </table:table-row>
        <table:table-row table:style-name="ro1">
          <table:table-cell office:value-type="float" office:value="684.162181" calcext:value-type="float">
            <text:p>684.162181</text:p>
          </table:table-cell>
          <table:table-cell office:value-type="float" office:value="0.058025" calcext:value-type="float">
            <text:p>0.058025</text:p>
          </table:table-cell>
        </table:table-row>
        <table:table-row table:style-name="ro1">
          <table:table-cell office:value-type="float" office:value="680.64585" calcext:value-type="float">
            <text:p>680.64585</text:p>
          </table:table-cell>
          <table:table-cell office:value-type="float" office:value="0.04739" calcext:value-type="float">
            <text:p>0.04739</text:p>
          </table:table-cell>
        </table:table-row>
        <table:table-row table:style-name="ro1">
          <table:table-cell office:value-type="float" office:value="678.551474" calcext:value-type="float">
            <text:p>678.551474</text:p>
          </table:table-cell>
          <table:table-cell office:value-type="float" office:value="0.036593" calcext:value-type="float">
            <text:p>0.036593</text:p>
          </table:table-cell>
        </table:table-row>
        <table:table-row table:style-name="ro1">
          <table:table-cell office:value-type="float" office:value="675.102857" calcext:value-type="float">
            <text:p>675.102857</text:p>
          </table:table-cell>
          <table:table-cell office:value-type="float" office:value="0.026701" calcext:value-type="float">
            <text:p>0.026701</text:p>
          </table:table-cell>
        </table:table-row>
        <table:table-row table:style-name="ro1">
          <table:table-cell office:value-type="float" office:value="669.940176" calcext:value-type="float">
            <text:p>669.940176</text:p>
          </table:table-cell>
          <table:table-cell office:value-type="float" office:value="0.018315" calcext:value-type="float">
            <text:p>0.018315</text:p>
          </table:table-cell>
        </table:table-row>
        <table:table-row table:style-name="ro1">
          <table:table-cell office:value-type="float" office:value="665.071499" calcext:value-type="float">
            <text:p>665.071499</text:p>
          </table:table-cell>
          <table:table-cell office:value-type="float" office:value="0.012193" calcext:value-type="float">
            <text:p>0.012193</text:p>
          </table:table-cell>
        </table:table-row>
        <table:table-row table:style-name="ro1">
          <table:table-cell office:value-type="float" office:value="662.367735" calcext:value-type="float">
            <text:p>662.367735</text:p>
          </table:table-cell>
          <table:table-cell office:value-type="float" office:value="0.007869" calcext:value-type="float">
            <text:p>0.007869</text:p>
          </table:table-cell>
        </table:table-row>
        <table:table-row table:style-name="ro1">
          <table:table-cell office:value-type="float" office:value="659.3475" calcext:value-type="float">
            <text:p>659.3475</text:p>
          </table:table-cell>
          <table:table-cell office:value-type="float" office:value="0.005167" calcext:value-type="float">
            <text:p>0.005167</text:p>
          </table:table-cell>
        </table:table-row>
        <table:table-row table:style-name="ro1">
          <table:table-cell office:value-type="float" office:value="655.299113" calcext:value-type="float">
            <text:p>655.299113</text:p>
          </table:table-cell>
          <table:table-cell office:value-type="float" office:value="0.003805" calcext:value-type="float">
            <text:p>0.003805</text:p>
          </table:table-cell>
        </table:table-row>
        <table:table-row table:style-name="ro1">
          <table:table-cell office:value-type="float" office:value="651.324777" calcext:value-type="float">
            <text:p>651.324777</text:p>
          </table:table-cell>
          <table:table-cell office:value-type="float" office:value="0.003559" calcext:value-type="float">
            <text:p>0.003559</text:p>
          </table:table-cell>
        </table:table-row>
        <table:table-row table:style-name="ro1">
          <table:table-cell office:value-type="float" office:value="646.874754" calcext:value-type="float">
            <text:p>646.874754</text:p>
          </table:table-cell>
          <table:table-cell office:value-type="float" office:value="0.004365" calcext:value-type="float">
            <text:p>0.004365</text:p>
          </table:table-cell>
        </table:table-row>
        <table:table-row table:style-name="ro1">
          <table:table-cell office:value-type="float" office:value="643.230596" calcext:value-type="float">
            <text:p>643.230596</text:p>
          </table:table-cell>
          <table:table-cell office:value-type="float" office:value="0.006372" calcext:value-type="float">
            <text:p>0.006372</text:p>
          </table:table-cell>
        </table:table-row>
        <table:table-row table:style-name="ro1">
          <table:table-cell office:value-type="float" office:value="639.48278" calcext:value-type="float">
            <text:p>639.48278</text:p>
          </table:table-cell>
          <table:table-cell office:value-type="float" office:value="0.009991" calcext:value-type="float">
            <text:p>0.009991</text:p>
          </table:table-cell>
        </table:table-row>
        <table:table-row table:style-name="ro1">
          <table:table-cell office:value-type="float" office:value="635.511288" calcext:value-type="float">
            <text:p>635.511288</text:p>
          </table:table-cell>
          <table:table-cell office:value-type="float" office:value="0.015121" calcext:value-type="float">
            <text:p>0.015121</text:p>
          </table:table-cell>
        </table:table-row>
        <table:table-row table:style-name="ro1">
          <table:table-cell office:value-type="float" office:value="632.499478" calcext:value-type="float">
            <text:p>632.499478</text:p>
          </table:table-cell>
          <table:table-cell office:value-type="float" office:value="0.021779" calcext:value-type="float">
            <text:p>0.021779</text:p>
          </table:table-cell>
        </table:table-row>
        <table:table-row table:style-name="ro1">
          <table:table-cell office:value-type="float" office:value="627.960712" calcext:value-type="float">
            <text:p>627.960712</text:p>
          </table:table-cell>
          <table:table-cell office:value-type="float" office:value="0.02989" calcext:value-type="float">
            <text:p>0.02989</text:p>
          </table:table-cell>
        </table:table-row>
        <table:table-row table:style-name="ro1">
          <table:table-cell office:value-type="float" office:value="624.097053" calcext:value-type="float">
            <text:p>624.097053</text:p>
          </table:table-cell>
          <table:table-cell office:value-type="float" office:value="0.039455" calcext:value-type="float">
            <text:p>0.039455</text:p>
          </table:table-cell>
        </table:table-row>
        <table:table-row table:style-name="ro1">
          <table:table-cell office:value-type="float" office:value="620.239817" calcext:value-type="float">
            <text:p>620.239817</text:p>
          </table:table-cell>
          <table:table-cell office:value-type="float" office:value="0.049666" calcext:value-type="float">
            <text:p>0.049666</text:p>
          </table:table-cell>
        </table:table-row>
        <table:table-row table:style-name="ro1">
          <table:table-cell office:value-type="float" office:value="616.567117" calcext:value-type="float">
            <text:p>616.567117</text:p>
          </table:table-cell>
          <table:table-cell office:value-type="float" office:value="0.059855" calcext:value-type="float">
            <text:p>0.059855</text:p>
          </table:table-cell>
        </table:table-row>
        <table:table-row table:style-name="ro1">
          <table:table-cell office:value-type="float" office:value="613.41505" calcext:value-type="float">
            <text:p>613.41505</text:p>
          </table:table-cell>
          <table:table-cell office:value-type="float" office:value="0.069523" calcext:value-type="float">
            <text:p>0.069523</text:p>
          </table:table-cell>
        </table:table-row>
        <table:table-row table:style-name="ro1">
          <table:table-cell office:value-type="float" office:value="609.32622" calcext:value-type="float">
            <text:p>609.32622</text:p>
          </table:table-cell>
          <table:table-cell office:value-type="float" office:value="0.078872" calcext:value-type="float">
            <text:p>0.078872</text:p>
          </table:table-cell>
        </table:table-row>
        <table:table-row table:style-name="ro1">
          <table:table-cell office:value-type="float" office:value="605.956103" calcext:value-type="float">
            <text:p>605.956103</text:p>
          </table:table-cell>
          <table:table-cell office:value-type="float" office:value="0.087486" calcext:value-type="float">
            <text:p>0.087486</text:p>
          </table:table-cell>
        </table:table-row>
        <table:table-row table:style-name="ro1">
          <table:table-cell office:value-type="float" office:value="602.145913" calcext:value-type="float">
            <text:p>602.145913</text:p>
          </table:table-cell>
          <table:table-cell office:value-type="float" office:value="0.094803" calcext:value-type="float">
            <text:p>0.094803</text:p>
          </table:table-cell>
        </table:table-row>
        <table:table-row table:style-name="ro1">
          <table:table-cell office:value-type="float" office:value="598.786918" calcext:value-type="float">
            <text:p>598.786918</text:p>
          </table:table-cell>
          <table:table-cell office:value-type="float" office:value="0.10091" calcext:value-type="float">
            <text:p>0.10091</text:p>
          </table:table-cell>
        </table:table-row>
        <table:table-row table:style-name="ro1">
          <table:table-cell office:value-type="float" office:value="594.663068" calcext:value-type="float">
            <text:p>594.663068</text:p>
          </table:table-cell>
          <table:table-cell office:value-type="float" office:value="0.106825" calcext:value-type="float">
            <text:p>0.106825</text:p>
          </table:table-cell>
        </table:table-row>
        <table:table-row table:style-name="ro1">
          <table:table-cell office:value-type="float" office:value="591.024899" calcext:value-type="float">
            <text:p>591.024899</text:p>
          </table:table-cell>
          <table:table-cell office:value-type="float" office:value="0.11197" calcext:value-type="float">
            <text:p>0.11197</text:p>
          </table:table-cell>
        </table:table-row>
        <table:table-row table:style-name="ro1">
          <table:table-cell office:value-type="float" office:value="587.581051" calcext:value-type="float">
            <text:p>587.581051</text:p>
          </table:table-cell>
          <table:table-cell office:value-type="float" office:value="0.115978" calcext:value-type="float">
            <text:p>0.115978</text:p>
          </table:table-cell>
        </table:table-row>
        <table:table-row table:style-name="ro1">
          <table:table-cell office:value-type="float" office:value="583.126028" calcext:value-type="float">
            <text:p>583.126028</text:p>
          </table:table-cell>
          <table:table-cell office:value-type="float" office:value="0.119189" calcext:value-type="float">
            <text:p>0.119189</text:p>
          </table:table-cell>
        </table:table-row>
        <table:table-row table:style-name="ro1">
          <table:table-cell office:value-type="float" office:value="580.50165" calcext:value-type="float">
            <text:p>580.50165</text:p>
          </table:table-cell>
          <table:table-cell office:value-type="float" office:value="0.121635" calcext:value-type="float">
            <text:p>0.121635</text:p>
          </table:table-cell>
        </table:table-row>
        <table:table-row table:style-name="ro1">
          <table:table-cell office:value-type="float" office:value="577.466275" calcext:value-type="float">
            <text:p>577.466275</text:p>
          </table:table-cell>
          <table:table-cell office:value-type="float" office:value="0.123436" calcext:value-type="float">
            <text:p>0.123436</text:p>
          </table:table-cell>
        </table:table-row>
        <table:table-row table:style-name="ro1">
          <table:table-cell office:value-type="float" office:value="573.013232" calcext:value-type="float">
            <text:p>573.013232</text:p>
          </table:table-cell>
          <table:table-cell office:value-type="float" office:value="0.123832" calcext:value-type="float">
            <text:p>0.123832</text:p>
          </table:table-cell>
        </table:table-row>
        <table:table-row table:style-name="ro1">
          <table:table-cell office:value-type="float" office:value="569.696886" calcext:value-type="float">
            <text:p>569.696886</text:p>
          </table:table-cell>
          <table:table-cell office:value-type="float" office:value="0.123762" calcext:value-type="float">
            <text:p>0.123762</text:p>
          </table:table-cell>
        </table:table-row>
        <table:table-row table:style-name="ro1">
          <table:table-cell office:value-type="float" office:value="565.320794" calcext:value-type="float">
            <text:p>565.320794</text:p>
          </table:table-cell>
          <table:table-cell office:value-type="float" office:value="0.123168" calcext:value-type="float">
            <text:p>0.123168</text:p>
          </table:table-cell>
        </table:table-row>
        <table:table-row table:style-name="ro1">
          <table:table-cell office:value-type="float" office:value="560.680852" calcext:value-type="float">
            <text:p>560.680852</text:p>
          </table:table-cell>
          <table:table-cell office:value-type="float" office:value="0.120842" calcext:value-type="float">
            <text:p>0.120842</text:p>
          </table:table-cell>
        </table:table-row>
        <table:table-row table:style-name="ro1">
          <table:table-cell office:value-type="float" office:value="557.206877" calcext:value-type="float">
            <text:p>557.206877</text:p>
          </table:table-cell>
          <table:table-cell office:value-type="float" office:value="0.117804" calcext:value-type="float">
            <text:p>0.117804</text:p>
          </table:table-cell>
        </table:table-row>
        <table:table-row table:style-name="ro1">
          <table:table-cell office:value-type="float" office:value="554.035167" calcext:value-type="float">
            <text:p>554.035167</text:p>
          </table:table-cell>
          <table:table-cell office:value-type="float" office:value="0.113637" calcext:value-type="float">
            <text:p>0.113637</text:p>
          </table:table-cell>
        </table:table-row>
        <table:table-row table:style-name="ro1">
          <table:table-cell office:value-type="float" office:value="550.458801" calcext:value-type="float">
            <text:p>550.458801</text:p>
          </table:table-cell>
          <table:table-cell office:value-type="float" office:value="0.108579" calcext:value-type="float">
            <text:p>0.108579</text:p>
          </table:table-cell>
        </table:table-row>
        <table:table-row table:style-name="ro1">
          <table:table-cell office:value-type="float" office:value="546.704207" calcext:value-type="float">
            <text:p>546.704207</text:p>
          </table:table-cell>
          <table:table-cell office:value-type="float" office:value="0.102527" calcext:value-type="float">
            <text:p>0.102527</text:p>
          </table:table-cell>
        </table:table-row>
        <table:table-row table:style-name="ro1">
          <table:table-cell office:value-type="float" office:value="542.897731" calcext:value-type="float">
            <text:p>542.897731</text:p>
          </table:table-cell>
          <table:table-cell office:value-type="float" office:value="0.094873" calcext:value-type="float">
            <text:p>0.094873</text:p>
          </table:table-cell>
        </table:table-row>
        <table:table-row table:style-name="ro1">
          <table:table-cell office:value-type="float" office:value="538.126437" calcext:value-type="float">
            <text:p>538.126437</text:p>
          </table:table-cell>
          <table:table-cell office:value-type="float" office:value="0.08646" calcext:value-type="float">
            <text:p>0.08646</text:p>
          </table:table-cell>
        </table:table-row>
        <table:table-row table:style-name="ro1">
          <table:table-cell office:value-type="float" office:value="535.049526" calcext:value-type="float">
            <text:p>535.049526</text:p>
          </table:table-cell>
          <table:table-cell office:value-type="float" office:value="0.076836" calcext:value-type="float">
            <text:p>0.076836</text:p>
          </table:table-cell>
        </table:table-row>
        <table:table-row table:style-name="ro1">
          <table:table-cell office:value-type="float" office:value="531.4715" calcext:value-type="float">
            <text:p>531.4715</text:p>
          </table:table-cell>
          <table:table-cell office:value-type="float" office:value="0.066357" calcext:value-type="float">
            <text:p>0.066357</text:p>
          </table:table-cell>
        </table:table-row>
        <table:table-row table:style-name="ro1">
          <table:table-cell office:value-type="float" office:value="527.868452" calcext:value-type="float">
            <text:p>527.868452</text:p>
          </table:table-cell>
          <table:table-cell office:value-type="float" office:value="0.05554" calcext:value-type="float">
            <text:p>0.05554</text:p>
          </table:table-cell>
        </table:table-row>
        <table:table-row table:style-name="ro1">
          <table:table-cell office:value-type="float" office:value="524.489161" calcext:value-type="float">
            <text:p>524.489161</text:p>
          </table:table-cell>
          <table:table-cell office:value-type="float" office:value="0.044378" calcext:value-type="float">
            <text:p>0.044378</text:p>
          </table:table-cell>
        </table:table-row>
        <table:table-row table:style-name="ro1">
          <table:table-cell office:value-type="float" office:value="520.004498" calcext:value-type="float">
            <text:p>520.004498</text:p>
          </table:table-cell>
          <table:table-cell office:value-type="float" office:value="0.033732" calcext:value-type="float">
            <text:p>0.033732</text:p>
          </table:table-cell>
        </table:table-row>
        <table:table-row table:style-name="ro1">
          <table:table-cell office:value-type="float" office:value="516.060785" calcext:value-type="float">
            <text:p>516.060785</text:p>
          </table:table-cell>
          <table:table-cell office:value-type="float" office:value="0.024359" calcext:value-type="float">
            <text:p>0.024359</text:p>
          </table:table-cell>
        </table:table-row>
        <table:table-row table:style-name="ro1">
          <table:table-cell office:value-type="float" office:value="512.448795" calcext:value-type="float">
            <text:p>512.448795</text:p>
          </table:table-cell>
          <table:table-cell office:value-type="float" office:value="0.016879" calcext:value-type="float">
            <text:p>0.016879</text:p>
          </table:table-cell>
        </table:table-row>
        <table:table-row table:style-name="ro1">
          <table:table-cell office:value-type="float" office:value="510.109969" calcext:value-type="float">
            <text:p>510.109969</text:p>
          </table:table-cell>
          <table:table-cell office:value-type="float" office:value="0.011192" calcext:value-type="float">
            <text:p>0.011192</text:p>
          </table:table-cell>
        </table:table-row>
        <table:table-row table:style-name="ro1">
          <table:table-cell office:value-type="float" office:value="505.815752" calcext:value-type="float">
            <text:p>505.815752</text:p>
          </table:table-cell>
          <table:table-cell office:value-type="float" office:value="0.007365" calcext:value-type="float">
            <text:p>0.007365</text:p>
          </table:table-cell>
        </table:table-row>
        <table:table-row table:style-name="ro1">
          <table:table-cell office:value-type="float" office:value="501.728327" calcext:value-type="float">
            <text:p>501.728327</text:p>
          </table:table-cell>
          <table:table-cell office:value-type="float" office:value="0.004951" calcext:value-type="float">
            <text:p>0.004951</text:p>
          </table:table-cell>
        </table:table-row>
        <table:table-row table:style-name="ro1">
          <table:table-cell office:value-type="float" office:value="498.825201" calcext:value-type="float">
            <text:p>498.825201</text:p>
          </table:table-cell>
          <table:table-cell office:value-type="float" office:value="0.003739" calcext:value-type="float">
            <text:p>0.003739</text:p>
          </table:table-cell>
        </table:table-row>
        <table:table-row table:style-name="ro1">
          <table:table-cell office:value-type="float" office:value="497.670835" calcext:value-type="float">
            <text:p>497.670835</text:p>
          </table:table-cell>
          <table:table-cell office:value-type="float" office:value="0.003631" calcext:value-type="float">
            <text:p>0.003631</text:p>
          </table:table-cell>
        </table:table-row>
        <table:table-row table:style-name="ro1">
          <table:table-cell office:value-type="float" office:value="491.076647" calcext:value-type="float">
            <text:p>491.076647</text:p>
          </table:table-cell>
          <table:table-cell office:value-type="float" office:value="0.004605" calcext:value-type="float">
            <text:p>0.004605</text:p>
          </table:table-cell>
        </table:table-row>
        <table:table-row table:style-name="ro1">
          <table:table-cell office:value-type="float" office:value="488.447974" calcext:value-type="float">
            <text:p>488.447974</text:p>
          </table:table-cell>
          <table:table-cell office:value-type="float" office:value="0.006739" calcext:value-type="float">
            <text:p>0.006739</text:p>
          </table:table-cell>
        </table:table-row>
        <table:table-row table:style-name="ro1">
          <table:table-cell office:value-type="float" office:value="483.571123" calcext:value-type="float">
            <text:p>483.571123</text:p>
          </table:table-cell>
          <table:table-cell office:value-type="float" office:value="0.010295" calcext:value-type="float">
            <text:p>0.010295</text:p>
          </table:table-cell>
        </table:table-row>
        <table:table-row table:style-name="ro1">
          <table:table-cell office:value-type="float" office:value="479.394282" calcext:value-type="float">
            <text:p>479.394282</text:p>
          </table:table-cell>
          <table:table-cell office:value-type="float" office:value="0.015705" calcext:value-type="float">
            <text:p>0.015705</text:p>
          </table:table-cell>
        </table:table-row>
        <table:table-row table:style-name="ro1">
          <table:table-cell office:value-type="float" office:value="477.515432" calcext:value-type="float">
            <text:p>477.515432</text:p>
          </table:table-cell>
          <table:table-cell office:value-type="float" office:value="0.022924" calcext:value-type="float">
            <text:p>0.022924</text:p>
          </table:table-cell>
        </table:table-row>
        <table:table-row table:style-name="ro1">
          <table:table-cell office:value-type="float" office:value="471.930095" calcext:value-type="float">
            <text:p>471.930095</text:p>
          </table:table-cell>
          <table:table-cell office:value-type="float" office:value="0.031635" calcext:value-type="float">
            <text:p>0.031635</text:p>
          </table:table-cell>
        </table:table-row>
        <table:table-row table:style-name="ro1">
          <table:table-cell office:value-type="float" office:value="469.38844" calcext:value-type="float">
            <text:p>469.38844</text:p>
          </table:table-cell>
          <table:table-cell office:value-type="float" office:value="0.041486" calcext:value-type="float">
            <text:p>0.041486</text:p>
          </table:table-cell>
        </table:table-row>
        <table:table-row table:style-name="ro1">
          <table:table-cell office:value-type="float" office:value="464.969422" calcext:value-type="float">
            <text:p>464.969422</text:p>
          </table:table-cell>
          <table:table-cell office:value-type="float" office:value="0.052251" calcext:value-type="float">
            <text:p>0.052251</text:p>
          </table:table-cell>
        </table:table-row>
        <table:table-row table:style-name="ro1">
          <table:table-cell office:value-type="float" office:value="460.498103" calcext:value-type="float">
            <text:p>460.498103</text:p>
          </table:table-cell>
          <table:table-cell office:value-type="float" office:value="0.062456" calcext:value-type="float">
            <text:p>0.062456</text:p>
          </table:table-cell>
        </table:table-row>
        <table:table-row table:style-name="ro1">
          <table:table-cell office:value-type="float" office:value="457.323386" calcext:value-type="float">
            <text:p>457.323386</text:p>
          </table:table-cell>
          <table:table-cell office:value-type="float" office:value="0.071916" calcext:value-type="float">
            <text:p>0.071916</text:p>
          </table:table-cell>
        </table:table-row>
        <table:table-row table:style-name="ro1">
          <table:table-cell office:value-type="float" office:value="453.333123" calcext:value-type="float">
            <text:p>453.333123</text:p>
          </table:table-cell>
          <table:table-cell office:value-type="float" office:value="0.080235" calcext:value-type="float">
            <text:p>0.080235</text:p>
          </table:table-cell>
        </table:table-row>
        <table:table-row table:style-name="ro1">
          <table:table-cell office:value-type="float" office:value="449.336255" calcext:value-type="float">
            <text:p>449.336255</text:p>
          </table:table-cell>
          <table:table-cell office:value-type="float" office:value="0.088255" calcext:value-type="float">
            <text:p>0.088255</text:p>
          </table:table-cell>
        </table:table-row>
        <table:table-row table:style-name="ro1">
          <table:table-cell office:value-type="float" office:value="445.246072" calcext:value-type="float">
            <text:p>445.246072</text:p>
          </table:table-cell>
          <table:table-cell office:value-type="float" office:value="0.095621" calcext:value-type="float">
            <text:p>0.095621</text:p>
          </table:table-cell>
        </table:table-row>
        <table:table-row table:style-name="ro1">
          <table:table-cell office:value-type="float" office:value="442.636609" calcext:value-type="float">
            <text:p>442.636609</text:p>
          </table:table-cell>
          <table:table-cell office:value-type="float" office:value="0.102132" calcext:value-type="float">
            <text:p>0.102132</text:p>
          </table:table-cell>
        </table:table-row>
        <table:table-row table:style-name="ro1">
          <table:table-cell office:value-type="float" office:value="439.210845" calcext:value-type="float">
            <text:p>439.210845</text:p>
          </table:table-cell>
          <table:table-cell office:value-type="float" office:value="0.107372" calcext:value-type="float">
            <text:p>0.107372</text:p>
          </table:table-cell>
        </table:table-row>
        <table:table-row table:style-name="ro1">
          <table:table-cell office:value-type="float" office:value="435.602092" calcext:value-type="float">
            <text:p>435.602092</text:p>
          </table:table-cell>
          <table:table-cell office:value-type="float" office:value="0.112224" calcext:value-type="float">
            <text:p>0.112224</text:p>
          </table:table-cell>
        </table:table-row>
        <table:table-row table:style-name="ro1">
          <table:table-cell office:value-type="float" office:value="433.022361" calcext:value-type="float">
            <text:p>433.022361</text:p>
          </table:table-cell>
          <table:table-cell office:value-type="float" office:value="0.116067" calcext:value-type="float">
            <text:p>0.116067</text:p>
          </table:table-cell>
        </table:table-row>
        <table:table-row table:style-name="ro1">
          <table:table-cell office:value-type="float" office:value="428.820302" calcext:value-type="float">
            <text:p>428.820302</text:p>
          </table:table-cell>
          <table:table-cell office:value-type="float" office:value="0.119001" calcext:value-type="float">
            <text:p>0.119001</text:p>
          </table:table-cell>
        </table:table-row>
        <table:table-row table:style-name="ro1">
          <table:table-cell office:value-type="float" office:value="425.036066" calcext:value-type="float">
            <text:p>425.036066</text:p>
          </table:table-cell>
          <table:table-cell office:value-type="float" office:value="0.121016" calcext:value-type="float">
            <text:p>0.121016</text:p>
          </table:table-cell>
        </table:table-row>
        <table:table-row table:style-name="ro1">
          <table:table-cell office:value-type="float" office:value="421.410768" calcext:value-type="float">
            <text:p>421.410768</text:p>
          </table:table-cell>
          <table:table-cell office:value-type="float" office:value="0.122699" calcext:value-type="float">
            <text:p>0.122699</text:p>
          </table:table-cell>
        </table:table-row>
        <table:table-row table:style-name="ro1">
          <table:table-cell office:value-type="float" office:value="417.022218" calcext:value-type="float">
            <text:p>417.022218</text:p>
          </table:table-cell>
          <table:table-cell office:value-type="float" office:value="0.123179" calcext:value-type="float">
            <text:p>0.123179</text:p>
          </table:table-cell>
        </table:table-row>
        <table:table-row table:style-name="ro1">
          <table:table-cell office:value-type="float" office:value="413.815667" calcext:value-type="float">
            <text:p>413.815667</text:p>
          </table:table-cell>
          <table:table-cell office:value-type="float" office:value="0.122955" calcext:value-type="float">
            <text:p>0.122955</text:p>
          </table:table-cell>
        </table:table-row>
        <table:table-row table:style-name="ro1">
          <table:table-cell office:value-type="float" office:value="410.522366" calcext:value-type="float">
            <text:p>410.522366</text:p>
          </table:table-cell>
          <table:table-cell office:value-type="float" office:value="0.121854" calcext:value-type="float">
            <text:p>0.121854</text:p>
          </table:table-cell>
        </table:table-row>
        <table:table-row table:style-name="ro1">
          <table:table-cell office:value-type="float" office:value="405.252616" calcext:value-type="float">
            <text:p>405.252616</text:p>
          </table:table-cell>
          <table:table-cell office:value-type="float" office:value="0.12002" calcext:value-type="float">
            <text:p>0.12002</text:p>
          </table:table-cell>
        </table:table-row>
        <table:table-row table:style-name="ro1">
          <table:table-cell office:value-type="float" office:value="401.622854" calcext:value-type="float">
            <text:p>401.622854</text:p>
          </table:table-cell>
          <table:table-cell office:value-type="float" office:value="0.116755" calcext:value-type="float">
            <text:p>0.116755</text:p>
          </table:table-cell>
        </table:table-row>
        <table:table-row table:style-name="ro1">
          <table:table-cell office:value-type="float" office:value="398.027577" calcext:value-type="float">
            <text:p>398.027577</text:p>
          </table:table-cell>
          <table:table-cell office:value-type="float" office:value="0.112624" calcext:value-type="float">
            <text:p>0.112624</text:p>
          </table:table-cell>
        </table:table-row>
        <table:table-row table:style-name="ro1">
          <table:table-cell office:value-type="float" office:value="394.702683" calcext:value-type="float">
            <text:p>394.702683</text:p>
          </table:table-cell>
          <table:table-cell office:value-type="float" office:value="0.107463" calcext:value-type="float">
            <text:p>0.107463</text:p>
          </table:table-cell>
        </table:table-row>
        <table:table-row table:style-name="ro1">
          <table:table-cell office:value-type="float" office:value="391.366378" calcext:value-type="float">
            <text:p>391.366378</text:p>
          </table:table-cell>
          <table:table-cell office:value-type="float" office:value="0.101191" calcext:value-type="float">
            <text:p>0.101191</text:p>
          </table:table-cell>
        </table:table-row>
        <table:table-row table:style-name="ro1">
          <table:table-cell office:value-type="float" office:value="386.990667" calcext:value-type="float">
            <text:p>386.990667</text:p>
          </table:table-cell>
          <table:table-cell office:value-type="float" office:value="0.093529" calcext:value-type="float">
            <text:p>0.093529</text:p>
          </table:table-cell>
        </table:table-row>
        <table:table-row table:style-name="ro1">
          <table:table-cell office:value-type="float" office:value="382.849881" calcext:value-type="float">
            <text:p>382.849881</text:p>
          </table:table-cell>
          <table:table-cell office:value-type="float" office:value="0.084661" calcext:value-type="float">
            <text:p>0.084661</text:p>
          </table:table-cell>
        </table:table-row>
        <table:table-row table:style-name="ro1">
          <table:table-cell office:value-type="float" office:value="380.388493" calcext:value-type="float">
            <text:p>380.388493</text:p>
          </table:table-cell>
          <table:table-cell office:value-type="float" office:value="0.075243" calcext:value-type="float">
            <text:p>0.075243</text:p>
          </table:table-cell>
        </table:table-row>
        <table:table-row table:style-name="ro1">
          <table:table-cell office:value-type="float" office:value="374.829431" calcext:value-type="float">
            <text:p>374.829431</text:p>
          </table:table-cell>
          <table:table-cell office:value-type="float" office:value="0.06449" calcext:value-type="float">
            <text:p>0.06449</text:p>
          </table:table-cell>
        </table:table-row>
        <table:table-row table:style-name="ro1">
          <table:table-cell office:value-type="float" office:value="371.823244" calcext:value-type="float">
            <text:p>371.823244</text:p>
          </table:table-cell>
          <table:table-cell office:value-type="float" office:value="0.052923" calcext:value-type="float">
            <text:p>0.052923</text:p>
          </table:table-cell>
        </table:table-row>
        <table:table-row table:style-name="ro1">
          <table:table-cell office:value-type="float" office:value="367.467781" calcext:value-type="float">
            <text:p>367.467781</text:p>
          </table:table-cell>
          <table:table-cell office:value-type="float" office:value="0.041883" calcext:value-type="float">
            <text:p>0.041883</text:p>
          </table:table-cell>
        </table:table-row>
        <table:table-row table:style-name="ro1">
          <table:table-cell office:value-type="float" office:value="363.880179" calcext:value-type="float">
            <text:p>363.880179</text:p>
          </table:table-cell>
          <table:table-cell office:value-type="float" office:value="0.031551" calcext:value-type="float">
            <text:p>0.031551</text:p>
          </table:table-cell>
        </table:table-row>
        <table:table-row table:style-name="ro1">
          <table:table-cell office:value-type="float" office:value="360.445935" calcext:value-type="float">
            <text:p>360.445935</text:p>
          </table:table-cell>
          <table:table-cell office:value-type="float" office:value="0.022136" calcext:value-type="float">
            <text:p>0.022136</text:p>
          </table:table-cell>
        </table:table-row>
        <table:table-row table:style-name="ro1">
          <table:table-cell office:value-type="float" office:value="356.233569" calcext:value-type="float">
            <text:p>356.233569</text:p>
          </table:table-cell>
          <table:table-cell office:value-type="float" office:value="0.014856" calcext:value-type="float">
            <text:p>0.014856</text:p>
          </table:table-cell>
        </table:table-row>
        <table:table-row table:style-name="ro1">
          <table:table-cell office:value-type="float" office:value="353.2185" calcext:value-type="float">
            <text:p>353.2185</text:p>
          </table:table-cell>
          <table:table-cell office:value-type="float" office:value="0.00975" calcext:value-type="float">
            <text:p>0.00975</text:p>
          </table:table-cell>
        </table:table-row>
        <table:table-row table:style-name="ro1">
          <table:table-cell office:value-type="float" office:value="348.852134" calcext:value-type="float">
            <text:p>348.852134</text:p>
          </table:table-cell>
          <table:table-cell office:value-type="float" office:value="0.006319" calcext:value-type="float">
            <text:p>0.006319</text:p>
          </table:table-cell>
        </table:table-row>
        <table:table-row table:style-name="ro1">
          <table:table-cell office:value-type="float" office:value="345.820407" calcext:value-type="float">
            <text:p>345.820407</text:p>
          </table:table-cell>
          <table:table-cell office:value-type="float" office:value="0.004312" calcext:value-type="float">
            <text:p>0.004312</text:p>
          </table:table-cell>
        </table:table-row>
        <table:table-row table:style-name="ro1">
          <table:table-cell office:value-type="float" office:value="342.839435" calcext:value-type="float">
            <text:p>342.839435</text:p>
          </table:table-cell>
          <table:table-cell office:value-type="float" office:value="0.003478" calcext:value-type="float">
            <text:p>0.003478</text:p>
          </table:table-cell>
        </table:table-row>
        <table:table-row table:style-name="ro1">
          <table:table-cell office:value-type="float" office:value="337.88993" calcext:value-type="float">
            <text:p>337.88993</text:p>
          </table:table-cell>
          <table:table-cell office:value-type="float" office:value="0.003695" calcext:value-type="float">
            <text:p>0.003695</text:p>
          </table:table-cell>
        </table:table-row>
        <table:table-row table:style-name="ro1">
          <table:table-cell office:value-type="float" office:value="335.681413" calcext:value-type="float">
            <text:p>335.681413</text:p>
          </table:table-cell>
          <table:table-cell office:value-type="float" office:value="0.004942" calcext:value-type="float">
            <text:p>0.004942</text:p>
          </table:table-cell>
        </table:table-row>
        <table:table-row table:style-name="ro1">
          <table:table-cell office:value-type="float" office:value="339.551565" calcext:value-type="float">
            <text:p>339.551565</text:p>
          </table:table-cell>
          <table:table-cell office:value-type="float" office:value="0.007352" calcext:value-type="float">
            <text:p>0.007352</text:p>
          </table:table-cell>
        </table:table-row>
        <table:table-row table:style-name="ro1">
          <table:table-cell office:value-type="float" office:value="327.07523" calcext:value-type="float">
            <text:p>327.07523</text:p>
          </table:table-cell>
          <table:table-cell office:value-type="float" office:value="0.011252" calcext:value-type="float">
            <text:p>0.011252</text:p>
          </table:table-cell>
        </table:table-row>
        <table:table-row table:style-name="ro1">
          <table:table-cell office:value-type="float" office:value="323.390065" calcext:value-type="float">
            <text:p>323.390065</text:p>
          </table:table-cell>
          <table:table-cell office:value-type="float" office:value="0.016873" calcext:value-type="float">
            <text:p>0.016873</text:p>
          </table:table-cell>
        </table:table-row>
        <table:table-row table:style-name="ro1">
          <table:table-cell office:value-type="float" office:value="319.156598" calcext:value-type="float">
            <text:p>319.156598</text:p>
          </table:table-cell>
          <table:table-cell office:value-type="float" office:value="0.024393" calcext:value-type="float">
            <text:p>0.024393</text:p>
          </table:table-cell>
        </table:table-row>
        <table:table-row table:style-name="ro1">
          <table:table-cell office:value-type="float" office:value="315.685833" calcext:value-type="float">
            <text:p>315.685833</text:p>
          </table:table-cell>
          <table:table-cell office:value-type="float" office:value="0.033597" calcext:value-type="float">
            <text:p>0.033597</text:p>
          </table:table-cell>
        </table:table-row>
        <table:table-row table:style-name="ro1">
          <table:table-cell office:value-type="float" office:value="312.007575" calcext:value-type="float">
            <text:p>312.007575</text:p>
          </table:table-cell>
          <table:table-cell office:value-type="float" office:value="0.043598" calcext:value-type="float">
            <text:p>0.043598</text:p>
          </table:table-cell>
        </table:table-row>
        <table:table-row table:style-name="ro1">
          <table:table-cell office:value-type="float" office:value="308.294121" calcext:value-type="float">
            <text:p>308.294121</text:p>
          </table:table-cell>
          <table:table-cell office:value-type="float" office:value="0.054113" calcext:value-type="float">
            <text:p>0.054113</text:p>
          </table:table-cell>
        </table:table-row>
        <table:table-row table:style-name="ro1">
          <table:table-cell office:value-type="float" office:value="305.391771" calcext:value-type="float">
            <text:p>305.391771</text:p>
          </table:table-cell>
          <table:table-cell office:value-type="float" office:value="0.06407" calcext:value-type="float">
            <text:p>0.06407</text:p>
          </table:table-cell>
        </table:table-row>
        <table:table-row table:style-name="ro1">
          <table:table-cell office:value-type="float" office:value="300.250809" calcext:value-type="float">
            <text:p>300.250809</text:p>
          </table:table-cell>
          <table:table-cell office:value-type="float" office:value="0.073764" calcext:value-type="float">
            <text:p>0.073764</text:p>
          </table:table-cell>
        </table:table-row>
        <table:table-row table:style-name="ro1">
          <table:table-cell office:value-type="float" office:value="297.645594" calcext:value-type="float">
            <text:p>297.645594</text:p>
          </table:table-cell>
          <table:table-cell office:value-type="float" office:value="0.082641" calcext:value-type="float">
            <text:p>0.082641</text:p>
          </table:table-cell>
        </table:table-row>
        <table:table-row table:style-name="ro1">
          <table:table-cell office:value-type="float" office:value="293.950026" calcext:value-type="float">
            <text:p>293.950026</text:p>
          </table:table-cell>
          <table:table-cell office:value-type="float" office:value="0.09061" calcext:value-type="float">
            <text:p>0.09061</text:p>
          </table:table-cell>
        </table:table-row>
        <table:table-row table:style-name="ro1">
          <table:table-cell office:value-type="float" office:value="291.045281" calcext:value-type="float">
            <text:p>291.045281</text:p>
          </table:table-cell>
          <table:table-cell office:value-type="float" office:value="0.097961" calcext:value-type="float">
            <text:p>0.097961</text:p>
          </table:table-cell>
        </table:table-row>
        <table:table-row table:style-name="ro1">
          <table:table-cell office:value-type="float" office:value="286.88508" calcext:value-type="float">
            <text:p>286.88508</text:p>
          </table:table-cell>
          <table:table-cell office:value-type="float" office:value="0.104071" calcext:value-type="float">
            <text:p>0.104071</text:p>
          </table:table-cell>
        </table:table-row>
        <table:table-row table:style-name="ro1">
          <table:table-cell office:value-type="float" office:value="282.078654" calcext:value-type="float">
            <text:p>282.078654</text:p>
          </table:table-cell>
          <table:table-cell office:value-type="float" office:value="0.109232" calcext:value-type="float">
            <text:p>0.109232</text:p>
          </table:table-cell>
        </table:table-row>
        <table:table-row table:style-name="ro1">
          <table:table-cell office:value-type="float" office:value="278.081191" calcext:value-type="float">
            <text:p>278.081191</text:p>
          </table:table-cell>
          <table:table-cell office:value-type="float" office:value="0.113345" calcext:value-type="float">
            <text:p>0.113345</text:p>
          </table:table-cell>
        </table:table-row>
        <table:table-row table:style-name="ro1">
          <table:table-cell office:value-type="float" office:value="275.132572" calcext:value-type="float">
            <text:p>275.132572</text:p>
          </table:table-cell>
          <table:table-cell office:value-type="float" office:value="0.11667" calcext:value-type="float">
            <text:p>0.11667</text:p>
          </table:table-cell>
        </table:table-row>
        <table:table-row table:style-name="ro1">
          <table:table-cell office:value-type="float" office:value="271.153452" calcext:value-type="float">
            <text:p>271.153452</text:p>
          </table:table-cell>
          <table:table-cell office:value-type="float" office:value="0.119462" calcext:value-type="float">
            <text:p>0.119462</text:p>
          </table:table-cell>
        </table:table-row>
        <table:table-row table:style-name="ro1">
          <table:table-cell office:value-type="float" office:value="266.809211" calcext:value-type="float">
            <text:p>266.809211</text:p>
          </table:table-cell>
          <table:table-cell office:value-type="float" office:value="0.121343" calcext:value-type="float">
            <text:p>0.121343</text:p>
          </table:table-cell>
        </table:table-row>
        <table:table-row table:style-name="ro1">
          <table:table-cell office:value-type="float" office:value="264.328794" calcext:value-type="float">
            <text:p>264.328794</text:p>
          </table:table-cell>
          <table:table-cell office:value-type="float" office:value="0.122753" calcext:value-type="float">
            <text:p>0.122753</text:p>
          </table:table-cell>
        </table:table-row>
        <table:table-row table:style-name="ro1">
          <table:table-cell office:value-type="float" office:value="259.768187" calcext:value-type="float">
            <text:p>259.768187</text:p>
          </table:table-cell>
          <table:table-cell office:value-type="float" office:value="0.122981" calcext:value-type="float">
            <text:p>0.122981</text:p>
          </table:table-cell>
        </table:table-row>
        <table:table-row table:style-name="ro1">
          <table:table-cell office:value-type="float" office:value="256.190966" calcext:value-type="float">
            <text:p>256.190966</text:p>
          </table:table-cell>
          <table:table-cell office:value-type="float" office:value="0.122647" calcext:value-type="float">
            <text:p>0.122647</text:p>
          </table:table-cell>
        </table:table-row>
        <table:table-row table:style-name="ro1">
          <table:table-cell office:value-type="float" office:value="253.383672" calcext:value-type="float">
            <text:p>253.383672</text:p>
          </table:table-cell>
          <table:table-cell office:value-type="float" office:value="0.121356" calcext:value-type="float">
            <text:p>0.121356</text:p>
          </table:table-cell>
        </table:table-row>
        <table:table-row table:style-name="ro1">
          <table:table-cell office:value-type="float" office:value="249.474204" calcext:value-type="float">
            <text:p>249.474204</text:p>
          </table:table-cell>
          <table:table-cell office:value-type="float" office:value="0.119081" calcext:value-type="float">
            <text:p>0.119081</text:p>
          </table:table-cell>
        </table:table-row>
        <table:table-row table:style-name="ro1">
          <table:table-cell office:value-type="float" office:value="245.256922" calcext:value-type="float">
            <text:p>245.256922</text:p>
          </table:table-cell>
          <table:table-cell office:value-type="float" office:value="0.115782" calcext:value-type="float">
            <text:p>0.115782</text:p>
          </table:table-cell>
        </table:table-row>
        <table:table-row table:style-name="ro1">
          <table:table-cell office:value-type="float" office:value="244.86136" calcext:value-type="float">
            <text:p>244.86136</text:p>
          </table:table-cell>
          <table:table-cell office:value-type="float" office:value="0.115471" calcext:value-type="float">
            <text:p>0.115471</text:p>
          </table:table-cell>
        </table:table-row>
        <table:table-row table:style-name="ro1">
          <table:table-cell office:value-type="float" office:value="248.417545" calcext:value-type="float">
            <text:p>248.417545</text:p>
          </table:table-cell>
          <table:table-cell office:value-type="float" office:value="0.11933" calcext:value-type="float">
            <text:p>0.11933</text:p>
          </table:table-cell>
        </table:table-row>
        <table:table-row table:style-name="ro1">
          <table:table-cell office:value-type="float" office:value="252.133684" calcext:value-type="float">
            <text:p>252.133684</text:p>
          </table:table-cell>
          <table:table-cell office:value-type="float" office:value="0.121641" calcext:value-type="float">
            <text:p>0.121641</text:p>
          </table:table-cell>
        </table:table-row>
        <table:table-row table:style-name="ro1">
          <table:table-cell office:value-type="float" office:value="255.656761" calcext:value-type="float">
            <text:p>255.656761</text:p>
          </table:table-cell>
          <table:table-cell office:value-type="float" office:value="0.123163" calcext:value-type="float">
            <text:p>0.123163</text:p>
          </table:table-cell>
        </table:table-row>
        <table:table-row table:style-name="ro1">
          <table:table-cell office:value-type="float" office:value="259.146522" calcext:value-type="float">
            <text:p>259.146522</text:p>
          </table:table-cell>
          <table:table-cell office:value-type="float" office:value="0.123656" calcext:value-type="float">
            <text:p>0.123656</text:p>
          </table:table-cell>
        </table:table-row>
        <table:table-row table:style-name="ro1">
          <table:table-cell office:value-type="float" office:value="263.561163" calcext:value-type="float">
            <text:p>263.561163</text:p>
          </table:table-cell>
          <table:table-cell office:value-type="float" office:value="0.123566" calcext:value-type="float">
            <text:p>0.123566</text:p>
          </table:table-cell>
        </table:table-row>
        <table:table-row table:style-name="ro1">
          <table:table-cell office:value-type="float" office:value="266.65172" calcext:value-type="float">
            <text:p>266.65172</text:p>
          </table:table-cell>
          <table:table-cell office:value-type="float" office:value="0.122276" calcext:value-type="float">
            <text:p>0.122276</text:p>
          </table:table-cell>
        </table:table-row>
        <table:table-row table:style-name="ro1">
          <table:table-cell office:value-type="float" office:value="270.704885" calcext:value-type="float">
            <text:p>270.704885</text:p>
          </table:table-cell>
          <table:table-cell office:value-type="float" office:value="0.120088" calcext:value-type="float">
            <text:p>0.120088</text:p>
          </table:table-cell>
        </table:table-row>
        <table:table-row table:style-name="ro1">
          <table:table-cell office:value-type="float" office:value="274.90312" calcext:value-type="float">
            <text:p>274.90312</text:p>
          </table:table-cell>
          <table:table-cell office:value-type="float" office:value="0.117409" calcext:value-type="float">
            <text:p>0.117409</text:p>
          </table:table-cell>
        </table:table-row>
        <table:table-row table:style-name="ro1">
          <table:table-cell office:value-type="float" office:value="277.635587" calcext:value-type="float">
            <text:p>277.635587</text:p>
          </table:table-cell>
          <table:table-cell office:value-type="float" office:value="0.114057" calcext:value-type="float">
            <text:p>0.114057</text:p>
          </table:table-cell>
        </table:table-row>
        <table:table-row table:style-name="ro1">
          <table:table-cell office:value-type="float" office:value="281.935315" calcext:value-type="float">
            <text:p>281.935315</text:p>
          </table:table-cell>
          <table:table-cell office:value-type="float" office:value="0.109593" calcext:value-type="float">
            <text:p>0.109593</text:p>
          </table:table-cell>
        </table:table-row>
        <table:table-row table:style-name="ro1">
          <table:table-cell office:value-type="float" office:value="286.255756" calcext:value-type="float">
            <text:p>286.255756</text:p>
          </table:table-cell>
          <table:table-cell office:value-type="float" office:value="0.104652" calcext:value-type="float">
            <text:p>0.104652</text:p>
          </table:table-cell>
        </table:table-row>
        <table:table-row table:style-name="ro1">
          <table:table-cell office:value-type="float" office:value="287.569588" calcext:value-type="float">
            <text:p>287.569588</text:p>
          </table:table-cell>
          <table:table-cell office:value-type="float" office:value="0.098534" calcext:value-type="float">
            <text:p>0.098534</text:p>
          </table:table-cell>
        </table:table-row>
        <table:table-row table:style-name="ro1">
          <table:table-cell office:value-type="float" office:value="293.120754" calcext:value-type="float">
            <text:p>293.120754</text:p>
          </table:table-cell>
          <table:table-cell office:value-type="float" office:value="0.091885" calcext:value-type="float">
            <text:p>0.091885</text:p>
          </table:table-cell>
        </table:table-row>
        <table:table-row table:style-name="ro1">
          <table:table-cell office:value-type="float" office:value="296.813885" calcext:value-type="float">
            <text:p>296.813885</text:p>
          </table:table-cell>
          <table:table-cell office:value-type="float" office:value="0.084282" calcext:value-type="float">
            <text:p>0.084282</text:p>
          </table:table-cell>
        </table:table-row>
        <table:table-row table:style-name="ro1">
          <table:table-cell office:value-type="float" office:value="298.891411" calcext:value-type="float">
            <text:p>298.891411</text:p>
          </table:table-cell>
          <table:table-cell office:value-type="float" office:value="0.075843" calcext:value-type="float">
            <text:p>0.075843</text:p>
          </table:table-cell>
        </table:table-row>
        <table:table-row table:style-name="ro1">
          <table:table-cell office:value-type="float" office:value="303.247692" calcext:value-type="float">
            <text:p>303.247692</text:p>
          </table:table-cell>
          <table:table-cell office:value-type="float" office:value="0.066573" calcext:value-type="float">
            <text:p>0.066573</text:p>
          </table:table-cell>
        </table:table-row>
        <table:table-row table:style-name="ro1">
          <table:table-cell office:value-type="float" office:value="307.239812" calcext:value-type="float">
            <text:p>307.239812</text:p>
          </table:table-cell>
          <table:table-cell office:value-type="float" office:value="0.056717" calcext:value-type="float">
            <text:p>0.056717</text:p>
          </table:table-cell>
        </table:table-row>
        <table:table-row table:style-name="ro1">
          <table:table-cell office:value-type="float" office:value="310.536574" calcext:value-type="float">
            <text:p>310.536574</text:p>
          </table:table-cell>
          <table:table-cell office:value-type="float" office:value="0.046428" calcext:value-type="float">
            <text:p>0.046428</text:p>
          </table:table-cell>
        </table:table-row>
        <table:table-row table:style-name="ro1">
          <table:table-cell office:value-type="float" office:value="314.121159" calcext:value-type="float">
            <text:p>314.121159</text:p>
          </table:table-cell>
          <table:table-cell office:value-type="float" office:value="0.036413" calcext:value-type="float">
            <text:p>0.036413</text:p>
          </table:table-cell>
        </table:table-row>
        <table:table-row table:style-name="ro1">
          <table:table-cell office:value-type="float" office:value="317.900203" calcext:value-type="float">
            <text:p>317.900203</text:p>
          </table:table-cell>
          <table:table-cell office:value-type="float" office:value="0.026982" calcext:value-type="float">
            <text:p>0.026982</text:p>
          </table:table-cell>
        </table:table-row>
        <table:table-row table:style-name="ro1">
          <table:table-cell office:value-type="float" office:value="321.921155" calcext:value-type="float">
            <text:p>321.921155</text:p>
          </table:table-cell>
          <table:table-cell office:value-type="float" office:value="0.018887" calcext:value-type="float">
            <text:p>0.018887</text:p>
          </table:table-cell>
        </table:table-row>
        <table:table-row table:style-name="ro1">
          <table:table-cell office:value-type="float" office:value="326.58094" calcext:value-type="float">
            <text:p>326.58094</text:p>
          </table:table-cell>
          <table:table-cell office:value-type="float" office:value="0.012599" calcext:value-type="float">
            <text:p>0.012599</text:p>
          </table:table-cell>
        </table:table-row>
        <table:table-row table:style-name="ro1">
          <table:table-cell office:value-type="float" office:value="331.276188" calcext:value-type="float">
            <text:p>331.276188</text:p>
          </table:table-cell>
          <table:table-cell office:value-type="float" office:value="0.008262" calcext:value-type="float">
            <text:p>0.008262</text:p>
          </table:table-cell>
        </table:table-row>
        <table:table-row table:style-name="ro1">
          <table:table-cell office:value-type="float" office:value="334.080651" calcext:value-type="float">
            <text:p>334.080651</text:p>
          </table:table-cell>
          <table:table-cell office:value-type="float" office:value="0.005465" calcext:value-type="float">
            <text:p>0.005465</text:p>
          </table:table-cell>
        </table:table-row>
        <table:table-row table:style-name="ro1">
          <table:table-cell office:value-type="float" office:value="337.472249" calcext:value-type="float">
            <text:p>337.472249</text:p>
          </table:table-cell>
          <table:table-cell office:value-type="float" office:value="0.003933" calcext:value-type="float">
            <text:p>0.003933</text:p>
          </table:table-cell>
        </table:table-row>
        <table:table-row table:style-name="ro1">
          <table:table-cell office:value-type="float" office:value="340.65016" calcext:value-type="float">
            <text:p>340.65016</text:p>
          </table:table-cell>
          <table:table-cell office:value-type="float" office:value="0.003433" calcext:value-type="float">
            <text:p>0.003433</text:p>
          </table:table-cell>
        </table:table-row>
        <table:table-row table:style-name="ro1">
          <table:table-cell office:value-type="float" office:value="343.809968" calcext:value-type="float">
            <text:p>343.809968</text:p>
          </table:table-cell>
          <table:table-cell office:value-type="float" office:value="0.003959" calcext:value-type="float">
            <text:p>0.003959</text:p>
          </table:table-cell>
        </table:table-row>
        <table:table-row table:style-name="ro1">
          <table:table-cell office:value-type="float" office:value="347.64783" calcext:value-type="float">
            <text:p>347.64783</text:p>
          </table:table-cell>
          <table:table-cell office:value-type="float" office:value="0.005589" calcext:value-type="float">
            <text:p>0.005589</text:p>
          </table:table-cell>
        </table:table-row>
        <table:table-row table:style-name="ro1">
          <table:table-cell office:value-type="float" office:value="350.894325" calcext:value-type="float">
            <text:p>350.894325</text:p>
          </table:table-cell>
          <table:table-cell office:value-type="float" office:value="0.008541" calcext:value-type="float">
            <text:p>0.008541</text:p>
          </table:table-cell>
        </table:table-row>
        <table:table-row table:style-name="ro1">
          <table:table-cell office:value-type="float" office:value="355.731937" calcext:value-type="float">
            <text:p>355.731937</text:p>
          </table:table-cell>
          <table:table-cell office:value-type="float" office:value="0.013077" calcext:value-type="float">
            <text:p>0.013077</text:p>
          </table:table-cell>
        </table:table-row>
        <table:table-row table:style-name="ro1">
          <table:table-cell office:value-type="float" office:value="358.549884" calcext:value-type="float">
            <text:p>358.549884</text:p>
          </table:table-cell>
          <table:table-cell office:value-type="float" office:value="0.019674" calcext:value-type="float">
            <text:p>0.019674</text:p>
          </table:table-cell>
        </table:table-row>
        <table:table-row table:style-name="ro1">
          <table:table-cell office:value-type="float" office:value="362.04362" calcext:value-type="float">
            <text:p>362.04362</text:p>
          </table:table-cell>
          <table:table-cell office:value-type="float" office:value="0.028306" calcext:value-type="float">
            <text:p>0.028306</text:p>
          </table:table-cell>
        </table:table-row>
        <table:table-row table:style-name="ro1">
          <table:table-cell office:value-type="float" office:value="367.101655" calcext:value-type="float">
            <text:p>367.101655</text:p>
          </table:table-cell>
          <table:table-cell office:value-type="float" office:value="0.03847" calcext:value-type="float">
            <text:p>0.03847</text:p>
          </table:table-cell>
        </table:table-row>
        <table:table-row table:style-name="ro1">
          <table:table-cell office:value-type="float" office:value="368.916861" calcext:value-type="float">
            <text:p>368.916861</text:p>
          </table:table-cell>
          <table:table-cell office:value-type="float" office:value="0.049189" calcext:value-type="float">
            <text:p>0.049189</text:p>
          </table:table-cell>
        </table:table-row>
        <table:table-row table:style-name="ro1">
          <table:table-cell office:value-type="float" office:value="374.035974" calcext:value-type="float">
            <text:p>374.035974</text:p>
          </table:table-cell>
          <table:table-cell office:value-type="float" office:value="0.060293" calcext:value-type="float">
            <text:p>0.060293</text:p>
          </table:table-cell>
        </table:table-row>
        <table:table-row table:style-name="ro1">
          <table:table-cell office:value-type="float" office:value="377.457911" calcext:value-type="float">
            <text:p>377.457911</text:p>
          </table:table-cell>
          <table:table-cell office:value-type="float" office:value="0.071459" calcext:value-type="float">
            <text:p>0.071459</text:p>
          </table:table-cell>
        </table:table-row>
        <table:table-row table:style-name="ro1">
          <table:table-cell office:value-type="float" office:value="380.993169" calcext:value-type="float">
            <text:p>380.993169</text:p>
          </table:table-cell>
          <table:table-cell office:value-type="float" office:value="0.081673" calcext:value-type="float">
            <text:p>0.081673</text:p>
          </table:table-cell>
        </table:table-row>
        <table:table-row table:style-name="ro1">
          <table:table-cell office:value-type="float" office:value="386.748806" calcext:value-type="float">
            <text:p>386.748806</text:p>
          </table:table-cell>
          <table:table-cell office:value-type="float" office:value="0.09057" calcext:value-type="float">
            <text:p>0.09057</text:p>
          </table:table-cell>
        </table:table-row>
        <table:table-row table:style-name="ro1">
          <table:table-cell office:value-type="float" office:value="389.009167" calcext:value-type="float">
            <text:p>389.009167</text:p>
          </table:table-cell>
          <table:table-cell office:value-type="float" office:value="0.098414" calcext:value-type="float">
            <text:p>0.098414</text:p>
          </table:table-cell>
        </table:table-row>
        <table:table-row table:style-name="ro1">
          <table:table-cell office:value-type="float" office:value="392.530891" calcext:value-type="float">
            <text:p>392.530891</text:p>
          </table:table-cell>
          <table:table-cell office:value-type="float" office:value="0.105467" calcext:value-type="float">
            <text:p>0.105467</text:p>
          </table:table-cell>
        </table:table-row>
        <table:table-row table:style-name="ro1">
          <table:table-cell office:value-type="float" office:value="396.948384" calcext:value-type="float">
            <text:p>396.948384</text:p>
          </table:table-cell>
          <table:table-cell office:value-type="float" office:value="0.111251" calcext:value-type="float">
            <text:p>0.111251</text:p>
          </table:table-cell>
        </table:table-row>
        <table:table-row table:style-name="ro1">
          <table:table-cell office:value-type="float" office:value="400.942744" calcext:value-type="float">
            <text:p>400.942744</text:p>
          </table:table-cell>
          <table:table-cell office:value-type="float" office:value="0.115614" calcext:value-type="float">
            <text:p>0.115614</text:p>
          </table:table-cell>
        </table:table-row>
        <table:table-row table:style-name="ro1">
          <table:table-cell office:value-type="float" office:value="404.350513" calcext:value-type="float">
            <text:p>404.350513</text:p>
          </table:table-cell>
          <table:table-cell office:value-type="float" office:value="0.119077" calcext:value-type="float">
            <text:p>0.119077</text:p>
          </table:table-cell>
        </table:table-row>
        <table:table-row table:style-name="ro1">
          <table:table-cell office:value-type="float" office:value="408.632811" calcext:value-type="float">
            <text:p>408.632811</text:p>
          </table:table-cell>
          <table:table-cell office:value-type="float" office:value="0.121942" calcext:value-type="float">
            <text:p>0.121942</text:p>
          </table:table-cell>
        </table:table-row>
        <table:table-row table:style-name="ro1">
          <table:table-cell office:value-type="float" office:value="411.900029" calcext:value-type="float">
            <text:p>411.900029</text:p>
          </table:table-cell>
          <table:table-cell office:value-type="float" office:value="0.123602" calcext:value-type="float">
            <text:p>0.123602</text:p>
          </table:table-cell>
        </table:table-row>
        <table:table-row table:style-name="ro1">
          <table:table-cell office:value-type="float" office:value="415.915481" calcext:value-type="float">
            <text:p>415.915481</text:p>
          </table:table-cell>
          <table:table-cell office:value-type="float" office:value="0.124103" calcext:value-type="float">
            <text:p>0.124103</text:p>
          </table:table-cell>
        </table:table-row>
        <table:table-row table:style-name="ro1">
          <table:table-cell office:value-type="float" office:value="419.08233" calcext:value-type="float">
            <text:p>419.08233</text:p>
          </table:table-cell>
          <table:table-cell office:value-type="float" office:value="0.124009" calcext:value-type="float">
            <text:p>0.124009</text:p>
          </table:table-cell>
        </table:table-row>
        <table:table-row table:style-name="ro1">
          <table:table-cell office:value-type="float" office:value="422.837142" calcext:value-type="float">
            <text:p>422.837142</text:p>
          </table:table-cell>
          <table:table-cell office:value-type="float" office:value="0.122883" calcext:value-type="float">
            <text:p>0.122883</text:p>
          </table:table-cell>
        </table:table-row>
        <table:table-row table:style-name="ro1">
          <table:table-cell office:value-type="float" office:value="428.045992" calcext:value-type="float">
            <text:p>428.045992</text:p>
          </table:table-cell>
          <table:table-cell office:value-type="float" office:value="0.120858" calcext:value-type="float">
            <text:p>0.120858</text:p>
          </table:table-cell>
        </table:table-row>
        <table:table-row table:style-name="ro1">
          <table:table-cell office:value-type="float" office:value="430.947078" calcext:value-type="float">
            <text:p>430.947078</text:p>
          </table:table-cell>
          <table:table-cell office:value-type="float" office:value="0.118043" calcext:value-type="float">
            <text:p>0.118043</text:p>
          </table:table-cell>
        </table:table-row>
        <table:table-row table:style-name="ro1">
          <table:table-cell office:value-type="float" office:value="435.475623" calcext:value-type="float">
            <text:p>435.475623</text:p>
          </table:table-cell>
          <table:table-cell office:value-type="float" office:value="0.114214" calcext:value-type="float">
            <text:p>0.114214</text:p>
          </table:table-cell>
        </table:table-row>
        <table:table-row table:style-name="ro1">
          <table:table-cell office:value-type="float" office:value="437.478341" calcext:value-type="float">
            <text:p>437.478341</text:p>
          </table:table-cell>
          <table:table-cell office:value-type="float" office:value="0.109792" calcext:value-type="float">
            <text:p>0.109792</text:p>
          </table:table-cell>
        </table:table-row>
        <table:table-row table:style-name="ro1">
          <table:table-cell office:value-type="float" office:value="441.554182" calcext:value-type="float">
            <text:p>441.554182</text:p>
          </table:table-cell>
          <table:table-cell office:value-type="float" office:value="0.104506" calcext:value-type="float">
            <text:p>0.104506</text:p>
          </table:table-cell>
        </table:table-row>
        <table:table-row table:style-name="ro1">
          <table:table-cell office:value-type="float" office:value="444.947241" calcext:value-type="float">
            <text:p>444.947241</text:p>
          </table:table-cell>
          <table:table-cell office:value-type="float" office:value="0.098345" calcext:value-type="float">
            <text:p>0.098345</text:p>
          </table:table-cell>
        </table:table-row>
        <table:table-row table:style-name="ro1">
          <table:table-cell office:value-type="float" office:value="448.291075" calcext:value-type="float">
            <text:p>448.291075</text:p>
          </table:table-cell>
          <table:table-cell office:value-type="float" office:value="0.091359" calcext:value-type="float">
            <text:p>0.091359</text:p>
          </table:table-cell>
        </table:table-row>
        <table:table-row table:style-name="ro1">
          <table:table-cell office:value-type="float" office:value="451.649888" calcext:value-type="float">
            <text:p>451.649888</text:p>
          </table:table-cell>
          <table:table-cell office:value-type="float" office:value="0.083375" calcext:value-type="float">
            <text:p>0.083375</text:p>
          </table:table-cell>
        </table:table-row>
        <table:table-row table:style-name="ro1">
          <table:table-cell office:value-type="float" office:value="456.695098" calcext:value-type="float">
            <text:p>456.695098</text:p>
          </table:table-cell>
          <table:table-cell office:value-type="float" office:value="0.074428" calcext:value-type="float">
            <text:p>0.074428</text:p>
          </table:table-cell>
        </table:table-row>
        <table:table-row table:style-name="ro1">
          <table:table-cell office:value-type="float" office:value="459.437236" calcext:value-type="float">
            <text:p>459.437236</text:p>
          </table:table-cell>
          <table:table-cell office:value-type="float" office:value="0.065064" calcext:value-type="float">
            <text:p>0.065064</text:p>
          </table:table-cell>
        </table:table-row>
        <table:table-row table:style-name="ro1">
          <table:table-cell office:value-type="float" office:value="463.041394" calcext:value-type="float">
            <text:p>463.041394</text:p>
          </table:table-cell>
          <table:table-cell office:value-type="float" office:value="0.054996" calcext:value-type="float">
            <text:p>0.054996</text:p>
          </table:table-cell>
        </table:table-row>
        <table:table-row table:style-name="ro1">
          <table:table-cell office:value-type="float" office:value="467.148738" calcext:value-type="float">
            <text:p>467.148738</text:p>
          </table:table-cell>
          <table:table-cell office:value-type="float" office:value="0.044812" calcext:value-type="float">
            <text:p>0.044812</text:p>
          </table:table-cell>
        </table:table-row>
        <table:table-row table:style-name="ro1">
          <table:table-cell office:value-type="float" office:value="470.944113" calcext:value-type="float">
            <text:p>470.944113</text:p>
          </table:table-cell>
          <table:table-cell office:value-type="float" office:value="0.034786" calcext:value-type="float">
            <text:p>0.034786</text:p>
          </table:table-cell>
        </table:table-row>
        <table:table-row table:style-name="ro1">
          <table:table-cell office:value-type="float" office:value="475.294252" calcext:value-type="float">
            <text:p>475.294252</text:p>
          </table:table-cell>
          <table:table-cell office:value-type="float" office:value="0.025809" calcext:value-type="float">
            <text:p>0.025809</text:p>
          </table:table-cell>
        </table:table-row>
        <table:table-row table:style-name="ro1">
          <table:table-cell office:value-type="float" office:value="478.491537" calcext:value-type="float">
            <text:p>478.491537</text:p>
          </table:table-cell>
          <table:table-cell office:value-type="float" office:value="0.018089" calcext:value-type="float">
            <text:p>0.018089</text:p>
          </table:table-cell>
        </table:table-row>
        <table:table-row table:style-name="ro1">
          <table:table-cell office:value-type="float" office:value="482.473162" calcext:value-type="float">
            <text:p>482.473162</text:p>
          </table:table-cell>
          <table:table-cell office:value-type="float" office:value="0.012151" calcext:value-type="float">
            <text:p>0.012151</text:p>
          </table:table-cell>
        </table:table-row>
        <table:table-row table:style-name="ro1">
          <table:table-cell office:value-type="float" office:value="485.632021" calcext:value-type="float">
            <text:p>485.632021</text:p>
          </table:table-cell>
          <table:table-cell office:value-type="float" office:value="0.007957" calcext:value-type="float">
            <text:p>0.007957</text:p>
          </table:table-cell>
        </table:table-row>
        <table:table-row table:style-name="ro1">
          <table:table-cell office:value-type="float" office:value="488.902245" calcext:value-type="float">
            <text:p>488.902245</text:p>
          </table:table-cell>
          <table:table-cell office:value-type="float" office:value="0.005277" calcext:value-type="float">
            <text:p>0.005277</text:p>
          </table:table-cell>
        </table:table-row>
        <table:table-row table:style-name="ro1">
          <table:table-cell office:value-type="float" office:value="493.146989" calcext:value-type="float">
            <text:p>493.146989</text:p>
          </table:table-cell>
          <table:table-cell office:value-type="float" office:value="0.003837" calcext:value-type="float">
            <text:p>0.003837</text:p>
          </table:table-cell>
        </table:table-row>
        <table:table-row table:style-name="ro1">
          <table:table-cell office:value-type="float" office:value="496.637613" calcext:value-type="float">
            <text:p>496.637613</text:p>
          </table:table-cell>
          <table:table-cell office:value-type="float" office:value="0.003504" calcext:value-type="float">
            <text:p>0.003504</text:p>
          </table:table-cell>
        </table:table-row>
        <table:table-row table:style-name="ro1">
          <table:table-cell office:value-type="float" office:value="499.948658" calcext:value-type="float">
            <text:p>499.948658</text:p>
          </table:table-cell>
          <table:table-cell office:value-type="float" office:value="0.004228" calcext:value-type="float">
            <text:p>0.004228</text:p>
          </table:table-cell>
        </table:table-row>
        <table:table-row table:style-name="ro1">
          <table:table-cell office:value-type="float" office:value="505.487781" calcext:value-type="float">
            <text:p>505.487781</text:p>
          </table:table-cell>
          <table:table-cell office:value-type="float" office:value="0.006041" calcext:value-type="float">
            <text:p>0.006041</text:p>
          </table:table-cell>
        </table:table-row>
        <table:table-row table:style-name="ro1">
          <table:table-cell office:value-type="float" office:value="507.178406" calcext:value-type="float">
            <text:p>507.178406</text:p>
          </table:table-cell>
          <table:table-cell office:value-type="float" office:value="0.009237" calcext:value-type="float">
            <text:p>0.009237</text:p>
          </table:table-cell>
        </table:table-row>
        <table:table-row table:style-name="ro1">
          <table:table-cell office:value-type="float" office:value="511.094255" calcext:value-type="float">
            <text:p>511.094255</text:p>
          </table:table-cell>
          <table:table-cell office:value-type="float" office:value="0.014196" calcext:value-type="float">
            <text:p>0.014196</text:p>
          </table:table-cell>
        </table:table-row>
        <table:table-row table:style-name="ro1">
          <table:table-cell office:value-type="float" office:value="514.556275" calcext:value-type="float">
            <text:p>514.556275</text:p>
          </table:table-cell>
          <table:table-cell office:value-type="float" office:value="0.021136" calcext:value-type="float">
            <text:p>0.021136</text:p>
          </table:table-cell>
        </table:table-row>
        <table:table-row table:style-name="ro1">
          <table:table-cell office:value-type="float" office:value="518.887873" calcext:value-type="float">
            <text:p>518.887873</text:p>
          </table:table-cell>
          <table:table-cell office:value-type="float" office:value="0.029708" calcext:value-type="float">
            <text:p>0.029708</text:p>
          </table:table-cell>
        </table:table-row>
        <table:table-row table:style-name="ro1">
          <table:table-cell office:value-type="float" office:value="522.312336" calcext:value-type="float">
            <text:p>522.312336</text:p>
          </table:table-cell>
          <table:table-cell office:value-type="float" office:value="0.039851" calcext:value-type="float">
            <text:p>0.039851</text:p>
          </table:table-cell>
        </table:table-row>
        <table:table-row table:style-name="ro1">
          <table:table-cell office:value-type="float" office:value="525.839123" calcext:value-type="float">
            <text:p>525.839123</text:p>
          </table:table-cell>
          <table:table-cell office:value-type="float" office:value="0.051103" calcext:value-type="float">
            <text:p>0.051103</text:p>
          </table:table-cell>
        </table:table-row>
        <table:table-row table:style-name="ro1">
          <table:table-cell office:value-type="float" office:value="529.470755" calcext:value-type="float">
            <text:p>529.470755</text:p>
          </table:table-cell>
          <table:table-cell office:value-type="float" office:value="0.062489" calcext:value-type="float">
            <text:p>0.062489</text:p>
          </table:table-cell>
        </table:table-row>
        <table:table-row table:style-name="ro1">
          <table:table-cell office:value-type="float" office:value="533.637171" calcext:value-type="float">
            <text:p>533.637171</text:p>
          </table:table-cell>
          <table:table-cell office:value-type="float" office:value="0.072954" calcext:value-type="float">
            <text:p>0.072954</text:p>
          </table:table-cell>
        </table:table-row>
        <table:table-row table:style-name="ro1">
          <table:table-cell office:value-type="float" office:value="537.048202" calcext:value-type="float">
            <text:p>537.048202</text:p>
          </table:table-cell>
          <table:table-cell office:value-type="float" office:value="0.082986" calcext:value-type="float">
            <text:p>0.082986</text:p>
          </table:table-cell>
        </table:table-row>
        <table:table-row table:style-name="ro1">
          <table:table-cell office:value-type="float" office:value="540.810472" calcext:value-type="float">
            <text:p>540.810472</text:p>
          </table:table-cell>
          <table:table-cell office:value-type="float" office:value="0.092188" calcext:value-type="float">
            <text:p>0.092188</text:p>
          </table:table-cell>
        </table:table-row>
        <table:table-row table:style-name="ro1">
          <table:table-cell office:value-type="float" office:value="544.834147" calcext:value-type="float">
            <text:p>544.834147</text:p>
          </table:table-cell>
          <table:table-cell office:value-type="float" office:value="0.100199" calcext:value-type="float">
            <text:p>0.100199</text:p>
          </table:table-cell>
        </table:table-row>
        <table:table-row table:style-name="ro1">
          <table:table-cell office:value-type="float" office:value="549.415985" calcext:value-type="float">
            <text:p>549.415985</text:p>
          </table:table-cell>
          <table:table-cell office:value-type="float" office:value="0.106533" calcext:value-type="float">
            <text:p>0.106533</text:p>
          </table:table-cell>
        </table:table-row>
        <table:table-row table:style-name="ro1">
          <table:table-cell office:value-type="float" office:value="551.942807" calcext:value-type="float">
            <text:p>551.942807</text:p>
          </table:table-cell>
          <table:table-cell office:value-type="float" office:value="0.112049" calcext:value-type="float">
            <text:p>0.112049</text:p>
          </table:table-cell>
        </table:table-row>
        <table:table-row table:style-name="ro1">
          <table:table-cell office:value-type="float" office:value="556.604853" calcext:value-type="float">
            <text:p>556.604853</text:p>
          </table:table-cell>
          <table:table-cell office:value-type="float" office:value="0.11654" calcext:value-type="float">
            <text:p>0.11654</text:p>
          </table:table-cell>
        </table:table-row>
        <table:table-row table:style-name="ro1">
          <table:table-cell office:value-type="float" office:value="559.752523" calcext:value-type="float">
            <text:p>559.752523</text:p>
          </table:table-cell>
          <table:table-cell office:value-type="float" office:value="0.120188" calcext:value-type="float">
            <text:p>0.120188</text:p>
          </table:table-cell>
        </table:table-row>
        <table:table-row table:style-name="ro1">
          <table:table-cell office:value-type="float" office:value="563.844024" calcext:value-type="float">
            <text:p>563.844024</text:p>
          </table:table-cell>
          <table:table-cell office:value-type="float" office:value="0.122385" calcext:value-type="float">
            <text:p>0.122385</text:p>
          </table:table-cell>
        </table:table-row>
        <table:table-row table:style-name="ro1">
          <table:table-cell office:value-type="float" office:value="566.435576" calcext:value-type="float">
            <text:p>566.435576</text:p>
          </table:table-cell>
          <table:table-cell office:value-type="float" office:value="0.123715" calcext:value-type="float">
            <text:p>0.123715</text:p>
          </table:table-cell>
        </table:table-row>
        <table:table-row table:style-name="ro1">
          <table:table-cell office:value-type="float" office:value="571.443542" calcext:value-type="float">
            <text:p>571.443542</text:p>
          </table:table-cell>
          <table:table-cell office:value-type="float" office:value="0.124485" calcext:value-type="float">
            <text:p>0.124485</text:p>
          </table:table-cell>
        </table:table-row>
        <table:table-row table:style-name="ro1">
          <table:table-cell office:value-type="float" office:value="574.903491" calcext:value-type="float">
            <text:p>574.903491</text:p>
          </table:table-cell>
          <table:table-cell office:value-type="float" office:value="0.124068" calcext:value-type="float">
            <text:p>0.124068</text:p>
          </table:table-cell>
        </table:table-row>
        <table:table-row table:style-name="ro1">
          <table:table-cell office:value-type="float" office:value="578.540419" calcext:value-type="float">
            <text:p>578.540419</text:p>
          </table:table-cell>
          <table:table-cell office:value-type="float" office:value="0.122975" calcext:value-type="float">
            <text:p>0.122975</text:p>
          </table:table-cell>
        </table:table-row>
        <table:table-row table:style-name="ro1">
          <table:table-cell office:value-type="float" office:value="582.025737" calcext:value-type="float">
            <text:p>582.025737</text:p>
          </table:table-cell>
          <table:table-cell office:value-type="float" office:value="0.120769" calcext:value-type="float">
            <text:p>0.120769</text:p>
          </table:table-cell>
        </table:table-row>
        <table:table-row table:style-name="ro1">
          <table:table-cell office:value-type="float" office:value="586.570213" calcext:value-type="float">
            <text:p>586.570213</text:p>
          </table:table-cell>
          <table:table-cell office:value-type="float" office:value="0.117864" calcext:value-type="float">
            <text:p>0.117864</text:p>
          </table:table-cell>
        </table:table-row>
        <table:table-row table:style-name="ro1">
          <table:table-cell office:value-type="float" office:value="588.88433" calcext:value-type="float">
            <text:p>588.88433</text:p>
          </table:table-cell>
          <table:table-cell office:value-type="float" office:value="0.114285" calcext:value-type="float">
            <text:p>0.114285</text:p>
          </table:table-cell>
        </table:table-row>
        <table:table-row table:style-name="ro1">
          <table:table-cell office:value-type="float" office:value="593.069839" calcext:value-type="float">
            <text:p>593.069839</text:p>
          </table:table-cell>
          <table:table-cell office:value-type="float" office:value="0.109855" calcext:value-type="float">
            <text:p>0.109855</text:p>
          </table:table-cell>
        </table:table-row>
        <table:table-row table:style-name="ro1">
          <table:table-cell office:value-type="float" office:value="596.343881" calcext:value-type="float">
            <text:p>596.343881</text:p>
          </table:table-cell>
          <table:table-cell office:value-type="float" office:value="0.104563" calcext:value-type="float">
            <text:p>0.104563</text:p>
          </table:table-cell>
        </table:table-row>
        <table:table-row table:style-name="ro1">
          <table:table-cell office:value-type="float" office:value="601.246577" calcext:value-type="float">
            <text:p>601.246577</text:p>
          </table:table-cell>
          <table:table-cell office:value-type="float" office:value="0.0979" calcext:value-type="float">
            <text:p>0.0979</text:p>
          </table:table-cell>
        </table:table-row>
        <table:table-row table:style-name="ro1">
          <table:table-cell office:value-type="float" office:value="604.289389" calcext:value-type="float">
            <text:p>604.289389</text:p>
          </table:table-cell>
          <table:table-cell office:value-type="float" office:value="0.090678" calcext:value-type="float">
            <text:p>0.090678</text:p>
          </table:table-cell>
        </table:table-row>
        <table:table-row table:style-name="ro1">
          <table:table-cell office:value-type="float" office:value="608.705497" calcext:value-type="float">
            <text:p>608.705497</text:p>
          </table:table-cell>
          <table:table-cell office:value-type="float" office:value="0.082401" calcext:value-type="float">
            <text:p>0.082401</text:p>
          </table:table-cell>
        </table:table-row>
        <table:table-row table:style-name="ro1">
          <table:table-cell office:value-type="float" office:value="612.329265" calcext:value-type="float">
            <text:p>612.329265</text:p>
          </table:table-cell>
          <table:table-cell office:value-type="float" office:value="0.073457" calcext:value-type="float">
            <text:p>0.073457</text:p>
          </table:table-cell>
        </table:table-row>
        <table:table-row table:style-name="ro1">
          <table:table-cell office:value-type="float" office:value="616.593705" calcext:value-type="float">
            <text:p>616.593705</text:p>
          </table:table-cell>
          <table:table-cell office:value-type="float" office:value="0.063451" calcext:value-type="float">
            <text:p>0.063451</text:p>
          </table:table-cell>
        </table:table-row>
        <table:table-row table:style-name="ro1">
          <table:table-cell office:value-type="float" office:value="619.950822" calcext:value-type="float">
            <text:p>619.950822</text:p>
          </table:table-cell>
          <table:table-cell office:value-type="float" office:value="0.053044" calcext:value-type="float">
            <text:p>0.053044</text:p>
          </table:table-cell>
        </table:table-row>
        <table:table-row table:style-name="ro1">
          <table:table-cell office:value-type="float" office:value="622.282249" calcext:value-type="float">
            <text:p>622.282249</text:p>
          </table:table-cell>
          <table:table-cell office:value-type="float" office:value="0.042865" calcext:value-type="float">
            <text:p>0.042865</text:p>
          </table:table-cell>
        </table:table-row>
        <table:table-row table:style-name="ro1">
          <table:table-cell office:value-type="float" office:value="627.956979" calcext:value-type="float">
            <text:p>627.956979</text:p>
          </table:table-cell>
          <table:table-cell office:value-type="float" office:value="0.032742" calcext:value-type="float">
            <text:p>0.032742</text:p>
          </table:table-cell>
        </table:table-row>
        <table:table-row table:style-name="ro1">
          <table:table-cell office:value-type="float" office:value="630.08383" calcext:value-type="float">
            <text:p>630.08383</text:p>
          </table:table-cell>
          <table:table-cell office:value-type="float" office:value="0.023668" calcext:value-type="float">
            <text:p>0.023668</text:p>
          </table:table-cell>
        </table:table-row>
        <table:table-row table:style-name="ro1">
          <table:table-cell office:value-type="float" office:value="633.403463" calcext:value-type="float">
            <text:p>633.403463</text:p>
          </table:table-cell>
          <table:table-cell office:value-type="float" office:value="0.016207" calcext:value-type="float">
            <text:p>0.016207</text:p>
          </table:table-cell>
        </table:table-row>
        <table:table-row table:style-name="ro1">
          <table:table-cell office:value-type="float" office:value="639.193586" calcext:value-type="float">
            <text:p>639.193586</text:p>
          </table:table-cell>
          <table:table-cell office:value-type="float" office:value="0.010754" calcext:value-type="float">
            <text:p>0.010754</text:p>
          </table:table-cell>
        </table:table-row>
        <table:table-row table:style-name="ro1">
          <table:table-cell office:value-type="float" office:value="641.706076" calcext:value-type="float">
            <text:p>641.706076</text:p>
          </table:table-cell>
          <table:table-cell office:value-type="float" office:value="0.007062" calcext:value-type="float">
            <text:p>0.007062</text:p>
          </table:table-cell>
        </table:table-row>
        <table:table-row table:style-name="ro1">
          <table:table-cell office:value-type="float" office:value="646.940139" calcext:value-type="float">
            <text:p>646.940139</text:p>
          </table:table-cell>
          <table:table-cell office:value-type="float" office:value="0.004764" calcext:value-type="float">
            <text:p>0.004764</text:p>
          </table:table-cell>
        </table:table-row>
        <table:table-row table:style-name="ro1">
          <table:table-cell office:value-type="float" office:value="649.745931" calcext:value-type="float">
            <text:p>649.745931</text:p>
          </table:table-cell>
          <table:table-cell office:value-type="float" office:value="0.003628" calcext:value-type="float">
            <text:p>0.003628</text:p>
          </table:table-cell>
        </table:table-row>
        <table:table-row table:style-name="ro1">
          <table:table-cell office:value-type="float" office:value="653.552955" calcext:value-type="float">
            <text:p>653.552955</text:p>
          </table:table-cell>
          <table:table-cell office:value-type="float" office:value="0.003542" calcext:value-type="float">
            <text:p>0.003542</text:p>
          </table:table-cell>
        </table:table-row>
        <table:table-row table:style-name="ro1">
          <table:table-cell office:value-type="float" office:value="658.992074" calcext:value-type="float">
            <text:p>658.992074</text:p>
          </table:table-cell>
          <table:table-cell office:value-type="float" office:value="0.004463" calcext:value-type="float">
            <text:p>0.004463</text:p>
          </table:table-cell>
        </table:table-row>
        <table:table-row table:style-name="ro1">
          <table:table-cell office:value-type="float" office:value="659.437101" calcext:value-type="float">
            <text:p>659.437101</text:p>
          </table:table-cell>
          <table:table-cell office:value-type="float" office:value="0.006609" calcext:value-type="float">
            <text:p>0.006609</text:p>
          </table:table-cell>
        </table:table-row>
        <table:table-row table:style-name="ro1">
          <table:table-cell office:value-type="float" office:value="665.026639" calcext:value-type="float">
            <text:p>665.026639</text:p>
          </table:table-cell>
          <table:table-cell office:value-type="float" office:value="0.010257" calcext:value-type="float">
            <text:p>0.010257</text:p>
          </table:table-cell>
        </table:table-row>
        <table:table-row table:style-name="ro1">
          <table:table-cell office:value-type="float" office:value="668.707876" calcext:value-type="float">
            <text:p>668.707876</text:p>
          </table:table-cell>
          <table:table-cell office:value-type="float" office:value="0.015641" calcext:value-type="float">
            <text:p>0.015641</text:p>
          </table:table-cell>
        </table:table-row>
        <table:table-row table:style-name="ro1">
          <table:table-cell office:value-type="float" office:value="672.450656" calcext:value-type="float">
            <text:p>672.450656</text:p>
          </table:table-cell>
          <table:table-cell office:value-type="float" office:value="0.023006" calcext:value-type="float">
            <text:p>0.023006</text:p>
          </table:table-cell>
        </table:table-row>
        <table:table-row table:style-name="ro1">
          <table:table-cell office:value-type="float" office:value="676.430505" calcext:value-type="float">
            <text:p>676.430505</text:p>
          </table:table-cell>
          <table:table-cell office:value-type="float" office:value="0.032548" calcext:value-type="float">
            <text:p>0.032548</text:p>
          </table:table-cell>
        </table:table-row>
        <table:table-row table:style-name="ro1">
          <table:table-cell office:value-type="float" office:value="680.700169" calcext:value-type="float">
            <text:p>680.700169</text:p>
          </table:table-cell>
          <table:table-cell office:value-type="float" office:value="0.04326" calcext:value-type="float">
            <text:p>0.04326</text:p>
          </table:table-cell>
        </table:table-row>
        <table:table-row table:style-name="ro1">
          <table:table-cell office:value-type="float" office:value="684.008388" calcext:value-type="float">
            <text:p>684.008388</text:p>
          </table:table-cell>
          <table:table-cell office:value-type="float" office:value="0.054114" calcext:value-type="float">
            <text:p>0.054114</text:p>
          </table:table-cell>
        </table:table-row>
        <table:table-row table:style-name="ro1">
          <table:table-cell office:value-type="float" office:value="686.39678" calcext:value-type="float">
            <text:p>686.39678</text:p>
          </table:table-cell>
          <table:table-cell office:value-type="float" office:value="0.064946" calcext:value-type="float">
            <text:p>0.064946</text:p>
          </table:table-cell>
        </table:table-row>
        <table:table-row table:style-name="ro1">
          <table:table-cell office:value-type="float" office:value="689.970097" calcext:value-type="float">
            <text:p>689.970097</text:p>
          </table:table-cell>
          <table:table-cell office:value-type="float" office:value="0.075662" calcext:value-type="float">
            <text:p>0.075662</text:p>
          </table:table-cell>
        </table:table-row>
        <table:table-row table:style-name="ro1">
          <table:table-cell office:value-type="float" office:value="694.28191" calcext:value-type="float">
            <text:p>694.28191</text:p>
          </table:table-cell>
          <table:table-cell office:value-type="float" office:value="0.085013" calcext:value-type="float">
            <text:p>0.085013</text:p>
          </table:table-cell>
        </table:table-row>
        <table:table-row table:style-name="ro1">
          <table:table-cell office:value-type="float" office:value="696.503127" calcext:value-type="float">
            <text:p>696.503127</text:p>
          </table:table-cell>
          <table:table-cell office:value-type="float" office:value="0.093374" calcext:value-type="float">
            <text:p>0.093374</text:p>
          </table:table-cell>
        </table:table-row>
        <table:table-row table:style-name="ro1">
          <table:table-cell office:value-type="float" office:value="701.847277" calcext:value-type="float">
            <text:p>701.847277</text:p>
          </table:table-cell>
          <table:table-cell office:value-type="float" office:value="0.100716" calcext:value-type="float">
            <text:p>0.100716</text:p>
          </table:table-cell>
        </table:table-row>
        <table:table-row table:style-name="ro1">
          <table:table-cell office:value-type="float" office:value="705.229231" calcext:value-type="float">
            <text:p>705.229231</text:p>
          </table:table-cell>
          <table:table-cell office:value-type="float" office:value="0.10753" calcext:value-type="float">
            <text:p>0.10753</text:p>
          </table:table-cell>
        </table:table-row>
        <table:table-row table:style-name="ro1">
          <table:table-cell office:value-type="float" office:value="708.847945" calcext:value-type="float">
            <text:p>708.847945</text:p>
          </table:table-cell>
          <table:table-cell office:value-type="float" office:value="0.112809" calcext:value-type="float">
            <text:p>0.112809</text:p>
          </table:table-cell>
        </table:table-row>
        <table:table-row table:style-name="ro1">
          <table:table-cell office:value-type="float" office:value="714.18902" calcext:value-type="float">
            <text:p>714.18902</text:p>
          </table:table-cell>
          <table:table-cell office:value-type="float" office:value="0.116707" calcext:value-type="float">
            <text:p>0.116707</text:p>
          </table:table-cell>
        </table:table-row>
        <table:table-row table:style-name="ro1">
          <table:table-cell office:value-type="float" office:value="715.556429" calcext:value-type="float">
            <text:p>715.556429</text:p>
          </table:table-cell>
          <table:table-cell office:value-type="float" office:value="0.119674" calcext:value-type="float">
            <text:p>0.119674</text:p>
          </table:table-cell>
        </table:table-row>
        <table:table-row table:style-name="ro1">
          <table:table-cell office:value-type="float" office:value="719.509786" calcext:value-type="float">
            <text:p>719.509786</text:p>
          </table:table-cell>
          <table:table-cell office:value-type="float" office:value="0.121915" calcext:value-type="float">
            <text:p>0.121915</text:p>
          </table:table-cell>
        </table:table-row>
        <table:table-row table:style-name="ro1">
          <table:table-cell office:value-type="float" office:value="724.683097" calcext:value-type="float">
            <text:p>724.683097</text:p>
          </table:table-cell>
          <table:table-cell office:value-type="float" office:value="0.123242" calcext:value-type="float">
            <text:p>0.123242</text:p>
          </table:table-cell>
        </table:table-row>
        <table:table-row table:style-name="ro1">
          <table:table-cell office:value-type="float" office:value="726.655262" calcext:value-type="float">
            <text:p>726.655262</text:p>
          </table:table-cell>
          <table:table-cell office:value-type="float" office:value="0.123342" calcext:value-type="float">
            <text:p>0.123342</text:p>
          </table:table-cell>
        </table:table-row>
        <table:table-row table:style-name="ro1">
          <table:table-cell office:value-type="float" office:value="730.313096" calcext:value-type="float">
            <text:p>730.313096</text:p>
          </table:table-cell>
          <table:table-cell office:value-type="float" office:value="0.122809" calcext:value-type="float">
            <text:p>0.122809</text:p>
          </table:table-cell>
        </table:table-row>
        <table:table-row table:style-name="ro1">
          <table:table-cell office:value-type="float" office:value="733.587465" calcext:value-type="float">
            <text:p>733.587465</text:p>
          </table:table-cell>
          <table:table-cell office:value-type="float" office:value="0.121374" calcext:value-type="float">
            <text:p>0.121374</text:p>
          </table:table-cell>
        </table:table-row>
        <table:table-row table:style-name="ro1">
          <table:table-cell office:value-type="float" office:value="737.861514" calcext:value-type="float">
            <text:p>737.861514</text:p>
          </table:table-cell>
          <table:table-cell office:value-type="float" office:value="0.119509" calcext:value-type="float">
            <text:p>0.119509</text:p>
          </table:table-cell>
        </table:table-row>
        <table:table-row table:style-name="ro1">
          <table:table-cell office:value-type="float" office:value="742.651283" calcext:value-type="float">
            <text:p>742.651283</text:p>
          </table:table-cell>
          <table:table-cell office:value-type="float" office:value="0.116316" calcext:value-type="float">
            <text:p>0.116316</text:p>
          </table:table-cell>
        </table:table-row>
        <table:table-row table:style-name="ro1">
          <table:table-cell office:value-type="float" office:value="745.897301" calcext:value-type="float">
            <text:p>745.897301</text:p>
          </table:table-cell>
          <table:table-cell office:value-type="float" office:value="0.112529" calcext:value-type="float">
            <text:p>0.112529</text:p>
          </table:table-cell>
        </table:table-row>
        <table:table-row table:style-name="ro1">
          <table:table-cell office:value-type="float" office:value="749.035663" calcext:value-type="float">
            <text:p>749.035663</text:p>
          </table:table-cell>
          <table:table-cell office:value-type="float" office:value="0.108247" calcext:value-type="float">
            <text:p>0.108247</text:p>
          </table:table-cell>
        </table:table-row>
        <table:table-row table:style-name="ro1">
          <table:table-cell office:value-type="float" office:value="753.718058" calcext:value-type="float">
            <text:p>753.718058</text:p>
          </table:table-cell>
          <table:table-cell office:value-type="float" office:value="0.10264" calcext:value-type="float">
            <text:p>0.10264</text:p>
          </table:table-cell>
        </table:table-row>
        <table:table-row table:style-name="ro1">
          <table:table-cell office:value-type="float" office:value="758.052668" calcext:value-type="float">
            <text:p>758.052668</text:p>
          </table:table-cell>
          <table:table-cell office:value-type="float" office:value="0.096074" calcext:value-type="float">
            <text:p>0.096074</text:p>
          </table:table-cell>
        </table:table-row>
        <table:table-row table:style-name="ro1">
          <table:table-cell office:value-type="float" office:value="761.464579" calcext:value-type="float">
            <text:p>761.464579</text:p>
          </table:table-cell>
          <table:table-cell office:value-type="float" office:value="0.088659" calcext:value-type="float">
            <text:p>0.088659</text:p>
          </table:table-cell>
        </table:table-row>
        <table:table-row table:style-name="ro1">
          <table:table-cell office:value-type="float" office:value="765.922984" calcext:value-type="float">
            <text:p>765.922984</text:p>
          </table:table-cell>
          <table:table-cell office:value-type="float" office:value="0.080184" calcext:value-type="float">
            <text:p>0.080184</text:p>
          </table:table-cell>
        </table:table-row>
        <table:table-row table:style-name="ro1">
          <table:table-cell office:value-type="float" office:value="768.434679" calcext:value-type="float">
            <text:p>768.434679</text:p>
          </table:table-cell>
          <table:table-cell office:value-type="float" office:value="0.071036" calcext:value-type="float">
            <text:p>0.071036</text:p>
          </table:table-cell>
        </table:table-row>
        <table:table-row table:style-name="ro1">
          <table:table-cell office:value-type="float" office:value="773.764844" calcext:value-type="float">
            <text:p>773.764844</text:p>
          </table:table-cell>
          <table:table-cell office:value-type="float" office:value="0.060836" calcext:value-type="float">
            <text:p>0.060836</text:p>
          </table:table-cell>
        </table:table-row>
        <table:table-row table:style-name="ro1">
          <table:table-cell office:value-type="float" office:value="776.024475" calcext:value-type="float">
            <text:p>776.024475</text:p>
          </table:table-cell>
          <table:table-cell office:value-type="float" office:value="0.050267" calcext:value-type="float">
            <text:p>0.050267</text:p>
          </table:table-cell>
        </table:table-row>
        <table:table-row table:style-name="ro1">
          <table:table-cell office:value-type="float" office:value="780.519177" calcext:value-type="float">
            <text:p>780.519177</text:p>
          </table:table-cell>
          <table:table-cell office:value-type="float" office:value="0.039576" calcext:value-type="float">
            <text:p>0.039576</text:p>
          </table:table-cell>
        </table:table-row>
        <table:table-row table:style-name="ro1">
          <table:table-cell office:value-type="float" office:value="783.862202" calcext:value-type="float">
            <text:p>783.862202</text:p>
          </table:table-cell>
          <table:table-cell office:value-type="float" office:value="0.029649" calcext:value-type="float">
            <text:p>0.029649</text:p>
          </table:table-cell>
        </table:table-row>
        <table:table-row table:style-name="ro1">
          <table:table-cell office:value-type="float" office:value="787.385838" calcext:value-type="float">
            <text:p>787.385838</text:p>
          </table:table-cell>
          <table:table-cell office:value-type="float" office:value="0.021015" calcext:value-type="float">
            <text:p>0.021015</text:p>
          </table:table-cell>
        </table:table-row>
        <table:table-row table:style-name="ro1">
          <table:table-cell office:value-type="float" office:value="792.806367" calcext:value-type="float">
            <text:p>792.806367</text:p>
          </table:table-cell>
          <table:table-cell office:value-type="float" office:value="0.014233" calcext:value-type="float">
            <text:p>0.014233</text:p>
          </table:table-cell>
        </table:table-row>
        <table:table-row table:style-name="ro1">
          <table:table-cell office:value-type="float" office:value="795.959517" calcext:value-type="float">
            <text:p>795.959517</text:p>
          </table:table-cell>
          <table:table-cell office:value-type="float" office:value="0.009219" calcext:value-type="float">
            <text:p>0.009219</text:p>
          </table:table-cell>
        </table:table-row>
        <table:table-row table:style-name="ro1">
          <table:table-cell office:value-type="float" office:value="799.066543" calcext:value-type="float">
            <text:p>799.066543</text:p>
          </table:table-cell>
          <table:table-cell office:value-type="float" office:value="0.005994" calcext:value-type="float">
            <text:p>0.005994</text:p>
          </table:table-cell>
        </table:table-row>
        <table:table-row table:style-name="ro1">
          <table:table-cell office:value-type="float" office:value="802.946283" calcext:value-type="float">
            <text:p>802.946283</text:p>
          </table:table-cell>
          <table:table-cell office:value-type="float" office:value="0.00415" calcext:value-type="float">
            <text:p>0.00415</text:p>
          </table:table-cell>
        </table:table-row>
        <table:table-row table:style-name="ro1">
          <table:table-cell office:value-type="float" office:value="806.921276" calcext:value-type="float">
            <text:p>806.921276</text:p>
          </table:table-cell>
          <table:table-cell office:value-type="float" office:value="0.00345" calcext:value-type="float">
            <text:p>0.00345</text:p>
          </table:table-cell>
        </table:table-row>
        <table:table-row table:style-name="ro1">
          <table:table-cell office:value-type="float" office:value="810.702005" calcext:value-type="float">
            <text:p>810.702005</text:p>
          </table:table-cell>
          <table:table-cell office:value-type="float" office:value="0.003814" calcext:value-type="float">
            <text:p>0.003814</text:p>
          </table:table-cell>
        </table:table-row>
        <table:table-row table:style-name="ro1">
          <table:table-cell office:value-type="float" office:value="815.263473" calcext:value-type="float">
            <text:p>815.263473</text:p>
          </table:table-cell>
          <table:table-cell office:value-type="float" office:value="0.005249" calcext:value-type="float">
            <text:p>0.005249</text:p>
          </table:table-cell>
        </table:table-row>
        <table:table-row table:style-name="ro1">
          <table:table-cell office:value-type="float" office:value="817.567717" calcext:value-type="float">
            <text:p>817.567717</text:p>
          </table:table-cell>
          <table:table-cell office:value-type="float" office:value="0.007895" calcext:value-type="float">
            <text:p>0.007895</text:p>
          </table:table-cell>
        </table:table-row>
        <table:table-row table:style-name="ro1">
          <table:table-cell office:value-type="float" office:value="822.052586" calcext:value-type="float">
            <text:p>822.052586</text:p>
          </table:table-cell>
          <table:table-cell office:value-type="float" office:value="0.011942" calcext:value-type="float">
            <text:p>0.011942</text:p>
          </table:table-cell>
        </table:table-row>
        <table:table-row table:style-name="ro1">
          <table:table-cell office:value-type="float" office:value="825.620163" calcext:value-type="float">
            <text:p>825.620163</text:p>
          </table:table-cell>
          <table:table-cell office:value-type="float" office:value="0.018016" calcext:value-type="float">
            <text:p>0.018016</text:p>
          </table:table-cell>
        </table:table-row>
        <table:table-row table:style-name="ro1">
          <table:table-cell office:value-type="float" office:value="827.701364" calcext:value-type="float">
            <text:p>827.701364</text:p>
          </table:table-cell>
          <table:table-cell office:value-type="float" office:value="0.02604" calcext:value-type="float">
            <text:p>0.02604</text:p>
          </table:table-cell>
        </table:table-row>
        <table:table-row table:style-name="ro1">
          <table:table-cell office:value-type="float" office:value="832.187036" calcext:value-type="float">
            <text:p>832.187036</text:p>
          </table:table-cell>
          <table:table-cell office:value-type="float" office:value="0.035689" calcext:value-type="float">
            <text:p>0.035689</text:p>
          </table:table-cell>
        </table:table-row>
        <table:table-row table:style-name="ro1">
          <table:table-cell office:value-type="float" office:value="836.173953" calcext:value-type="float">
            <text:p>836.173953</text:p>
          </table:table-cell>
          <table:table-cell office:value-type="float" office:value="0.046331" calcext:value-type="float">
            <text:p>0.046331</text:p>
          </table:table-cell>
        </table:table-row>
        <table:table-row table:style-name="ro1">
          <table:table-cell office:value-type="float" office:value="839.998359" calcext:value-type="float">
            <text:p>839.998359</text:p>
          </table:table-cell>
          <table:table-cell office:value-type="float" office:value="0.057739" calcext:value-type="float">
            <text:p>0.057739</text:p>
          </table:table-cell>
        </table:table-row>
        <table:table-row table:style-name="ro1">
          <table:table-cell office:value-type="float" office:value="843.394183" calcext:value-type="float">
            <text:p>843.394183</text:p>
          </table:table-cell>
          <table:table-cell office:value-type="float" office:value="0.068979" calcext:value-type="float">
            <text:p>0.068979</text:p>
          </table:table-cell>
        </table:table-row>
        <table:table-row table:style-name="ro1">
          <table:table-cell office:value-type="float" office:value="848.979696" calcext:value-type="float">
            <text:p>848.979696</text:p>
          </table:table-cell>
          <table:table-cell office:value-type="float" office:value="0.078974" calcext:value-type="float">
            <text:p>0.078974</text:p>
          </table:table-cell>
        </table:table-row>
        <table:table-row table:style-name="ro1">
          <table:table-cell office:value-type="float" office:value="851.256554" calcext:value-type="float">
            <text:p>851.256554</text:p>
          </table:table-cell>
          <table:table-cell office:value-type="float" office:value="0.088236" calcext:value-type="float">
            <text:p>0.088236</text:p>
          </table:table-cell>
        </table:table-row>
        <table:table-row table:style-name="ro1">
          <table:table-cell office:value-type="float" office:value="854.720277" calcext:value-type="float">
            <text:p>854.720277</text:p>
          </table:table-cell>
          <table:table-cell office:value-type="float" office:value="0.096694" calcext:value-type="float">
            <text:p>0.096694</text:p>
          </table:table-cell>
        </table:table-row>
        <table:table-row table:style-name="ro1">
          <table:table-cell office:value-type="float" office:value="857.947437" calcext:value-type="float">
            <text:p>857.947437</text:p>
          </table:table-cell>
          <table:table-cell office:value-type="float" office:value="0.103757" calcext:value-type="float">
            <text:p>0.103757</text:p>
          </table:table-cell>
        </table:table-row>
        <table:table-row table:style-name="ro1">
          <table:table-cell office:value-type="float" office:value="862.431185" calcext:value-type="float">
            <text:p>862.431185</text:p>
          </table:table-cell>
          <table:table-cell office:value-type="float" office:value="0.109571" calcext:value-type="float">
            <text:p>0.109571</text:p>
          </table:table-cell>
        </table:table-row>
        <table:table-row table:style-name="ro1">
          <table:table-cell office:value-type="float" office:value="865.808911" calcext:value-type="float">
            <text:p>865.808911</text:p>
          </table:table-cell>
          <table:table-cell office:value-type="float" office:value="0.114127" calcext:value-type="float">
            <text:p>0.114127</text:p>
          </table:table-cell>
        </table:table-row>
        <table:table-row table:style-name="ro1">
          <table:table-cell office:value-type="float" office:value="869.216516" calcext:value-type="float">
            <text:p>869.216516</text:p>
          </table:table-cell>
          <table:table-cell office:value-type="float" office:value="0.117824" calcext:value-type="float">
            <text:p>0.117824</text:p>
          </table:table-cell>
        </table:table-row>
        <table:table-row table:style-name="ro1">
          <table:table-cell office:value-type="float" office:value="873.646245" calcext:value-type="float">
            <text:p>873.646245</text:p>
          </table:table-cell>
          <table:table-cell office:value-type="float" office:value="0.120505" calcext:value-type="float">
            <text:p>0.120505</text:p>
          </table:table-cell>
        </table:table-row>
        <table:table-row table:style-name="ro1">
          <table:table-cell office:value-type="float" office:value="878.118754" calcext:value-type="float">
            <text:p>878.118754</text:p>
          </table:table-cell>
          <table:table-cell office:value-type="float" office:value="0.122513" calcext:value-type="float">
            <text:p>0.122513</text:p>
          </table:table-cell>
        </table:table-row>
        <table:table-row table:style-name="ro1">
          <table:table-cell office:value-type="float" office:value="881.51152" calcext:value-type="float">
            <text:p>881.51152</text:p>
          </table:table-cell>
          <table:table-cell office:value-type="float" office:value="0.123124" calcext:value-type="float">
            <text:p>0.123124</text:p>
          </table:table-cell>
        </table:table-row>
        <table:table-row table:style-name="ro1">
          <table:table-cell office:value-type="float" office:value="883.834971" calcext:value-type="float">
            <text:p>883.834971</text:p>
          </table:table-cell>
          <table:table-cell office:value-type="float" office:value="0.122986" calcext:value-type="float">
            <text:p>0.122986</text:p>
          </table:table-cell>
        </table:table-row>
        <table:table-row table:style-name="ro1">
          <table:table-cell office:value-type="float" office:value="889.348367" calcext:value-type="float">
            <text:p>889.348367</text:p>
          </table:table-cell>
          <table:table-cell office:value-type="float" office:value="0.122211" calcext:value-type="float">
            <text:p>0.122211</text:p>
          </table:table-cell>
        </table:table-row>
        <table:table-row table:style-name="ro1">
          <table:table-cell office:value-type="float" office:value="892.733727" calcext:value-type="float">
            <text:p>892.733727</text:p>
          </table:table-cell>
          <table:table-cell office:value-type="float" office:value="0.120532" calcext:value-type="float">
            <text:p>0.120532</text:p>
          </table:table-cell>
        </table:table-row>
        <table:table-row table:style-name="ro1">
          <table:table-cell office:value-type="float" office:value="896.100818" calcext:value-type="float">
            <text:p>896.100818</text:p>
          </table:table-cell>
          <table:table-cell office:value-type="float" office:value="0.118216" calcext:value-type="float">
            <text:p>0.118216</text:p>
          </table:table-cell>
        </table:table-row>
        <table:table-row table:style-name="ro1">
          <table:table-cell office:value-type="float" office:value="899.548776" calcext:value-type="float">
            <text:p>899.548776</text:p>
          </table:table-cell>
          <table:table-cell office:value-type="float" office:value="0.115117" calcext:value-type="float">
            <text:p>0.115117</text:p>
          </table:table-cell>
        </table:table-row>
        <table:table-row table:style-name="ro1">
          <table:table-cell office:value-type="float" office:value="902.967629" calcext:value-type="float">
            <text:p>902.967629</text:p>
          </table:table-cell>
          <table:table-cell office:value-type="float" office:value="0.111191" calcext:value-type="float">
            <text:p>0.111191</text:p>
          </table:table-cell>
        </table:table-row>
        <table:table-row table:style-name="ro1">
          <table:table-cell office:value-type="float" office:value="906.40589" calcext:value-type="float">
            <text:p>906.40589</text:p>
          </table:table-cell>
          <table:table-cell office:value-type="float" office:value="0.106379" calcext:value-type="float">
            <text:p>0.106379</text:p>
          </table:table-cell>
        </table:table-row>
        <table:table-row table:style-name="ro1">
          <table:table-cell office:value-type="float" office:value="910.691405" calcext:value-type="float">
            <text:p>910.691405</text:p>
          </table:table-cell>
          <table:table-cell office:value-type="float" office:value="0.100734" calcext:value-type="float">
            <text:p>0.100734</text:p>
          </table:table-cell>
        </table:table-row>
        <table:table-row table:style-name="ro1">
          <table:table-cell office:value-type="float" office:value="914.076006" calcext:value-type="float">
            <text:p>914.076006</text:p>
          </table:table-cell>
          <table:table-cell office:value-type="float" office:value="0.09433" calcext:value-type="float">
            <text:p>0.09433</text:p>
          </table:table-cell>
        </table:table-row>
        <table:table-row table:style-name="ro1">
          <table:table-cell office:value-type="float" office:value="917.504985" calcext:value-type="float">
            <text:p>917.504985</text:p>
          </table:table-cell>
          <table:table-cell office:value-type="float" office:value="0.086731" calcext:value-type="float">
            <text:p>0.086731</text:p>
          </table:table-cell>
        </table:table-row>
        <table:table-row table:style-name="ro1">
          <table:table-cell office:value-type="float" office:value="921.964562" calcext:value-type="float">
            <text:p>921.964562</text:p>
          </table:table-cell>
          <table:table-cell office:value-type="float" office:value="0.078181" calcext:value-type="float">
            <text:p>0.078181</text:p>
          </table:table-cell>
        </table:table-row>
        <table:table-row table:style-name="ro1">
          <table:table-cell office:value-type="float" office:value="925.302941" calcext:value-type="float">
            <text:p>925.302941</text:p>
          </table:table-cell>
          <table:table-cell office:value-type="float" office:value="0.068727" calcext:value-type="float">
            <text:p>0.068727</text:p>
          </table:table-cell>
        </table:table-row>
        <table:table-row table:style-name="ro1">
          <table:table-cell office:value-type="float" office:value="928.721709" calcext:value-type="float">
            <text:p>928.721709</text:p>
          </table:table-cell>
          <table:table-cell office:value-type="float" office:value="0.058448" calcext:value-type="float">
            <text:p>0.058448</text:p>
          </table:table-cell>
        </table:table-row>
        <table:table-row table:style-name="ro1">
          <table:table-cell office:value-type="float" office:value="933.172756" calcext:value-type="float">
            <text:p>933.172756</text:p>
          </table:table-cell>
          <table:table-cell office:value-type="float" office:value="0.047918" calcext:value-type="float">
            <text:p>0.047918</text:p>
          </table:table-cell>
        </table:table-row>
        <table:table-row table:style-name="ro1">
          <table:table-cell office:value-type="float" office:value="936.531915" calcext:value-type="float">
            <text:p>936.531915</text:p>
          </table:table-cell>
          <table:table-cell office:value-type="float" office:value="0.03769" calcext:value-type="float">
            <text:p>0.03769</text:p>
          </table:table-cell>
        </table:table-row>
        <table:table-row table:style-name="ro1">
          <table:table-cell office:value-type="float" office:value="941.14279" calcext:value-type="float">
            <text:p>941.14279</text:p>
          </table:table-cell>
          <table:table-cell office:value-type="float" office:value="0.027898" calcext:value-type="float">
            <text:p>0.027898</text:p>
          </table:table-cell>
        </table:table-row>
        <table:table-row table:style-name="ro1">
          <table:table-cell office:value-type="float" office:value="944.394194" calcext:value-type="float">
            <text:p>944.394194</text:p>
          </table:table-cell>
          <table:table-cell office:value-type="float" office:value="0.019468" calcext:value-type="float">
            <text:p>0.019468</text:p>
          </table:table-cell>
        </table:table-row>
        <table:table-row table:style-name="ro1">
          <table:table-cell office:value-type="float" office:value="948.884803" calcext:value-type="float">
            <text:p>948.884803</text:p>
          </table:table-cell>
          <table:table-cell office:value-type="float" office:value="0.012889" calcext:value-type="float">
            <text:p>0.012889</text:p>
          </table:table-cell>
        </table:table-row>
        <table:table-row table:style-name="ro1">
          <table:table-cell office:value-type="float" office:value="952.281138" calcext:value-type="float">
            <text:p>952.281138</text:p>
          </table:table-cell>
          <table:table-cell office:value-type="float" office:value="0.008315" calcext:value-type="float">
            <text:p>0.008315</text:p>
          </table:table-cell>
        </table:table-row>
        <table:table-row table:style-name="ro1">
          <table:table-cell office:value-type="float" office:value="956.734449" calcext:value-type="float">
            <text:p>956.734449</text:p>
          </table:table-cell>
          <table:table-cell office:value-type="float" office:value="0.005456" calcext:value-type="float">
            <text:p>0.005456</text:p>
          </table:table-cell>
        </table:table-row>
        <table:table-row table:style-name="ro1">
          <table:table-cell office:value-type="float" office:value="961.194726" calcext:value-type="float">
            <text:p>961.194726</text:p>
          </table:table-cell>
          <table:table-cell office:value-type="float" office:value="0.003891" calcext:value-type="float">
            <text:p>0.003891</text:p>
          </table:table-cell>
        </table:table-row>
        <table:table-row table:style-name="ro1">
          <table:table-cell office:value-type="float" office:value="964.56283" calcext:value-type="float">
            <text:p>964.56283</text:p>
          </table:table-cell>
          <table:table-cell office:value-type="float" office:value="0.003485" calcext:value-type="float">
            <text:p>0.003485</text:p>
          </table:table-cell>
        </table:table-row>
        <table:table-row table:style-name="ro1">
          <table:table-cell office:value-type="float" office:value="967.950069" calcext:value-type="float">
            <text:p>967.950069</text:p>
          </table:table-cell>
          <table:table-cell office:value-type="float" office:value="0.004162" calcext:value-type="float">
            <text:p>0.004162</text:p>
          </table:table-cell>
        </table:table-row>
        <table:table-row table:style-name="ro1">
          <table:table-cell office:value-type="float" office:value="970.332197" calcext:value-type="float">
            <text:p>970.332197</text:p>
          </table:table-cell>
          <table:table-cell office:value-type="float" office:value="0.00599" calcext:value-type="float">
            <text:p>0.00599</text:p>
          </table:table-cell>
        </table:table-row>
        <table:table-row table:style-name="ro1">
          <table:table-cell office:value-type="float" office:value="975.794278" calcext:value-type="float">
            <text:p>975.794278</text:p>
          </table:table-cell>
          <table:table-cell office:value-type="float" office:value="0.009144" calcext:value-type="float">
            <text:p>0.009144</text:p>
          </table:table-cell>
        </table:table-row>
        <table:table-row table:style-name="ro1">
          <table:table-cell office:value-type="float" office:value="979.218928" calcext:value-type="float">
            <text:p>979.218928</text:p>
          </table:table-cell>
          <table:table-cell office:value-type="float" office:value="0.014235" calcext:value-type="float">
            <text:p>0.014235</text:p>
          </table:table-cell>
        </table:table-row>
        <table:table-row table:style-name="ro1">
          <table:table-cell office:value-type="float" office:value="983.647795" calcext:value-type="float">
            <text:p>983.647795</text:p>
          </table:table-cell>
          <table:table-cell office:value-type="float" office:value="0.021243" calcext:value-type="float">
            <text:p>0.021243</text:p>
          </table:table-cell>
        </table:table-row>
        <table:table-row table:style-name="ro1">
          <table:table-cell office:value-type="float" office:value="987.025793" calcext:value-type="float">
            <text:p>987.025793</text:p>
          </table:table-cell>
          <table:table-cell office:value-type="float" office:value="0.030266" calcext:value-type="float">
            <text:p>0.030266</text:p>
          </table:table-cell>
        </table:table-row>
        <table:table-row table:style-name="ro1">
          <table:table-cell office:value-type="float" office:value="990.459979" calcext:value-type="float">
            <text:p>990.459979</text:p>
          </table:table-cell>
          <table:table-cell office:value-type="float" office:value="0.040593" calcext:value-type="float">
            <text:p>0.040593</text:p>
          </table:table-cell>
        </table:table-row>
        <table:table-row table:style-name="ro1">
          <table:table-cell office:value-type="float" office:value="994.916622" calcext:value-type="float">
            <text:p>994.916622</text:p>
          </table:table-cell>
          <table:table-cell office:value-type="float" office:value="0.051633" calcext:value-type="float">
            <text:p>0.051633</text:p>
          </table:table-cell>
        </table:table-row>
        <table:table-row table:style-name="ro1">
          <table:table-cell office:value-type="float" office:value="999.370547" calcext:value-type="float">
            <text:p>999.370547</text:p>
          </table:table-cell>
          <table:table-cell office:value-type="float" office:value="0.062384" calcext:value-type="float">
            <text:p>0.062384</text:p>
          </table:table-cell>
        </table:table-row>
        <table:table-row table:style-name="ro1">
          <table:table-cell office:value-type="float" office:value="1001.679422" calcext:value-type="float">
            <text:p>1001.679422</text:p>
          </table:table-cell>
          <table:table-cell office:value-type="float" office:value="0.072703" calcext:value-type="float">
            <text:p>0.072703</text:p>
          </table:table-cell>
        </table:table-row>
        <table:table-row table:style-name="ro1">
          <table:table-cell office:value-type="float" office:value="1005.05634" calcext:value-type="float">
            <text:p>1005.05634</text:p>
          </table:table-cell>
          <table:table-cell office:value-type="float" office:value="0.082431" calcext:value-type="float">
            <text:p>0.082431</text:p>
          </table:table-cell>
        </table:table-row>
        <table:table-row table:style-name="ro1">
          <table:table-cell office:value-type="float" office:value="1008.477157" calcext:value-type="float">
            <text:p>1008.477157</text:p>
          </table:table-cell>
          <table:table-cell office:value-type="float" office:value="0.091494" calcext:value-type="float">
            <text:p>0.091494</text:p>
          </table:table-cell>
        </table:table-row>
        <table:table-row table:style-name="ro1">
          <table:table-cell office:value-type="float" office:value="1012.981815" calcext:value-type="float">
            <text:p>1012.981815</text:p>
          </table:table-cell>
          <table:table-cell office:value-type="float" office:value="0.099452" calcext:value-type="float">
            <text:p>0.099452</text:p>
          </table:table-cell>
        </table:table-row>
        <table:table-row table:style-name="ro1">
          <table:table-cell office:value-type="float" office:value="1016.315815" calcext:value-type="float">
            <text:p>1016.315815</text:p>
          </table:table-cell>
          <table:table-cell office:value-type="float" office:value="0.106229" calcext:value-type="float">
            <text:p>0.106229</text:p>
          </table:table-cell>
        </table:table-row>
        <table:table-row table:style-name="ro1">
          <table:table-cell office:value-type="float" office:value="1020.72132" calcext:value-type="float">
            <text:p>1020.72132</text:p>
          </table:table-cell>
          <table:table-cell office:value-type="float" office:value="0.111905" calcext:value-type="float">
            <text:p>0.111905</text:p>
          </table:table-cell>
        </table:table-row>
        <table:table-row table:style-name="ro1">
          <table:table-cell office:value-type="float" office:value="1024.14615" calcext:value-type="float">
            <text:p>1024.14615</text:p>
          </table:table-cell>
          <table:table-cell office:value-type="float" office:value="0.11618" calcext:value-type="float">
            <text:p>0.11618</text:p>
          </table:table-cell>
        </table:table-row>
        <table:table-row table:style-name="ro1">
          <table:table-cell office:value-type="float" office:value="1027.563543" calcext:value-type="float">
            <text:p>1027.563543</text:p>
          </table:table-cell>
          <table:table-cell office:value-type="float" office:value="0.119613" calcext:value-type="float">
            <text:p>0.119613</text:p>
          </table:table-cell>
        </table:table-row>
        <table:table-row table:style-name="ro1">
          <table:table-cell office:value-type="float" office:value="1031.972417" calcext:value-type="float">
            <text:p>1031.972417</text:p>
          </table:table-cell>
          <table:table-cell office:value-type="float" office:value="0.121561" calcext:value-type="float">
            <text:p>0.121561</text:p>
          </table:table-cell>
        </table:table-row>
        <table:table-row table:style-name="ro1">
          <table:table-cell office:value-type="float" office:value="1035.39541" calcext:value-type="float">
            <text:p>1035.39541</text:p>
          </table:table-cell>
          <table:table-cell office:value-type="float" office:value="0.123119" calcext:value-type="float">
            <text:p>0.123119</text:p>
          </table:table-cell>
        </table:table-row>
        <table:table-row table:style-name="ro1">
          <table:table-cell office:value-type="float" office:value="1038.777115" calcext:value-type="float">
            <text:p>1038.777115</text:p>
          </table:table-cell>
          <table:table-cell office:value-type="float" office:value="0.123855" calcext:value-type="float">
            <text:p>0.123855</text:p>
          </table:table-cell>
        </table:table-row>
        <table:table-row table:style-name="ro1">
          <table:table-cell office:value-type="float" office:value="1043.1951" calcext:value-type="float">
            <text:p>1043.1951</text:p>
          </table:table-cell>
          <table:table-cell office:value-type="float" office:value="0.123706" calcext:value-type="float">
            <text:p>0.123706</text:p>
          </table:table-cell>
        </table:table-row>
        <table:table-row table:style-name="ro1">
          <table:table-cell office:value-type="float" office:value="1046.6032" calcext:value-type="float">
            <text:p>1046.6032</text:p>
          </table:table-cell>
          <table:table-cell office:value-type="float" office:value="0.122511" calcext:value-type="float">
            <text:p>0.122511</text:p>
          </table:table-cell>
        </table:table-row>
        <table:table-row table:style-name="ro1">
          <table:table-cell office:value-type="float" office:value="1049.96827" calcext:value-type="float">
            <text:p>1049.96827</text:p>
          </table:table-cell>
          <table:table-cell office:value-type="float" office:value="0.120459" calcext:value-type="float">
            <text:p>0.120459</text:p>
          </table:table-cell>
        </table:table-row>
        <table:table-row table:style-name="ro1">
          <table:table-cell office:value-type="float" office:value="1053.415417" calcext:value-type="float">
            <text:p>1053.415417</text:p>
          </table:table-cell>
          <table:table-cell office:value-type="float" office:value="0.117656" calcext:value-type="float">
            <text:p>0.117656</text:p>
          </table:table-cell>
        </table:table-row>
        <table:table-row table:style-name="ro1">
          <table:table-cell office:value-type="float" office:value="1056.705925" calcext:value-type="float">
            <text:p>1056.705925</text:p>
          </table:table-cell>
          <table:table-cell office:value-type="float" office:value="0.114261" calcext:value-type="float">
            <text:p>0.114261</text:p>
          </table:table-cell>
        </table:table-row>
        <table:table-row table:style-name="ro1">
          <table:table-cell office:value-type="float" office:value="1061.20951" calcext:value-type="float">
            <text:p>1061.20951</text:p>
          </table:table-cell>
          <table:table-cell office:value-type="float" office:value="0.109895" calcext:value-type="float">
            <text:p>0.109895</text:p>
          </table:table-cell>
        </table:table-row>
        <table:table-row table:style-name="ro1">
          <table:table-cell office:value-type="float" office:value="1063.670088" calcext:value-type="float">
            <text:p>1063.670088</text:p>
          </table:table-cell>
          <table:table-cell office:value-type="float" office:value="0.105594" calcext:value-type="float">
            <text:p>0.105594</text:p>
          </table:table-cell>
        </table:table-row>
        <table:table-row table:style-name="ro1">
          <table:table-cell office:value-type="float" office:value="1063.647658" calcext:value-type="float">
            <text:p>1063.647658</text:p>
          </table:table-cell>
          <table:table-cell office:value-type="float" office:value="0.105564" calcext:value-type="float">
            <text:p>0.105564</text:p>
          </table:table-cell>
        </table:table-row>
        <table:table-row table:style-name="ro1">
          <table:table-cell office:value-type="float" office:value="1063.638835" calcext:value-type="float">
            <text:p>1063.638835</text:p>
          </table:table-cell>
          <table:table-cell office:value-type="float" office:value="0.105558" calcext:value-type="float">
            <text:p>0.105558</text:p>
          </table:table-cell>
        </table:table-row>
        <table:table-row table:style-name="ro1">
          <table:table-cell office:value-type="float" office:value="1063.632057" calcext:value-type="float">
            <text:p>1063.632057</text:p>
          </table:table-cell>
          <table:table-cell office:value-type="float" office:value="0.105628" calcext:value-type="float">
            <text:p>0.105628</text:p>
          </table:table-cell>
        </table:table-row>
        <table:table-row table:style-name="ro1">
          <table:table-cell office:value-type="float" office:value="1063.6265" calcext:value-type="float">
            <text:p>1063.6265</text:p>
          </table:table-cell>
          <table:table-cell office:value-type="float" office:value="0.105626" calcext:value-type="float">
            <text:p>0.105626</text:p>
          </table:table-cell>
        </table:table-row>
        <table:table-row table:style-name="ro1">
          <table:table-cell office:value-type="float" office:value="1063.622102" calcext:value-type="float">
            <text:p>1063.622102</text:p>
          </table:table-cell>
          <table:table-cell office:value-type="float" office:value="0.105638" calcext:value-type="float">
            <text:p>0.105638</text:p>
          </table:table-cell>
        </table:table-row>
        <table:table-row table:style-name="ro1">
          <table:table-cell office:value-type="float" office:value="1063.61979" calcext:value-type="float">
            <text:p>1063.61979</text:p>
          </table:table-cell>
          <table:table-cell office:value-type="float" office:value="0.105661" calcext:value-type="float">
            <text:p>0.105661</text:p>
          </table:table-cell>
        </table:table-row>
        <table:table-row table:style-name="ro1">
          <table:table-cell office:value-type="float" office:value="1063.617505" calcext:value-type="float">
            <text:p>1063.617505</text:p>
          </table:table-cell>
          <table:table-cell office:value-type="float" office:value="0.10563" calcext:value-type="float">
            <text:p>0.10563</text:p>
          </table:table-cell>
        </table:table-row>
        <table:table-row table:style-name="ro1">
          <table:table-cell office:value-type="float" office:value="1063.615655" calcext:value-type="float">
            <text:p>1063.615655</text:p>
          </table:table-cell>
          <table:table-cell office:value-type="float" office:value="0.105722" calcext:value-type="float">
            <text:p>0.105722</text:p>
          </table:table-cell>
        </table:table-row>
        <table:table-row table:style-name="ro1">
          <table:table-cell office:value-type="float" office:value="1063.61405" calcext:value-type="float">
            <text:p>1063.61405</text:p>
          </table:table-cell>
          <table:table-cell office:value-type="float" office:value="0.105651" calcext:value-type="float">
            <text:p>0.105651</text:p>
          </table:table-cell>
        </table:table-row>
        <table:table-row table:style-name="ro1">
          <table:table-cell office:value-type="float" office:value="1063.613142" calcext:value-type="float">
            <text:p>1063.613142</text:p>
          </table:table-cell>
          <table:table-cell office:value-type="float" office:value="0.105776" calcext:value-type="float">
            <text:p>0.1057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1T19:47:16.275170165</dc:date>
    <meta:editing-duration>PT4M54S</meta:editing-duration>
    <meta:editing-cycles>1</meta:editing-cycles>
    <meta:document-statistic meta:table-count="1" meta:cell-count="902" meta:object-count="1"/>
    <meta:generator>LibreOffice/5.4.4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811cm" svg:height="13.393cm" xlink:href=".." xlink:type="simple" chart:class="chart:scatter" chart:style-name="ch1">
        <chart:legend chart:legend-position="end" svg:x="22.818cm" svg:y="6.397cm" style:legend-expansion="high" chart:style-name="ch2"/>
        <chart:plot-area chart:style-name="ch3" table:cell-range-address="'MedicionAutomatica1.0'.A1:'MedicionAutomatica1.0'.B451" chart:data-source-has-labels="row" svg:x="0.476cm" svg:y="0.267cm" svg:width="21.866cm" svg:height="12.859cm">
          <chartooo:coordinate-region svg:x="1.388cm" svg:y="0.467cm" svg:width="20.582cm" svg:height="12.0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MedicionAutomatica1.0'.B2:'MedicionAutomatica1.0'.B451" chart:label-cell-address="'MedicionAutomatica1.0'.B1:'MedicionAutomatica1.0'.B1" chart:class="chart:scatter">
            <chart:domain table:cell-range-address="'MedicionAutomatica1.0'.A2:'MedicionAutomatica1.0'.A451"/>
            <chart:data-point chart:repeated="45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</text:p>
                <draw:g>
                  <svg:desc>'MedicionAutomatica1.0'.B1:'MedicionAutomatica1.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58.966747">
                <text:p>1058.966747</text:p>
                <draw:g>
                  <svg:desc>'MedicionAutomatica1.0'.A2:'MedicionAutomatica1.0'.A451</svg:desc>
                </draw:g>
              </table:table-cell>
              <table:table-cell office:value-type="float" office:value="0.113102">
                <text:p>0.113102</text:p>
                <draw:g>
                  <svg:desc>'MedicionAutomatica1.0'.B2:'MedicionAutomatica1.0'.B4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54.531612">
                <text:p>1054.531612</text:p>
              </table:table-cell>
              <table:table-cell office:value-type="float" office:value="0.117066">
                <text:p>0.117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51.073797">
                <text:p>1051.073797</text:p>
              </table:table-cell>
              <table:table-cell office:value-type="float" office:value="0.120101">
                <text:p>0.120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7.73554">
                <text:p>1047.73554</text:p>
              </table:table-cell>
              <table:table-cell office:value-type="float" office:value="0.122284">
                <text:p>0.1222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43.381938">
                <text:p>1043.381938</text:p>
              </table:table-cell>
              <table:table-cell office:value-type="float" office:value="0.123797">
                <text:p>0.1237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39.867338">
                <text:p>1039.867338</text:p>
              </table:table-cell>
              <table:table-cell office:value-type="float" office:value="0.124169">
                <text:p>0.1241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6.50354">
                <text:p>1036.50354</text:p>
              </table:table-cell>
              <table:table-cell office:value-type="float" office:value="0.124033">
                <text:p>0.1240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33.16382">
                <text:p>1033.16382</text:p>
              </table:table-cell>
              <table:table-cell office:value-type="float" office:value="0.122813">
                <text:p>0.1228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8.637302">
                <text:p>1028.637302</text:p>
              </table:table-cell>
              <table:table-cell office:value-type="float" office:value="0.120869">
                <text:p>0.120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5.247035">
                <text:p>1025.247035</text:p>
              </table:table-cell>
              <table:table-cell office:value-type="float" office:value="0.118011">
                <text:p>0.1180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1.191962">
                <text:p>1021.191962</text:p>
              </table:table-cell>
              <table:table-cell office:value-type="float" office:value="0.113802">
                <text:p>0.113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17.510588">
                <text:p>1017.510588</text:p>
              </table:table-cell>
              <table:table-cell office:value-type="float" office:value="0.108705">
                <text:p>0.1087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14.029358">
                <text:p>1014.029358</text:p>
              </table:table-cell>
              <table:table-cell office:value-type="float" office:value="0.102245">
                <text:p>0.1022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10.651343">
                <text:p>1010.651343</text:p>
              </table:table-cell>
              <table:table-cell office:value-type="float" office:value="0.094627">
                <text:p>0.0946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7.275293">
                <text:p>1007.275293</text:p>
              </table:table-cell>
              <table:table-cell office:value-type="float" office:value="0.085845">
                <text:p>0.085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1.83004">
                <text:p>1001.83004</text:p>
              </table:table-cell>
              <table:table-cell office:value-type="float" office:value="0.075933">
                <text:p>0.075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9.415027">
                <text:p>999.415027</text:p>
              </table:table-cell>
              <table:table-cell office:value-type="float" office:value="0.065215">
                <text:p>0.0652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4.97383">
                <text:p>994.97383</text:p>
              </table:table-cell>
              <table:table-cell office:value-type="float" office:value="0.0537">
                <text:p>0.05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0.492826">
                <text:p>990.492826</text:p>
              </table:table-cell>
              <table:table-cell office:value-type="float" office:value="0.041914">
                <text:p>0.0419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7.039735">
                <text:p>987.039735</text:p>
              </table:table-cell>
              <table:table-cell office:value-type="float" office:value="0.031172">
                <text:p>0.0311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3.670128">
                <text:p>983.670128</text:p>
              </table:table-cell>
              <table:table-cell office:value-type="float" office:value="0.022413">
                <text:p>0.0224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0.317808">
                <text:p>980.317808</text:p>
              </table:table-cell>
              <table:table-cell office:value-type="float" office:value="0.015621">
                <text:p>0.0156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75.860176">
                <text:p>975.860176</text:p>
              </table:table-cell>
              <table:table-cell office:value-type="float" office:value="0.010231">
                <text:p>0.0102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72.445663">
                <text:p>972.445663</text:p>
              </table:table-cell>
              <table:table-cell office:value-type="float" office:value="0.006621">
                <text:p>0.0066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0.183256">
                <text:p>970.183256</text:p>
              </table:table-cell>
              <table:table-cell office:value-type="float" office:value="0.004585">
                <text:p>0.0045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64.599542">
                <text:p>964.599542</text:p>
              </table:table-cell>
              <table:table-cell office:value-type="float" office:value="0.003668">
                <text:p>0.0036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61.291844">
                <text:p>961.291844</text:p>
              </table:table-cell>
              <table:table-cell office:value-type="float" office:value="0.003782">
                <text:p>0.00378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57.848722">
                <text:p>957.848722</text:p>
              </table:table-cell>
              <table:table-cell office:value-type="float" office:value="0.005017">
                <text:p>0.00501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53.37367">
                <text:p>953.37367</text:p>
              </table:table-cell>
              <table:table-cell office:value-type="float" office:value="0.007446">
                <text:p>0.007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50.010213">
                <text:p>950.010213</text:p>
              </table:table-cell>
              <table:table-cell office:value-type="float" office:value="0.011307">
                <text:p>0.0113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46.638307">
                <text:p>946.638307</text:p>
              </table:table-cell>
              <table:table-cell office:value-type="float" office:value="0.016978">
                <text:p>0.01697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42.30366">
                <text:p>942.30366</text:p>
              </table:table-cell>
              <table:table-cell office:value-type="float" office:value="0.024635">
                <text:p>0.0246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38.765612">
                <text:p>938.765612</text:p>
              </table:table-cell>
              <table:table-cell office:value-type="float" office:value="0.033843">
                <text:p>0.03384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34.306569">
                <text:p>934.306569</text:p>
              </table:table-cell>
              <table:table-cell office:value-type="float" office:value="0.044059">
                <text:p>0.0440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30.908836">
                <text:p>930.908836</text:p>
              </table:table-cell>
              <table:table-cell office:value-type="float" office:value="0.054582">
                <text:p>0.0545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27.553492">
                <text:p>927.553492</text:p>
              </table:table-cell>
              <table:table-cell office:value-type="float" office:value="0.065095">
                <text:p>0.0650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23.110091">
                <text:p>923.110091</text:p>
              </table:table-cell>
              <table:table-cell office:value-type="float" office:value="0.074557">
                <text:p>0.07455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19.800468">
                <text:p>919.800468</text:p>
              </table:table-cell>
              <table:table-cell office:value-type="float" office:value="0.083148">
                <text:p>0.0831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16.345751">
                <text:p>916.345751</text:p>
              </table:table-cell>
              <table:table-cell office:value-type="float" office:value="0.091093">
                <text:p>0.0910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11.894868">
                <text:p>911.894868</text:p>
              </table:table-cell>
              <table:table-cell office:value-type="float" office:value="0.098293">
                <text:p>0.098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9.578492">
                <text:p>909.578492</text:p>
              </table:table-cell>
              <table:table-cell office:value-type="float" office:value="0.104437">
                <text:p>0.1044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05.201439">
                <text:p>905.201439</text:p>
              </table:table-cell>
              <table:table-cell office:value-type="float" office:value="0.109578">
                <text:p>0.1095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1.768821">
                <text:p>901.768821</text:p>
              </table:table-cell>
              <table:table-cell office:value-type="float" office:value="0.113903">
                <text:p>0.1139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7.32771">
                <text:p>897.32771</text:p>
              </table:table-cell>
              <table:table-cell office:value-type="float" office:value="0.117426">
                <text:p>0.11742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3.927617">
                <text:p>893.927617</text:p>
              </table:table-cell>
              <table:table-cell office:value-type="float" office:value="0.120265">
                <text:p>0.12026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89.393177">
                <text:p>889.393177</text:p>
              </table:table-cell>
              <table:table-cell office:value-type="float" office:value="0.122084">
                <text:p>0.1220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86.020167">
                <text:p>886.020167</text:p>
              </table:table-cell>
              <table:table-cell office:value-type="float" office:value="0.1233">
                <text:p>0.12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83.754247">
                <text:p>883.754247</text:p>
              </table:table-cell>
              <table:table-cell office:value-type="float" office:value="0.123596">
                <text:p>0.1235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78.14429">
                <text:p>878.14429</text:p>
              </table:table-cell>
              <table:table-cell office:value-type="float" office:value="0.123169">
                <text:p>0.1231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3.862537">
                <text:p>873.862537</text:p>
              </table:table-cell>
              <table:table-cell office:value-type="float" office:value="0.121688">
                <text:p>0.1216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71.453641">
                <text:p>871.453641</text:p>
              </table:table-cell>
              <table:table-cell office:value-type="float" office:value="0.119331">
                <text:p>0.1193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7.885995">
                <text:p>867.885995</text:p>
              </table:table-cell>
              <table:table-cell office:value-type="float" office:value="0.11595">
                <text:p>0.115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64.713995">
                <text:p>864.713995</text:p>
              </table:table-cell>
              <table:table-cell office:value-type="float" office:value="0.111753">
                <text:p>0.1117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59.287902">
                <text:p>859.287902</text:p>
              </table:table-cell>
              <table:table-cell office:value-type="float" office:value="0.106452">
                <text:p>0.1064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55.746243">
                <text:p>855.746243</text:p>
              </table:table-cell>
              <table:table-cell office:value-type="float" office:value="0.099983">
                <text:p>0.0999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2.41207">
                <text:p>852.41207</text:p>
              </table:table-cell>
              <table:table-cell office:value-type="float" office:value="0.092098">
                <text:p>0.09209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48.973943">
                <text:p>848.973943</text:p>
              </table:table-cell>
              <table:table-cell office:value-type="float" office:value="0.083148">
                <text:p>0.0831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44.583564">
                <text:p>844.583564</text:p>
              </table:table-cell>
              <table:table-cell office:value-type="float" office:value="0.073221">
                <text:p>0.0732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0.589417">
                <text:p>840.589417</text:p>
              </table:table-cell>
              <table:table-cell office:value-type="float" office:value="0.062516">
                <text:p>0.06251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37.895801">
                <text:p>837.895801</text:p>
              </table:table-cell>
              <table:table-cell office:value-type="float" office:value="0.051108">
                <text:p>0.05110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33.751408">
                <text:p>833.751408</text:p>
              </table:table-cell>
              <table:table-cell office:value-type="float" office:value="0.039756">
                <text:p>0.0397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30.183681">
                <text:p>830.183681</text:p>
              </table:table-cell>
              <table:table-cell office:value-type="float" office:value="0.029381">
                <text:p>0.0293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26.138395">
                <text:p>826.138395</text:p>
              </table:table-cell>
              <table:table-cell office:value-type="float" office:value="0.020602">
                <text:p>0.0206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22.055087">
                <text:p>822.055087</text:p>
              </table:table-cell>
              <table:table-cell office:value-type="float" office:value="0.013682">
                <text:p>0.01368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8.244187">
                <text:p>818.244187</text:p>
              </table:table-cell>
              <table:table-cell office:value-type="float" office:value="0.008789">
                <text:p>0.00878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15.275648">
                <text:p>815.275648</text:p>
              </table:table-cell>
              <table:table-cell office:value-type="float" office:value="0.005636">
                <text:p>0.0056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1.909483">
                <text:p>811.909483</text:p>
              </table:table-cell>
              <table:table-cell office:value-type="float" office:value="0.004002">
                <text:p>0.00400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8.551746">
                <text:p>808.551746</text:p>
              </table:table-cell>
              <table:table-cell office:value-type="float" office:value="0.003508">
                <text:p>0.00350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03.005633">
                <text:p>803.005633</text:p>
              </table:table-cell>
              <table:table-cell office:value-type="float" office:value="0.004001">
                <text:p>0.0040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99.748723">
                <text:p>799.748723</text:p>
              </table:table-cell>
              <table:table-cell office:value-type="float" office:value="0.005582">
                <text:p>0.0055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96.21736">
                <text:p>796.21736</text:p>
              </table:table-cell>
              <table:table-cell office:value-type="float" office:value="0.008422">
                <text:p>0.0084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92.816301">
                <text:p>792.816301</text:p>
              </table:table-cell>
              <table:table-cell office:value-type="float" office:value="0.012795">
                <text:p>0.0127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89.537896">
                <text:p>789.537896</text:p>
              </table:table-cell>
              <table:table-cell office:value-type="float" office:value="0.018813">
                <text:p>0.0188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85.791173">
                <text:p>785.791173</text:p>
              </table:table-cell>
              <table:table-cell office:value-type="float" office:value="0.026656">
                <text:p>0.02665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1.689057">
                <text:p>781.689057</text:p>
              </table:table-cell>
              <table:table-cell office:value-type="float" office:value="0.03591">
                <text:p>0.035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8.232615">
                <text:p>778.232615</text:p>
              </table:table-cell>
              <table:table-cell office:value-type="float" office:value="0.046104">
                <text:p>0.04610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3.799362">
                <text:p>773.799362</text:p>
              </table:table-cell>
              <table:table-cell office:value-type="float" office:value="0.056445">
                <text:p>0.0564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.573051">
                <text:p>770.573051</text:p>
              </table:table-cell>
              <table:table-cell office:value-type="float" office:value="0.066482">
                <text:p>0.06648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65.913217">
                <text:p>765.913217</text:p>
              </table:table-cell>
              <table:table-cell office:value-type="float" office:value="0.075911">
                <text:p>0.0759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62.658264">
                <text:p>762.658264</text:p>
              </table:table-cell>
              <table:table-cell office:value-type="float" office:value="0.084338">
                <text:p>0.0843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58.714434">
                <text:p>758.714434</text:p>
              </table:table-cell>
              <table:table-cell office:value-type="float" office:value="0.092077">
                <text:p>0.0920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55.838685">
                <text:p>755.838685</text:p>
              </table:table-cell>
              <table:table-cell office:value-type="float" office:value="0.098956">
                <text:p>0.0989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52.005092">
                <text:p>752.005092</text:p>
              </table:table-cell>
              <table:table-cell office:value-type="float" office:value="0.105061">
                <text:p>0.1050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49.074616">
                <text:p>749.074616</text:p>
              </table:table-cell>
              <table:table-cell office:value-type="float" office:value="0.109991">
                <text:p>0.10999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43.764188">
                <text:p>743.764188</text:p>
              </table:table-cell>
              <table:table-cell office:value-type="float" office:value="0.114298">
                <text:p>0.11429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40.211226">
                <text:p>740.211226</text:p>
              </table:table-cell>
              <table:table-cell office:value-type="float" office:value="0.117667">
                <text:p>0.117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36.924053">
                <text:p>736.924053</text:p>
              </table:table-cell>
              <table:table-cell office:value-type="float" office:value="0.120102">
                <text:p>0.12010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33.340121">
                <text:p>733.340121</text:p>
              </table:table-cell>
              <table:table-cell office:value-type="float" office:value="0.121882">
                <text:p>0.12188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28.868299">
                <text:p>728.868299</text:p>
              </table:table-cell>
              <table:table-cell office:value-type="float" office:value="0.122854">
                <text:p>0.1228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25.471003">
                <text:p>725.471003</text:p>
              </table:table-cell>
              <table:table-cell office:value-type="float" office:value="0.122949">
                <text:p>0.1229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20.990534">
                <text:p>720.990534</text:p>
              </table:table-cell>
              <table:table-cell office:value-type="float" office:value="0.122002">
                <text:p>0.1220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17.604718">
                <text:p>717.604718</text:p>
              </table:table-cell>
              <table:table-cell office:value-type="float" office:value="0.120592">
                <text:p>0.12059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14.226692">
                <text:p>714.226692</text:p>
              </table:table-cell>
              <table:table-cell office:value-type="float" office:value="0.117826">
                <text:p>0.1178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9.786606">
                <text:p>709.786606</text:p>
              </table:table-cell>
              <table:table-cell office:value-type="float" office:value="0.114265">
                <text:p>0.1142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05.311857">
                <text:p>705.311857</text:p>
              </table:table-cell>
              <table:table-cell office:value-type="float" office:value="0.109465">
                <text:p>0.109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2.009014">
                <text:p>702.009014</text:p>
              </table:table-cell>
              <table:table-cell office:value-type="float" office:value="0.103164">
                <text:p>0.1031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98.758536">
                <text:p>698.758536</text:p>
              </table:table-cell>
              <table:table-cell office:value-type="float" office:value="0.096167">
                <text:p>0.0961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96.236803">
                <text:p>696.236803</text:p>
              </table:table-cell>
              <table:table-cell office:value-type="float" office:value="0.088265">
                <text:p>0.0882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91.854051">
                <text:p>691.854051</text:p>
              </table:table-cell>
              <table:table-cell office:value-type="float" office:value="0.079165">
                <text:p>0.0791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88.382945">
                <text:p>688.382945</text:p>
              </table:table-cell>
              <table:table-cell office:value-type="float" office:value="0.068882">
                <text:p>0.0688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84.162181">
                <text:p>684.162181</text:p>
              </table:table-cell>
              <table:table-cell office:value-type="float" office:value="0.058025">
                <text:p>0.0580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80.64585">
                <text:p>680.64585</text:p>
              </table:table-cell>
              <table:table-cell office:value-type="float" office:value="0.04739">
                <text:p>0.047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78.551474">
                <text:p>678.551474</text:p>
              </table:table-cell>
              <table:table-cell office:value-type="float" office:value="0.036593">
                <text:p>0.0365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75.102857">
                <text:p>675.102857</text:p>
              </table:table-cell>
              <table:table-cell office:value-type="float" office:value="0.026701">
                <text:p>0.0267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69.940176">
                <text:p>669.940176</text:p>
              </table:table-cell>
              <table:table-cell office:value-type="float" office:value="0.018315">
                <text:p>0.01831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65.071499">
                <text:p>665.071499</text:p>
              </table:table-cell>
              <table:table-cell office:value-type="float" office:value="0.012193">
                <text:p>0.01219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62.367735">
                <text:p>662.367735</text:p>
              </table:table-cell>
              <table:table-cell office:value-type="float" office:value="0.007869">
                <text:p>0.00786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59.3475">
                <text:p>659.3475</text:p>
              </table:table-cell>
              <table:table-cell office:value-type="float" office:value="0.005167">
                <text:p>0.00516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55.299113">
                <text:p>655.299113</text:p>
              </table:table-cell>
              <table:table-cell office:value-type="float" office:value="0.003805">
                <text:p>0.0038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51.324777">
                <text:p>651.324777</text:p>
              </table:table-cell>
              <table:table-cell office:value-type="float" office:value="0.003559">
                <text:p>0.0035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46.874754">
                <text:p>646.874754</text:p>
              </table:table-cell>
              <table:table-cell office:value-type="float" office:value="0.004365">
                <text:p>0.00436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3.230596">
                <text:p>643.230596</text:p>
              </table:table-cell>
              <table:table-cell office:value-type="float" office:value="0.006372">
                <text:p>0.0063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9.48278">
                <text:p>639.48278</text:p>
              </table:table-cell>
              <table:table-cell office:value-type="float" office:value="0.009991">
                <text:p>0.00999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35.511288">
                <text:p>635.511288</text:p>
              </table:table-cell>
              <table:table-cell office:value-type="float" office:value="0.015121">
                <text:p>0.0151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32.499478">
                <text:p>632.499478</text:p>
              </table:table-cell>
              <table:table-cell office:value-type="float" office:value="0.021779">
                <text:p>0.0217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27.960712">
                <text:p>627.960712</text:p>
              </table:table-cell>
              <table:table-cell office:value-type="float" office:value="0.02989">
                <text:p>0.02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4.097053">
                <text:p>624.097053</text:p>
              </table:table-cell>
              <table:table-cell office:value-type="float" office:value="0.039455">
                <text:p>0.0394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20.239817">
                <text:p>620.239817</text:p>
              </table:table-cell>
              <table:table-cell office:value-type="float" office:value="0.049666">
                <text:p>0.04966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16.567117">
                <text:p>616.567117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3.41505">
                <text:p>613.41505</text:p>
              </table:table-cell>
              <table:table-cell office:value-type="float" office:value="0.069523">
                <text:p>0.06952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9.32622">
                <text:p>609.32622</text:p>
              </table:table-cell>
              <table:table-cell office:value-type="float" office:value="0.078872">
                <text:p>0.07887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5.956103">
                <text:p>605.956103</text:p>
              </table:table-cell>
              <table:table-cell office:value-type="float" office:value="0.087486">
                <text:p>0.0874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2.145913">
                <text:p>602.145913</text:p>
              </table:table-cell>
              <table:table-cell office:value-type="float" office:value="0.094803">
                <text:p>0.0948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98.786918">
                <text:p>598.786918</text:p>
              </table:table-cell>
              <table:table-cell office:value-type="float" office:value="0.10091">
                <text:p>0.1009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94.663068">
                <text:p>594.663068</text:p>
              </table:table-cell>
              <table:table-cell office:value-type="float" office:value="0.106825">
                <text:p>0.1068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91.024899">
                <text:p>591.024899</text:p>
              </table:table-cell>
              <table:table-cell office:value-type="float" office:value="0.11197">
                <text:p>0.111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587.581051">
                <text:p>587.581051</text:p>
              </table:table-cell>
              <table:table-cell office:value-type="float" office:value="0.115978">
                <text:p>0.11597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83.126028">
                <text:p>583.126028</text:p>
              </table:table-cell>
              <table:table-cell office:value-type="float" office:value="0.119189">
                <text:p>0.11918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80.50165">
                <text:p>580.50165</text:p>
              </table:table-cell>
              <table:table-cell office:value-type="float" office:value="0.121635">
                <text:p>0.1216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77.466275">
                <text:p>577.466275</text:p>
              </table:table-cell>
              <table:table-cell office:value-type="float" office:value="0.123436">
                <text:p>0.1234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73.013232">
                <text:p>573.013232</text:p>
              </table:table-cell>
              <table:table-cell office:value-type="float" office:value="0.123832">
                <text:p>0.12383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69.696886">
                <text:p>569.696886</text:p>
              </table:table-cell>
              <table:table-cell office:value-type="float" office:value="0.123762">
                <text:p>0.1237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65.320794">
                <text:p>565.320794</text:p>
              </table:table-cell>
              <table:table-cell office:value-type="float" office:value="0.123168">
                <text:p>0.1231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60.680852">
                <text:p>560.680852</text:p>
              </table:table-cell>
              <table:table-cell office:value-type="float" office:value="0.120842">
                <text:p>0.12084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57.206877">
                <text:p>557.206877</text:p>
              </table:table-cell>
              <table:table-cell office:value-type="float" office:value="0.117804">
                <text:p>0.1178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554.035167">
                <text:p>554.035167</text:p>
              </table:table-cell>
              <table:table-cell office:value-type="float" office:value="0.113637">
                <text:p>0.11363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50.458801">
                <text:p>550.458801</text:p>
              </table:table-cell>
              <table:table-cell office:value-type="float" office:value="0.108579">
                <text:p>0.10857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546.704207">
                <text:p>546.704207</text:p>
              </table:table-cell>
              <table:table-cell office:value-type="float" office:value="0.102527">
                <text:p>0.10252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542.897731">
                <text:p>542.897731</text:p>
              </table:table-cell>
              <table:table-cell office:value-type="float" office:value="0.094873">
                <text:p>0.0948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538.126437">
                <text:p>538.126437</text:p>
              </table:table-cell>
              <table:table-cell office:value-type="float" office:value="0.08646">
                <text:p>0.086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35.049526">
                <text:p>535.049526</text:p>
              </table:table-cell>
              <table:table-cell office:value-type="float" office:value="0.076836">
                <text:p>0.07683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531.4715">
                <text:p>531.4715</text:p>
              </table:table-cell>
              <table:table-cell office:value-type="float" office:value="0.066357">
                <text:p>0.0663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27.868452">
                <text:p>527.868452</text:p>
              </table:table-cell>
              <table:table-cell office:value-type="float" office:value="0.05554">
                <text:p>0.0555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24.489161">
                <text:p>524.489161</text:p>
              </table:table-cell>
              <table:table-cell office:value-type="float" office:value="0.044378">
                <text:p>0.04437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520.004498">
                <text:p>520.004498</text:p>
              </table:table-cell>
              <table:table-cell office:value-type="float" office:value="0.033732">
                <text:p>0.0337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16.060785">
                <text:p>516.060785</text:p>
              </table:table-cell>
              <table:table-cell office:value-type="float" office:value="0.024359">
                <text:p>0.02435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12.448795">
                <text:p>512.448795</text:p>
              </table:table-cell>
              <table:table-cell office:value-type="float" office:value="0.016879">
                <text:p>0.0168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10.109969">
                <text:p>510.109969</text:p>
              </table:table-cell>
              <table:table-cell office:value-type="float" office:value="0.011192">
                <text:p>0.01119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05.815752">
                <text:p>505.815752</text:p>
              </table:table-cell>
              <table:table-cell office:value-type="float" office:value="0.007365">
                <text:p>0.00736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01.728327">
                <text:p>501.728327</text:p>
              </table:table-cell>
              <table:table-cell office:value-type="float" office:value="0.004951">
                <text:p>0.0049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98.825201">
                <text:p>498.825201</text:p>
              </table:table-cell>
              <table:table-cell office:value-type="float" office:value="0.003739">
                <text:p>0.00373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97.670835">
                <text:p>497.670835</text:p>
              </table:table-cell>
              <table:table-cell office:value-type="float" office:value="0.003631">
                <text:p>0.00363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91.076647">
                <text:p>491.076647</text:p>
              </table:table-cell>
              <table:table-cell office:value-type="float" office:value="0.004605">
                <text:p>0.0046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88.447974">
                <text:p>488.447974</text:p>
              </table:table-cell>
              <table:table-cell office:value-type="float" office:value="0.006739">
                <text:p>0.0067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83.571123">
                <text:p>483.571123</text:p>
              </table:table-cell>
              <table:table-cell office:value-type="float" office:value="0.010295">
                <text:p>0.0102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79.394282">
                <text:p>479.394282</text:p>
              </table:table-cell>
              <table:table-cell office:value-type="float" office:value="0.015705">
                <text:p>0.0157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77.515432">
                <text:p>477.515432</text:p>
              </table:table-cell>
              <table:table-cell office:value-type="float" office:value="0.022924">
                <text:p>0.0229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71.930095">
                <text:p>471.930095</text:p>
              </table:table-cell>
              <table:table-cell office:value-type="float" office:value="0.031635">
                <text:p>0.0316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69.38844">
                <text:p>469.38844</text:p>
              </table:table-cell>
              <table:table-cell office:value-type="float" office:value="0.041486">
                <text:p>0.04148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64.969422">
                <text:p>464.969422</text:p>
              </table:table-cell>
              <table:table-cell office:value-type="float" office:value="0.052251">
                <text:p>0.0522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60.498103">
                <text:p>460.498103</text:p>
              </table:table-cell>
              <table:table-cell office:value-type="float" office:value="0.062456">
                <text:p>0.0624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57.323386">
                <text:p>457.323386</text:p>
              </table:table-cell>
              <table:table-cell office:value-type="float" office:value="0.071916">
                <text:p>0.0719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53.333123">
                <text:p>453.333123</text:p>
              </table:table-cell>
              <table:table-cell office:value-type="float" office:value="0.080235">
                <text:p>0.08023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49.336255">
                <text:p>449.336255</text:p>
              </table:table-cell>
              <table:table-cell office:value-type="float" office:value="0.088255">
                <text:p>0.0882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45.246072">
                <text:p>445.246072</text:p>
              </table:table-cell>
              <table:table-cell office:value-type="float" office:value="0.095621">
                <text:p>0.09562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42.636609">
                <text:p>442.636609</text:p>
              </table:table-cell>
              <table:table-cell office:value-type="float" office:value="0.102132">
                <text:p>0.10213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9.210845">
                <text:p>439.210845</text:p>
              </table:table-cell>
              <table:table-cell office:value-type="float" office:value="0.107372">
                <text:p>0.10737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5.602092">
                <text:p>435.602092</text:p>
              </table:table-cell>
              <table:table-cell office:value-type="float" office:value="0.112224">
                <text:p>0.112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3.022361">
                <text:p>433.022361</text:p>
              </table:table-cell>
              <table:table-cell office:value-type="float" office:value="0.116067">
                <text:p>0.11606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28.820302">
                <text:p>428.820302</text:p>
              </table:table-cell>
              <table:table-cell office:value-type="float" office:value="0.119001">
                <text:p>0.11900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25.036066">
                <text:p>425.036066</text:p>
              </table:table-cell>
              <table:table-cell office:value-type="float" office:value="0.121016">
                <text:p>0.1210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1.410768">
                <text:p>421.410768</text:p>
              </table:table-cell>
              <table:table-cell office:value-type="float" office:value="0.122699">
                <text:p>0.12269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7.022218">
                <text:p>417.022218</text:p>
              </table:table-cell>
              <table:table-cell office:value-type="float" office:value="0.123179">
                <text:p>0.1231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3.815667">
                <text:p>413.815667</text:p>
              </table:table-cell>
              <table:table-cell office:value-type="float" office:value="0.122955">
                <text:p>0.1229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10.522366">
                <text:p>410.522366</text:p>
              </table:table-cell>
              <table:table-cell office:value-type="float" office:value="0.121854">
                <text:p>0.12185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05.252616">
                <text:p>405.252616</text:p>
              </table:table-cell>
              <table:table-cell office:value-type="float" office:value="0.12002">
                <text:p>0.1200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01.622854">
                <text:p>401.622854</text:p>
              </table:table-cell>
              <table:table-cell office:value-type="float" office:value="0.116755">
                <text:p>0.11675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98.027577">
                <text:p>398.027577</text:p>
              </table:table-cell>
              <table:table-cell office:value-type="float" office:value="0.112624">
                <text:p>0.1126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4.702683">
                <text:p>394.702683</text:p>
              </table:table-cell>
              <table:table-cell office:value-type="float" office:value="0.107463">
                <text:p>0.10746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1.366378">
                <text:p>391.366378</text:p>
              </table:table-cell>
              <table:table-cell office:value-type="float" office:value="0.101191">
                <text:p>0.10119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6.990667">
                <text:p>386.990667</text:p>
              </table:table-cell>
              <table:table-cell office:value-type="float" office:value="0.093529">
                <text:p>0.09352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82.849881">
                <text:p>382.849881</text:p>
              </table:table-cell>
              <table:table-cell office:value-type="float" office:value="0.084661">
                <text:p>0.08466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80.388493">
                <text:p>380.388493</text:p>
              </table:table-cell>
              <table:table-cell office:value-type="float" office:value="0.075243">
                <text:p>0.0752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74.829431">
                <text:p>374.829431</text:p>
              </table:table-cell>
              <table:table-cell office:value-type="float" office:value="0.06449">
                <text:p>0.064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71.823244">
                <text:p>371.823244</text:p>
              </table:table-cell>
              <table:table-cell office:value-type="float" office:value="0.052923">
                <text:p>0.0529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7.467781">
                <text:p>367.467781</text:p>
              </table:table-cell>
              <table:table-cell office:value-type="float" office:value="0.041883">
                <text:p>0.04188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3.880179">
                <text:p>363.880179</text:p>
              </table:table-cell>
              <table:table-cell office:value-type="float" office:value="0.031551">
                <text:p>0.0315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0.445935">
                <text:p>360.445935</text:p>
              </table:table-cell>
              <table:table-cell office:value-type="float" office:value="0.022136">
                <text:p>0.0221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56.233569">
                <text:p>356.233569</text:p>
              </table:table-cell>
              <table:table-cell office:value-type="float" office:value="0.014856">
                <text:p>0.014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53.2185">
                <text:p>353.2185</text:p>
              </table:table-cell>
              <table:table-cell office:value-type="float" office:value="0.00975">
                <text:p>0.0097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8.852134">
                <text:p>348.852134</text:p>
              </table:table-cell>
              <table:table-cell office:value-type="float" office:value="0.006319">
                <text:p>0.00631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.820407">
                <text:p>345.820407</text:p>
              </table:table-cell>
              <table:table-cell office:value-type="float" office:value="0.004312">
                <text:p>0.0043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2.839435">
                <text:p>342.839435</text:p>
              </table:table-cell>
              <table:table-cell office:value-type="float" office:value="0.003478">
                <text:p>0.0034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37.88993">
                <text:p>337.88993</text:p>
              </table:table-cell>
              <table:table-cell office:value-type="float" office:value="0.003695">
                <text:p>0.00369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35.681413">
                <text:p>335.681413</text:p>
              </table:table-cell>
              <table:table-cell office:value-type="float" office:value="0.004942">
                <text:p>0.00494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39.551565">
                <text:p>339.551565</text:p>
              </table:table-cell>
              <table:table-cell office:value-type="float" office:value="0.007352">
                <text:p>0.00735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27.07523">
                <text:p>327.07523</text:p>
              </table:table-cell>
              <table:table-cell office:value-type="float" office:value="0.011252">
                <text:p>0.01125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3.390065">
                <text:p>323.390065</text:p>
              </table:table-cell>
              <table:table-cell office:value-type="float" office:value="0.016873">
                <text:p>0.0168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19.156598">
                <text:p>319.156598</text:p>
              </table:table-cell>
              <table:table-cell office:value-type="float" office:value="0.024393">
                <text:p>0.02439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15.685833">
                <text:p>315.685833</text:p>
              </table:table-cell>
              <table:table-cell office:value-type="float" office:value="0.033597">
                <text:p>0.0335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12.007575">
                <text:p>312.007575</text:p>
              </table:table-cell>
              <table:table-cell office:value-type="float" office:value="0.043598">
                <text:p>0.04359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08.294121">
                <text:p>308.294121</text:p>
              </table:table-cell>
              <table:table-cell office:value-type="float" office:value="0.054113">
                <text:p>0.05411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05.391771">
                <text:p>305.391771</text:p>
              </table:table-cell>
              <table:table-cell office:value-type="float" office:value="0.06407">
                <text:p>0.0640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00.250809">
                <text:p>300.250809</text:p>
              </table:table-cell>
              <table:table-cell office:value-type="float" office:value="0.073764">
                <text:p>0.07376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97.645594">
                <text:p>297.645594</text:p>
              </table:table-cell>
              <table:table-cell office:value-type="float" office:value="0.082641">
                <text:p>0.08264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93.950026">
                <text:p>293.950026</text:p>
              </table:table-cell>
              <table:table-cell office:value-type="float" office:value="0.09061">
                <text:p>0.0906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1.045281">
                <text:p>291.045281</text:p>
              </table:table-cell>
              <table:table-cell office:value-type="float" office:value="0.097961">
                <text:p>0.0979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86.88508">
                <text:p>286.88508</text:p>
              </table:table-cell>
              <table:table-cell office:value-type="float" office:value="0.104071">
                <text:p>0.1040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82.078654">
                <text:p>282.078654</text:p>
              </table:table-cell>
              <table:table-cell office:value-type="float" office:value="0.109232">
                <text:p>0.10923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78.081191">
                <text:p>278.081191</text:p>
              </table:table-cell>
              <table:table-cell office:value-type="float" office:value="0.113345">
                <text:p>0.11334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75.132572">
                <text:p>275.132572</text:p>
              </table:table-cell>
              <table:table-cell office:value-type="float" office:value="0.11667">
                <text:p>0.1166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71.153452">
                <text:p>271.153452</text:p>
              </table:table-cell>
              <table:table-cell office:value-type="float" office:value="0.119462">
                <text:p>0.11946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66.809211">
                <text:p>266.809211</text:p>
              </table:table-cell>
              <table:table-cell office:value-type="float" office:value="0.121343">
                <text:p>0.12134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64.328794">
                <text:p>264.328794</text:p>
              </table:table-cell>
              <table:table-cell office:value-type="float" office:value="0.122753">
                <text:p>0.12275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59.768187">
                <text:p>259.768187</text:p>
              </table:table-cell>
              <table:table-cell office:value-type="float" office:value="0.122981">
                <text:p>0.12298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56.190966">
                <text:p>256.190966</text:p>
              </table:table-cell>
              <table:table-cell office:value-type="float" office:value="0.122647">
                <text:p>0.12264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53.383672">
                <text:p>253.383672</text:p>
              </table:table-cell>
              <table:table-cell office:value-type="float" office:value="0.121356">
                <text:p>0.1213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49.474204">
                <text:p>249.474204</text:p>
              </table:table-cell>
              <table:table-cell office:value-type="float" office:value="0.119081">
                <text:p>0.11908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45.256922">
                <text:p>245.256922</text:p>
              </table:table-cell>
              <table:table-cell office:value-type="float" office:value="0.115782">
                <text:p>0.1157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44.86136">
                <text:p>244.86136</text:p>
              </table:table-cell>
              <table:table-cell office:value-type="float" office:value="0.115471">
                <text:p>0.11547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48.417545">
                <text:p>248.417545</text:p>
              </table:table-cell>
              <table:table-cell office:value-type="float" office:value="0.11933">
                <text:p>0.1193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52.133684">
                <text:p>252.133684</text:p>
              </table:table-cell>
              <table:table-cell office:value-type="float" office:value="0.121641">
                <text:p>0.12164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55.656761">
                <text:p>255.656761</text:p>
              </table:table-cell>
              <table:table-cell office:value-type="float" office:value="0.123163">
                <text:p>0.12316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59.146522">
                <text:p>259.146522</text:p>
              </table:table-cell>
              <table:table-cell office:value-type="float" office:value="0.123656">
                <text:p>0.1236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63.561163">
                <text:p>263.561163</text:p>
              </table:table-cell>
              <table:table-cell office:value-type="float" office:value="0.123566">
                <text:p>0.12356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66.65172">
                <text:p>266.65172</text:p>
              </table:table-cell>
              <table:table-cell office:value-type="float" office:value="0.122276">
                <text:p>0.12227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70.704885">
                <text:p>270.704885</text:p>
              </table:table-cell>
              <table:table-cell office:value-type="float" office:value="0.120088">
                <text:p>0.12008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74.90312">
                <text:p>274.90312</text:p>
              </table:table-cell>
              <table:table-cell office:value-type="float" office:value="0.117409">
                <text:p>0.11740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77.635587">
                <text:p>277.635587</text:p>
              </table:table-cell>
              <table:table-cell office:value-type="float" office:value="0.114057">
                <text:p>0.11405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81.935315">
                <text:p>281.935315</text:p>
              </table:table-cell>
              <table:table-cell office:value-type="float" office:value="0.109593">
                <text:p>0.1095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86.255756">
                <text:p>286.255756</text:p>
              </table:table-cell>
              <table:table-cell office:value-type="float" office:value="0.104652">
                <text:p>0.10465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87.569588">
                <text:p>287.569588</text:p>
              </table:table-cell>
              <table:table-cell office:value-type="float" office:value="0.098534">
                <text:p>0.09853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93.120754">
                <text:p>293.120754</text:p>
              </table:table-cell>
              <table:table-cell office:value-type="float" office:value="0.091885">
                <text:p>0.09188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96.813885">
                <text:p>296.813885</text:p>
              </table:table-cell>
              <table:table-cell office:value-type="float" office:value="0.084282">
                <text:p>0.08428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98.891411">
                <text:p>298.891411</text:p>
              </table:table-cell>
              <table:table-cell office:value-type="float" office:value="0.075843">
                <text:p>0.07584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03.247692">
                <text:p>303.247692</text:p>
              </table:table-cell>
              <table:table-cell office:value-type="float" office:value="0.066573">
                <text:p>0.06657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07.239812">
                <text:p>307.239812</text:p>
              </table:table-cell>
              <table:table-cell office:value-type="float" office:value="0.056717">
                <text:p>0.05671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10.536574">
                <text:p>310.536574</text:p>
              </table:table-cell>
              <table:table-cell office:value-type="float" office:value="0.046428">
                <text:p>0.04642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14.121159">
                <text:p>314.121159</text:p>
              </table:table-cell>
              <table:table-cell office:value-type="float" office:value="0.036413">
                <text:p>0.0364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17.900203">
                <text:p>317.900203</text:p>
              </table:table-cell>
              <table:table-cell office:value-type="float" office:value="0.026982">
                <text:p>0.0269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21.921155">
                <text:p>321.921155</text:p>
              </table:table-cell>
              <table:table-cell office:value-type="float" office:value="0.018887">
                <text:p>0.01888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26.58094">
                <text:p>326.58094</text:p>
              </table:table-cell>
              <table:table-cell office:value-type="float" office:value="0.012599">
                <text:p>0.01259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31.276188">
                <text:p>331.276188</text:p>
              </table:table-cell>
              <table:table-cell office:value-type="float" office:value="0.008262">
                <text:p>0.0082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34.080651">
                <text:p>334.080651</text:p>
              </table:table-cell>
              <table:table-cell office:value-type="float" office:value="0.005465">
                <text:p>0.00546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37.472249">
                <text:p>337.472249</text:p>
              </table:table-cell>
              <table:table-cell office:value-type="float" office:value="0.003933">
                <text:p>0.0039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0.65016">
                <text:p>340.65016</text:p>
              </table:table-cell>
              <table:table-cell office:value-type="float" office:value="0.003433">
                <text:p>0.0034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3.809968">
                <text:p>343.809968</text:p>
              </table:table-cell>
              <table:table-cell office:value-type="float" office:value="0.003959">
                <text:p>0.00395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7.64783">
                <text:p>347.64783</text:p>
              </table:table-cell>
              <table:table-cell office:value-type="float" office:value="0.005589">
                <text:p>0.0055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50.894325">
                <text:p>350.894325</text:p>
              </table:table-cell>
              <table:table-cell office:value-type="float" office:value="0.008541">
                <text:p>0.0085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55.731937">
                <text:p>355.731937</text:p>
              </table:table-cell>
              <table:table-cell office:value-type="float" office:value="0.013077">
                <text:p>0.01307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58.549884">
                <text:p>358.549884</text:p>
              </table:table-cell>
              <table:table-cell office:value-type="float" office:value="0.019674">
                <text:p>0.01967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2.04362">
                <text:p>362.04362</text:p>
              </table:table-cell>
              <table:table-cell office:value-type="float" office:value="0.028306">
                <text:p>0.0283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7.101655">
                <text:p>367.101655</text:p>
              </table:table-cell>
              <table:table-cell office:value-type="float" office:value="0.03847">
                <text:p>0.038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8.916861">
                <text:p>368.916861</text:p>
              </table:table-cell>
              <table:table-cell office:value-type="float" office:value="0.049189">
                <text:p>0.04918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4.035974">
                <text:p>374.035974</text:p>
              </table:table-cell>
              <table:table-cell office:value-type="float" office:value="0.060293">
                <text:p>0.0602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77.457911">
                <text:p>377.457911</text:p>
              </table:table-cell>
              <table:table-cell office:value-type="float" office:value="0.071459">
                <text:p>0.07145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0.993169">
                <text:p>380.993169</text:p>
              </table:table-cell>
              <table:table-cell office:value-type="float" office:value="0.081673">
                <text:p>0.0816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6.748806">
                <text:p>386.748806</text:p>
              </table:table-cell>
              <table:table-cell office:value-type="float" office:value="0.09057">
                <text:p>0.0905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9.009167">
                <text:p>389.009167</text:p>
              </table:table-cell>
              <table:table-cell office:value-type="float" office:value="0.098414">
                <text:p>0.0984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2.530891">
                <text:p>392.530891</text:p>
              </table:table-cell>
              <table:table-cell office:value-type="float" office:value="0.105467">
                <text:p>0.10546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96.948384">
                <text:p>396.948384</text:p>
              </table:table-cell>
              <table:table-cell office:value-type="float" office:value="0.111251">
                <text:p>0.1112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00.942744">
                <text:p>400.942744</text:p>
              </table:table-cell>
              <table:table-cell office:value-type="float" office:value="0.115614">
                <text:p>0.1156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04.350513">
                <text:p>404.350513</text:p>
              </table:table-cell>
              <table:table-cell office:value-type="float" office:value="0.119077">
                <text:p>0.11907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08.632811">
                <text:p>408.632811</text:p>
              </table:table-cell>
              <table:table-cell office:value-type="float" office:value="0.121942">
                <text:p>0.12194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11.900029">
                <text:p>411.900029</text:p>
              </table:table-cell>
              <table:table-cell office:value-type="float" office:value="0.123602">
                <text:p>0.12360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15.915481">
                <text:p>415.915481</text:p>
              </table:table-cell>
              <table:table-cell office:value-type="float" office:value="0.124103">
                <text:p>0.12410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19.08233">
                <text:p>419.08233</text:p>
              </table:table-cell>
              <table:table-cell office:value-type="float" office:value="0.124009">
                <text:p>0.12400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22.837142">
                <text:p>422.837142</text:p>
              </table:table-cell>
              <table:table-cell office:value-type="float" office:value="0.122883">
                <text:p>0.12288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28.045992">
                <text:p>428.045992</text:p>
              </table:table-cell>
              <table:table-cell office:value-type="float" office:value="0.120858">
                <text:p>0.1208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30.947078">
                <text:p>430.947078</text:p>
              </table:table-cell>
              <table:table-cell office:value-type="float" office:value="0.118043">
                <text:p>0.11804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35.475623">
                <text:p>435.475623</text:p>
              </table:table-cell>
              <table:table-cell office:value-type="float" office:value="0.114214">
                <text:p>0.1142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37.478341">
                <text:p>437.478341</text:p>
              </table:table-cell>
              <table:table-cell office:value-type="float" office:value="0.109792">
                <text:p>0.1097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41.554182">
                <text:p>441.554182</text:p>
              </table:table-cell>
              <table:table-cell office:value-type="float" office:value="0.104506">
                <text:p>0.1045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44.947241">
                <text:p>444.947241</text:p>
              </table:table-cell>
              <table:table-cell office:value-type="float" office:value="0.098345">
                <text:p>0.09834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48.291075">
                <text:p>448.291075</text:p>
              </table:table-cell>
              <table:table-cell office:value-type="float" office:value="0.091359">
                <text:p>0.09135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51.649888">
                <text:p>451.649888</text:p>
              </table:table-cell>
              <table:table-cell office:value-type="float" office:value="0.083375">
                <text:p>0.08337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56.695098">
                <text:p>456.695098</text:p>
              </table:table-cell>
              <table:table-cell office:value-type="float" office:value="0.074428">
                <text:p>0.0744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59.437236">
                <text:p>459.437236</text:p>
              </table:table-cell>
              <table:table-cell office:value-type="float" office:value="0.065064">
                <text:p>0.065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63.041394">
                <text:p>463.041394</text:p>
              </table:table-cell>
              <table:table-cell office:value-type="float" office:value="0.054996">
                <text:p>0.05499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67.148738">
                <text:p>467.148738</text:p>
              </table:table-cell>
              <table:table-cell office:value-type="float" office:value="0.044812">
                <text:p>0.04481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70.944113">
                <text:p>470.944113</text:p>
              </table:table-cell>
              <table:table-cell office:value-type="float" office:value="0.034786">
                <text:p>0.03478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75.294252">
                <text:p>475.294252</text:p>
              </table:table-cell>
              <table:table-cell office:value-type="float" office:value="0.025809">
                <text:p>0.0258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78.491537">
                <text:p>478.491537</text:p>
              </table:table-cell>
              <table:table-cell office:value-type="float" office:value="0.018089">
                <text:p>0.0180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82.473162">
                <text:p>482.473162</text:p>
              </table:table-cell>
              <table:table-cell office:value-type="float" office:value="0.012151">
                <text:p>0.01215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85.632021">
                <text:p>485.632021</text:p>
              </table:table-cell>
              <table:table-cell office:value-type="float" office:value="0.007957">
                <text:p>0.00795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88.902245">
                <text:p>488.902245</text:p>
              </table:table-cell>
              <table:table-cell office:value-type="float" office:value="0.005277">
                <text:p>0.00527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93.146989">
                <text:p>493.146989</text:p>
              </table:table-cell>
              <table:table-cell office:value-type="float" office:value="0.003837">
                <text:p>0.00383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96.637613">
                <text:p>496.637613</text:p>
              </table:table-cell>
              <table:table-cell office:value-type="float" office:value="0.003504">
                <text:p>0.00350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99.948658">
                <text:p>499.948658</text:p>
              </table:table-cell>
              <table:table-cell office:value-type="float" office:value="0.004228">
                <text:p>0.00422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05.487781">
                <text:p>505.487781</text:p>
              </table:table-cell>
              <table:table-cell office:value-type="float" office:value="0.006041">
                <text:p>0.00604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07.178406">
                <text:p>507.178406</text:p>
              </table:table-cell>
              <table:table-cell office:value-type="float" office:value="0.009237">
                <text:p>0.0092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11.094255">
                <text:p>511.094255</text:p>
              </table:table-cell>
              <table:table-cell office:value-type="float" office:value="0.014196">
                <text:p>0.0141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14.556275">
                <text:p>514.556275</text:p>
              </table:table-cell>
              <table:table-cell office:value-type="float" office:value="0.021136">
                <text:p>0.0211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18.887873">
                <text:p>518.887873</text:p>
              </table:table-cell>
              <table:table-cell office:value-type="float" office:value="0.029708">
                <text:p>0.02970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22.312336">
                <text:p>522.312336</text:p>
              </table:table-cell>
              <table:table-cell office:value-type="float" office:value="0.039851">
                <text:p>0.03985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5.839123">
                <text:p>525.839123</text:p>
              </table:table-cell>
              <table:table-cell office:value-type="float" office:value="0.051103">
                <text:p>0.0511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9.470755">
                <text:p>529.470755</text:p>
              </table:table-cell>
              <table:table-cell office:value-type="float" office:value="0.062489">
                <text:p>0.0624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33.637171">
                <text:p>533.637171</text:p>
              </table:table-cell>
              <table:table-cell office:value-type="float" office:value="0.072954">
                <text:p>0.07295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37.048202">
                <text:p>537.048202</text:p>
              </table:table-cell>
              <table:table-cell office:value-type="float" office:value="0.082986">
                <text:p>0.08298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40.810472">
                <text:p>540.810472</text:p>
              </table:table-cell>
              <table:table-cell office:value-type="float" office:value="0.092188">
                <text:p>0.09218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44.834147">
                <text:p>544.834147</text:p>
              </table:table-cell>
              <table:table-cell office:value-type="float" office:value="0.100199">
                <text:p>0.10019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49.415985">
                <text:p>549.415985</text:p>
              </table:table-cell>
              <table:table-cell office:value-type="float" office:value="0.106533">
                <text:p>0.1065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51.942807">
                <text:p>551.942807</text:p>
              </table:table-cell>
              <table:table-cell office:value-type="float" office:value="0.112049">
                <text:p>0.1120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56.604853">
                <text:p>556.604853</text:p>
              </table:table-cell>
              <table:table-cell office:value-type="float" office:value="0.11654">
                <text:p>0.1165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59.752523">
                <text:p>559.752523</text:p>
              </table:table-cell>
              <table:table-cell office:value-type="float" office:value="0.120188">
                <text:p>0.1201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3.844024">
                <text:p>563.844024</text:p>
              </table:table-cell>
              <table:table-cell office:value-type="float" office:value="0.122385">
                <text:p>0.1223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6.435576">
                <text:p>566.435576</text:p>
              </table:table-cell>
              <table:table-cell office:value-type="float" office:value="0.123715">
                <text:p>0.12371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71.443542">
                <text:p>571.443542</text:p>
              </table:table-cell>
              <table:table-cell office:value-type="float" office:value="0.124485">
                <text:p>0.12448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74.903491">
                <text:p>574.903491</text:p>
              </table:table-cell>
              <table:table-cell office:value-type="float" office:value="0.124068">
                <text:p>0.12406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78.540419">
                <text:p>578.540419</text:p>
              </table:table-cell>
              <table:table-cell office:value-type="float" office:value="0.122975">
                <text:p>0.12297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82.025737">
                <text:p>582.025737</text:p>
              </table:table-cell>
              <table:table-cell office:value-type="float" office:value="0.120769">
                <text:p>0.12076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86.570213">
                <text:p>586.570213</text:p>
              </table:table-cell>
              <table:table-cell office:value-type="float" office:value="0.117864">
                <text:p>0.11786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8.88433">
                <text:p>588.88433</text:p>
              </table:table-cell>
              <table:table-cell office:value-type="float" office:value="0.114285">
                <text:p>0.11428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93.069839">
                <text:p>593.069839</text:p>
              </table:table-cell>
              <table:table-cell office:value-type="float" office:value="0.109855">
                <text:p>0.10985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96.343881">
                <text:p>596.343881</text:p>
              </table:table-cell>
              <table:table-cell office:value-type="float" office:value="0.104563">
                <text:p>0.1045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01.246577">
                <text:p>601.246577</text:p>
              </table:table-cell>
              <table:table-cell office:value-type="float" office:value="0.0979">
                <text:p>0.097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04.289389">
                <text:p>604.289389</text:p>
              </table:table-cell>
              <table:table-cell office:value-type="float" office:value="0.090678">
                <text:p>0.09067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08.705497">
                <text:p>608.705497</text:p>
              </table:table-cell>
              <table:table-cell office:value-type="float" office:value="0.082401">
                <text:p>0.08240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12.329265">
                <text:p>612.329265</text:p>
              </table:table-cell>
              <table:table-cell office:value-type="float" office:value="0.073457">
                <text:p>0.0734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16.593705">
                <text:p>616.593705</text:p>
              </table:table-cell>
              <table:table-cell office:value-type="float" office:value="0.063451">
                <text:p>0.06345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19.950822">
                <text:p>619.950822</text:p>
              </table:table-cell>
              <table:table-cell office:value-type="float" office:value="0.053044">
                <text:p>0.0530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22.282249">
                <text:p>622.282249</text:p>
              </table:table-cell>
              <table:table-cell office:value-type="float" office:value="0.042865">
                <text:p>0.0428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27.956979">
                <text:p>627.956979</text:p>
              </table:table-cell>
              <table:table-cell office:value-type="float" office:value="0.032742">
                <text:p>0.03274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30.08383">
                <text:p>630.08383</text:p>
              </table:table-cell>
              <table:table-cell office:value-type="float" office:value="0.023668">
                <text:p>0.0236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33.403463">
                <text:p>633.403463</text:p>
              </table:table-cell>
              <table:table-cell office:value-type="float" office:value="0.016207">
                <text:p>0.01620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39.193586">
                <text:p>639.193586</text:p>
              </table:table-cell>
              <table:table-cell office:value-type="float" office:value="0.010754">
                <text:p>0.0107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41.706076">
                <text:p>641.706076</text:p>
              </table:table-cell>
              <table:table-cell office:value-type="float" office:value="0.007062">
                <text:p>0.0070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46.940139">
                <text:p>646.940139</text:p>
              </table:table-cell>
              <table:table-cell office:value-type="float" office:value="0.004764">
                <text:p>0.00476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49.745931">
                <text:p>649.745931</text:p>
              </table:table-cell>
              <table:table-cell office:value-type="float" office:value="0.003628">
                <text:p>0.00362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3.552955">
                <text:p>653.552955</text:p>
              </table:table-cell>
              <table:table-cell office:value-type="float" office:value="0.003542">
                <text:p>0.00354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58.992074">
                <text:p>658.992074</text:p>
              </table:table-cell>
              <table:table-cell office:value-type="float" office:value="0.004463">
                <text:p>0.00446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59.437101">
                <text:p>659.437101</text:p>
              </table:table-cell>
              <table:table-cell office:value-type="float" office:value="0.006609">
                <text:p>0.00660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5.026639">
                <text:p>665.026639</text:p>
              </table:table-cell>
              <table:table-cell office:value-type="float" office:value="0.010257">
                <text:p>0.01025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8.707876">
                <text:p>668.707876</text:p>
              </table:table-cell>
              <table:table-cell office:value-type="float" office:value="0.015641">
                <text:p>0.01564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72.450656">
                <text:p>672.450656</text:p>
              </table:table-cell>
              <table:table-cell office:value-type="float" office:value="0.023006">
                <text:p>0.02300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6.430505">
                <text:p>676.430505</text:p>
              </table:table-cell>
              <table:table-cell office:value-type="float" office:value="0.032548">
                <text:p>0.03254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80.700169">
                <text:p>680.700169</text:p>
              </table:table-cell>
              <table:table-cell office:value-type="float" office:value="0.04326">
                <text:p>0.0432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84.008388">
                <text:p>684.008388</text:p>
              </table:table-cell>
              <table:table-cell office:value-type="float" office:value="0.054114">
                <text:p>0.0541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86.39678">
                <text:p>686.39678</text:p>
              </table:table-cell>
              <table:table-cell office:value-type="float" office:value="0.064946">
                <text:p>0.06494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89.970097">
                <text:p>689.970097</text:p>
              </table:table-cell>
              <table:table-cell office:value-type="float" office:value="0.075662">
                <text:p>0.07566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94.28191">
                <text:p>694.28191</text:p>
              </table:table-cell>
              <table:table-cell office:value-type="float" office:value="0.085013">
                <text:p>0.0850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96.503127">
                <text:p>696.503127</text:p>
              </table:table-cell>
              <table:table-cell office:value-type="float" office:value="0.093374">
                <text:p>0.09337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01.847277">
                <text:p>701.847277</text:p>
              </table:table-cell>
              <table:table-cell office:value-type="float" office:value="0.100716">
                <text:p>0.1007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05.229231">
                <text:p>705.229231</text:p>
              </table:table-cell>
              <table:table-cell office:value-type="float" office:value="0.10753">
                <text:p>0.107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08.847945">
                <text:p>708.847945</text:p>
              </table:table-cell>
              <table:table-cell office:value-type="float" office:value="0.112809">
                <text:p>0.11280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714.18902">
                <text:p>714.18902</text:p>
              </table:table-cell>
              <table:table-cell office:value-type="float" office:value="0.116707">
                <text:p>0.11670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15.556429">
                <text:p>715.556429</text:p>
              </table:table-cell>
              <table:table-cell office:value-type="float" office:value="0.119674">
                <text:p>0.11967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19.509786">
                <text:p>719.509786</text:p>
              </table:table-cell>
              <table:table-cell office:value-type="float" office:value="0.121915">
                <text:p>0.1219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724.683097">
                <text:p>724.683097</text:p>
              </table:table-cell>
              <table:table-cell office:value-type="float" office:value="0.123242">
                <text:p>0.12324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26.655262">
                <text:p>726.655262</text:p>
              </table:table-cell>
              <table:table-cell office:value-type="float" office:value="0.123342">
                <text:p>0.12334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30.313096">
                <text:p>730.313096</text:p>
              </table:table-cell>
              <table:table-cell office:value-type="float" office:value="0.122809">
                <text:p>0.12280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33.587465">
                <text:p>733.587465</text:p>
              </table:table-cell>
              <table:table-cell office:value-type="float" office:value="0.121374">
                <text:p>0.12137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37.861514">
                <text:p>737.861514</text:p>
              </table:table-cell>
              <table:table-cell office:value-type="float" office:value="0.119509">
                <text:p>0.1195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42.651283">
                <text:p>742.651283</text:p>
              </table:table-cell>
              <table:table-cell office:value-type="float" office:value="0.116316">
                <text:p>0.116316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45.897301">
                <text:p>745.897301</text:p>
              </table:table-cell>
              <table:table-cell office:value-type="float" office:value="0.112529">
                <text:p>0.1125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49.035663">
                <text:p>749.035663</text:p>
              </table:table-cell>
              <table:table-cell office:value-type="float" office:value="0.108247">
                <text:p>0.1082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53.718058">
                <text:p>753.718058</text:p>
              </table:table-cell>
              <table:table-cell office:value-type="float" office:value="0.10264">
                <text:p>0.1026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58.052668">
                <text:p>758.052668</text:p>
              </table:table-cell>
              <table:table-cell office:value-type="float" office:value="0.096074">
                <text:p>0.09607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61.464579">
                <text:p>761.464579</text:p>
              </table:table-cell>
              <table:table-cell office:value-type="float" office:value="0.088659">
                <text:p>0.08865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65.922984">
                <text:p>765.922984</text:p>
              </table:table-cell>
              <table:table-cell office:value-type="float" office:value="0.080184">
                <text:p>0.0801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68.434679">
                <text:p>768.434679</text:p>
              </table:table-cell>
              <table:table-cell office:value-type="float" office:value="0.071036">
                <text:p>0.07103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73.764844">
                <text:p>773.764844</text:p>
              </table:table-cell>
              <table:table-cell office:value-type="float" office:value="0.060836">
                <text:p>0.06083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76.024475">
                <text:p>776.024475</text:p>
              </table:table-cell>
              <table:table-cell office:value-type="float" office:value="0.050267">
                <text:p>0.05026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80.519177">
                <text:p>780.519177</text:p>
              </table:table-cell>
              <table:table-cell office:value-type="float" office:value="0.039576">
                <text:p>0.03957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83.862202">
                <text:p>783.862202</text:p>
              </table:table-cell>
              <table:table-cell office:value-type="float" office:value="0.029649">
                <text:p>0.02964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87.385838">
                <text:p>787.385838</text:p>
              </table:table-cell>
              <table:table-cell office:value-type="float" office:value="0.021015">
                <text:p>0.0210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92.806367">
                <text:p>792.806367</text:p>
              </table:table-cell>
              <table:table-cell office:value-type="float" office:value="0.014233">
                <text:p>0.0142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95.959517">
                <text:p>795.959517</text:p>
              </table:table-cell>
              <table:table-cell office:value-type="float" office:value="0.009219">
                <text:p>0.0092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99.066543">
                <text:p>799.066543</text:p>
              </table:table-cell>
              <table:table-cell office:value-type="float" office:value="0.005994">
                <text:p>0.00599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02.946283">
                <text:p>802.946283</text:p>
              </table:table-cell>
              <table:table-cell office:value-type="float" office:value="0.00415">
                <text:p>0.004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06.921276">
                <text:p>806.921276</text:p>
              </table:table-cell>
              <table:table-cell office:value-type="float" office:value="0.00345">
                <text:p>0.0034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10.702005">
                <text:p>810.702005</text:p>
              </table:table-cell>
              <table:table-cell office:value-type="float" office:value="0.003814">
                <text:p>0.00381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15.263473">
                <text:p>815.263473</text:p>
              </table:table-cell>
              <table:table-cell office:value-type="float" office:value="0.005249">
                <text:p>0.0052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17.567717">
                <text:p>817.567717</text:p>
              </table:table-cell>
              <table:table-cell office:value-type="float" office:value="0.007895">
                <text:p>0.00789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822.052586">
                <text:p>822.052586</text:p>
              </table:table-cell>
              <table:table-cell office:value-type="float" office:value="0.011942">
                <text:p>0.01194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825.620163">
                <text:p>825.620163</text:p>
              </table:table-cell>
              <table:table-cell office:value-type="float" office:value="0.018016">
                <text:p>0.01801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27.701364">
                <text:p>827.701364</text:p>
              </table:table-cell>
              <table:table-cell office:value-type="float" office:value="0.02604">
                <text:p>0.0260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32.187036">
                <text:p>832.187036</text:p>
              </table:table-cell>
              <table:table-cell office:value-type="float" office:value="0.035689">
                <text:p>0.03568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36.173953">
                <text:p>836.173953</text:p>
              </table:table-cell>
              <table:table-cell office:value-type="float" office:value="0.046331">
                <text:p>0.04633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39.998359">
                <text:p>839.998359</text:p>
              </table:table-cell>
              <table:table-cell office:value-type="float" office:value="0.057739">
                <text:p>0.05773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843.394183">
                <text:p>843.394183</text:p>
              </table:table-cell>
              <table:table-cell office:value-type="float" office:value="0.068979">
                <text:p>0.06897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48.979696">
                <text:p>848.979696</text:p>
              </table:table-cell>
              <table:table-cell office:value-type="float" office:value="0.078974">
                <text:p>0.0789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51.256554">
                <text:p>851.256554</text:p>
              </table:table-cell>
              <table:table-cell office:value-type="float" office:value="0.088236">
                <text:p>0.08823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4.720277">
                <text:p>854.720277</text:p>
              </table:table-cell>
              <table:table-cell office:value-type="float" office:value="0.096694">
                <text:p>0.09669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57.947437">
                <text:p>857.947437</text:p>
              </table:table-cell>
              <table:table-cell office:value-type="float" office:value="0.103757">
                <text:p>0.10375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62.431185">
                <text:p>862.431185</text:p>
              </table:table-cell>
              <table:table-cell office:value-type="float" office:value="0.109571">
                <text:p>0.10957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65.808911">
                <text:p>865.808911</text:p>
              </table:table-cell>
              <table:table-cell office:value-type="float" office:value="0.114127">
                <text:p>0.1141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69.216516">
                <text:p>869.216516</text:p>
              </table:table-cell>
              <table:table-cell office:value-type="float" office:value="0.117824">
                <text:p>0.1178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873.646245">
                <text:p>873.646245</text:p>
              </table:table-cell>
              <table:table-cell office:value-type="float" office:value="0.120505">
                <text:p>0.1205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78.118754">
                <text:p>878.118754</text:p>
              </table:table-cell>
              <table:table-cell office:value-type="float" office:value="0.122513">
                <text:p>0.12251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81.51152">
                <text:p>881.51152</text:p>
              </table:table-cell>
              <table:table-cell office:value-type="float" office:value="0.123124">
                <text:p>0.1231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83.834971">
                <text:p>883.834971</text:p>
              </table:table-cell>
              <table:table-cell office:value-type="float" office:value="0.122986">
                <text:p>0.12298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889.348367">
                <text:p>889.348367</text:p>
              </table:table-cell>
              <table:table-cell office:value-type="float" office:value="0.122211">
                <text:p>0.1222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92.733727">
                <text:p>892.733727</text:p>
              </table:table-cell>
              <table:table-cell office:value-type="float" office:value="0.120532">
                <text:p>0.12053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896.100818">
                <text:p>896.100818</text:p>
              </table:table-cell>
              <table:table-cell office:value-type="float" office:value="0.118216">
                <text:p>0.1182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899.548776">
                <text:p>899.548776</text:p>
              </table:table-cell>
              <table:table-cell office:value-type="float" office:value="0.115117">
                <text:p>0.11511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02.967629">
                <text:p>902.967629</text:p>
              </table:table-cell>
              <table:table-cell office:value-type="float" office:value="0.111191">
                <text:p>0.11119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06.40589">
                <text:p>906.40589</text:p>
              </table:table-cell>
              <table:table-cell office:value-type="float" office:value="0.106379">
                <text:p>0.10637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10.691405">
                <text:p>910.691405</text:p>
              </table:table-cell>
              <table:table-cell office:value-type="float" office:value="0.100734">
                <text:p>0.10073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14.076006">
                <text:p>914.076006</text:p>
              </table:table-cell>
              <table:table-cell office:value-type="float" office:value="0.09433">
                <text:p>0.094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17.504985">
                <text:p>917.504985</text:p>
              </table:table-cell>
              <table:table-cell office:value-type="float" office:value="0.086731">
                <text:p>0.08673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21.964562">
                <text:p>921.964562</text:p>
              </table:table-cell>
              <table:table-cell office:value-type="float" office:value="0.078181">
                <text:p>0.07818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25.302941">
                <text:p>925.302941</text:p>
              </table:table-cell>
              <table:table-cell office:value-type="float" office:value="0.068727">
                <text:p>0.0687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28.721709">
                <text:p>928.721709</text:p>
              </table:table-cell>
              <table:table-cell office:value-type="float" office:value="0.058448">
                <text:p>0.058448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33.172756">
                <text:p>933.172756</text:p>
              </table:table-cell>
              <table:table-cell office:value-type="float" office:value="0.047918">
                <text:p>0.04791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36.531915">
                <text:p>936.531915</text:p>
              </table:table-cell>
              <table:table-cell office:value-type="float" office:value="0.03769">
                <text:p>0.0376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1.14279">
                <text:p>941.14279</text:p>
              </table:table-cell>
              <table:table-cell office:value-type="float" office:value="0.027898">
                <text:p>0.02789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44.394194">
                <text:p>944.394194</text:p>
              </table:table-cell>
              <table:table-cell office:value-type="float" office:value="0.019468">
                <text:p>0.01946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8.884803">
                <text:p>948.884803</text:p>
              </table:table-cell>
              <table:table-cell office:value-type="float" office:value="0.012889">
                <text:p>0.01288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52.281138">
                <text:p>952.281138</text:p>
              </table:table-cell>
              <table:table-cell office:value-type="float" office:value="0.008315">
                <text:p>0.00831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56.734449">
                <text:p>956.734449</text:p>
              </table:table-cell>
              <table:table-cell office:value-type="float" office:value="0.005456">
                <text:p>0.00545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61.194726">
                <text:p>961.194726</text:p>
              </table:table-cell>
              <table:table-cell office:value-type="float" office:value="0.003891">
                <text:p>0.00389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64.56283">
                <text:p>964.56283</text:p>
              </table:table-cell>
              <table:table-cell office:value-type="float" office:value="0.003485">
                <text:p>0.00348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67.950069">
                <text:p>967.950069</text:p>
              </table:table-cell>
              <table:table-cell office:value-type="float" office:value="0.004162">
                <text:p>0.0041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70.332197">
                <text:p>970.332197</text:p>
              </table:table-cell>
              <table:table-cell office:value-type="float" office:value="0.00599">
                <text:p>0.0059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75.794278">
                <text:p>975.794278</text:p>
              </table:table-cell>
              <table:table-cell office:value-type="float" office:value="0.009144">
                <text:p>0.00914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79.218928">
                <text:p>979.218928</text:p>
              </table:table-cell>
              <table:table-cell office:value-type="float" office:value="0.014235">
                <text:p>0.01423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83.647795">
                <text:p>983.647795</text:p>
              </table:table-cell>
              <table:table-cell office:value-type="float" office:value="0.021243">
                <text:p>0.02124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87.025793">
                <text:p>987.025793</text:p>
              </table:table-cell>
              <table:table-cell office:value-type="float" office:value="0.030266">
                <text:p>0.03026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0.459979">
                <text:p>990.459979</text:p>
              </table:table-cell>
              <table:table-cell office:value-type="float" office:value="0.040593">
                <text:p>0.04059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4.916622">
                <text:p>994.916622</text:p>
              </table:table-cell>
              <table:table-cell office:value-type="float" office:value="0.051633">
                <text:p>0.05163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9.370547">
                <text:p>999.370547</text:p>
              </table:table-cell>
              <table:table-cell office:value-type="float" office:value="0.062384">
                <text:p>0.06238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01.679422">
                <text:p>1001.679422</text:p>
              </table:table-cell>
              <table:table-cell office:value-type="float" office:value="0.072703">
                <text:p>0.07270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05.05634">
                <text:p>1005.05634</text:p>
              </table:table-cell>
              <table:table-cell office:value-type="float" office:value="0.082431">
                <text:p>0.082431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08.477157">
                <text:p>1008.477157</text:p>
              </table:table-cell>
              <table:table-cell office:value-type="float" office:value="0.091494">
                <text:p>0.09149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12.981815">
                <text:p>1012.981815</text:p>
              </table:table-cell>
              <table:table-cell office:value-type="float" office:value="0.099452">
                <text:p>0.09945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16.315815">
                <text:p>1016.315815</text:p>
              </table:table-cell>
              <table:table-cell office:value-type="float" office:value="0.106229">
                <text:p>0.1062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0.72132">
                <text:p>1020.72132</text:p>
              </table:table-cell>
              <table:table-cell office:value-type="float" office:value="0.111905">
                <text:p>0.11190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4.14615">
                <text:p>1024.14615</text:p>
              </table:table-cell>
              <table:table-cell office:value-type="float" office:value="0.11618">
                <text:p>0.116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27.563543">
                <text:p>1027.563543</text:p>
              </table:table-cell>
              <table:table-cell office:value-type="float" office:value="0.119613">
                <text:p>0.1196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31.972417">
                <text:p>1031.972417</text:p>
              </table:table-cell>
              <table:table-cell office:value-type="float" office:value="0.121561">
                <text:p>0.121561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5.39541">
                <text:p>1035.39541</text:p>
              </table:table-cell>
              <table:table-cell office:value-type="float" office:value="0.123119">
                <text:p>0.1231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38.777115">
                <text:p>1038.777115</text:p>
              </table:table-cell>
              <table:table-cell office:value-type="float" office:value="0.123855">
                <text:p>0.12385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43.1951">
                <text:p>1043.1951</text:p>
              </table:table-cell>
              <table:table-cell office:value-type="float" office:value="0.123706">
                <text:p>0.12370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46.6032">
                <text:p>1046.6032</text:p>
              </table:table-cell>
              <table:table-cell office:value-type="float" office:value="0.122511">
                <text:p>0.1225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49.96827">
                <text:p>1049.96827</text:p>
              </table:table-cell>
              <table:table-cell office:value-type="float" office:value="0.120459">
                <text:p>0.1204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53.415417">
                <text:p>1053.415417</text:p>
              </table:table-cell>
              <table:table-cell office:value-type="float" office:value="0.117656">
                <text:p>0.1176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56.705925">
                <text:p>1056.705925</text:p>
              </table:table-cell>
              <table:table-cell office:value-type="float" office:value="0.114261">
                <text:p>0.11426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61.20951">
                <text:p>1061.20951</text:p>
              </table:table-cell>
              <table:table-cell office:value-type="float" office:value="0.109895">
                <text:p>0.1098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63.670088">
                <text:p>1063.670088</text:p>
              </table:table-cell>
              <table:table-cell office:value-type="float" office:value="0.105594">
                <text:p>0.10559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63.647658">
                <text:p>1063.647658</text:p>
              </table:table-cell>
              <table:table-cell office:value-type="float" office:value="0.105564">
                <text:p>0.10556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63.638835">
                <text:p>1063.638835</text:p>
              </table:table-cell>
              <table:table-cell office:value-type="float" office:value="0.105558">
                <text:p>0.1055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63.632057">
                <text:p>1063.632057</text:p>
              </table:table-cell>
              <table:table-cell office:value-type="float" office:value="0.105628">
                <text:p>0.1056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63.6265">
                <text:p>1063.6265</text:p>
              </table:table-cell>
              <table:table-cell office:value-type="float" office:value="0.105626">
                <text:p>0.10562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63.622102">
                <text:p>1063.622102</text:p>
              </table:table-cell>
              <table:table-cell office:value-type="float" office:value="0.105638">
                <text:p>0.10563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63.61979">
                <text:p>1063.61979</text:p>
              </table:table-cell>
              <table:table-cell office:value-type="float" office:value="0.105661">
                <text:p>0.1056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63.617505">
                <text:p>1063.617505</text:p>
              </table:table-cell>
              <table:table-cell office:value-type="float" office:value="0.10563">
                <text:p>0.105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63.615655">
                <text:p>1063.615655</text:p>
              </table:table-cell>
              <table:table-cell office:value-type="float" office:value="0.105722">
                <text:p>0.1057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63.61405">
                <text:p>1063.61405</text:p>
              </table:table-cell>
              <table:table-cell office:value-type="float" office:value="0.105651">
                <text:p>0.1056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63.613142">
                <text:p>1063.613142</text:p>
              </table:table-cell>
              <table:table-cell office:value-type="float" office:value="0.105776">
                <text:p>0.1057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